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48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1.2055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1.3665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366in"/>
    </style:style>
    <style:style style:name="co10" style:family="table-column">
      <style:table-column-properties fo:break-before="auto" style:column-width="0.561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6417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Message size (B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2 Processes</text:p>
          </table:table-cell>
          <table:table-cell office:value-type="float" office:value="241.13">
            <text:p>241.13</text:p>
          </table:table-cell>
          <table:table-cell office:value-type="float" office:value="241.41">
            <text:p>241.41</text:p>
          </table:table-cell>
          <table:table-cell office:value-type="float" office:value="242.15">
            <text:p>242.15</text:p>
          </table:table-cell>
          <table:table-cell office:value-type="float" office:value="244.82">
            <text:p>244.82</text:p>
          </table:table-cell>
          <table:table-cell office:value-type="float" office:value="242.25">
            <text:p>242.25</text:p>
          </table:table-cell>
          <table:table-cell office:value-type="float" office:value="244.3">
            <text:p>244.3</text:p>
          </table:table-cell>
          <table:table-cell office:value-type="float" office:value="259.02">
            <text:p>259.02</text:p>
          </table:table-cell>
          <table:table-cell office:value-type="float" office:value="246.2">
            <text:p>246.2</text:p>
          </table:table-cell>
          <table:table-cell office:value-type="float" office:value="249.36">
            <text:p>249.36</text:p>
          </table:table-cell>
          <table:table-cell office:value-type="float" office:value="250.68">
            <text:p>250.68</text:p>
          </table:table-cell>
          <table:table-cell office:value-type="float" office:value="251.79">
            <text:p>251.79</text:p>
          </table:table-cell>
          <table:table-cell office:value-type="float" office:value="273.09">
            <text:p>273.09</text:p>
          </table:table-cell>
          <table:table-cell office:value-type="float" office:value="348.39">
            <text:p>348.39</text:p>
          </table:table-cell>
          <table:table-cell office:value-type="float" office:value="412.59">
            <text:p>412.59</text:p>
          </table:table-cell>
          <table:table-cell office:value-type="float" office:value="572.28">
            <text:p>572.28</text:p>
          </table:table-cell>
          <table:table-cell office:value-type="float" office:value="836.28">
            <text:p>836.28</text:p>
          </table:table-cell>
          <table:table-cell office:value-type="float" office:value="1468.71">
            <text:p>1468.71</text:p>
          </table:table-cell>
          <table:table-cell office:value-type="float" office:value="3300.21">
            <text:p>3300.21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49">
            <text:p>0.49</text:p>
          </table:table-cell>
          <table:table-cell office:value-type="float" office:value="0.97">
            <text:p>0.97</text:p>
          </table:table-cell>
          <table:table-cell office:value-type="float" office:value="1.94">
            <text:p>1.94</text:p>
          </table:table-cell>
          <table:table-cell office:value-type="float" office:value="3.58">
            <text:p>3.58</text:p>
          </table:table-cell>
          <table:table-cell office:value-type="float" office:value="5.61">
            <text:p>5.61</text:p>
          </table:table-cell>
          <table:table-cell office:value-type="float" office:value="9.47">
            <text:p>9.47</text:p>
          </table:table-cell>
          <table:table-cell office:value-type="float" office:value="13.65">
            <text:p>13.65</text:p>
          </table:table-cell>
          <table:table-cell office:value-type="float" office:value="18.68">
            <text:p>18.68</text:p>
          </table:table-cell>
          <table:table-cell office:value-type="float" office:value="21.28">
            <text:p>21.28</text:p>
          </table:table-cell>
          <table:table-cell office:value-type="float" office:value="18.94">
            <text:p>18.94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4 Processes</text:p>
          </table:table-cell>
          <table:table-cell office:value-type="float" office:value="11.26">
            <text:p>11.26</text:p>
          </table:table-cell>
          <table:table-cell office:value-type="float" office:value="11.065">
            <text:p>11.065</text:p>
          </table:table-cell>
          <table:table-cell office:value-type="float" office:value="11.145">
            <text:p>11.145</text:p>
          </table:table-cell>
          <table:table-cell office:value-type="float" office:value="10.85">
            <text:p>10.85</text:p>
          </table:table-cell>
          <table:table-cell office:value-type="float" office:value="11.005">
            <text:p>11.005</text:p>
          </table:table-cell>
          <table:table-cell office:value-type="float" office:value="11.02">
            <text:p>11.02</text:p>
          </table:table-cell>
          <table:table-cell office:value-type="float" office:value="11.31">
            <text:p>11.31</text:p>
          </table:table-cell>
          <table:table-cell office:value-type="float" office:value="10.93">
            <text:p>10.93</text:p>
          </table:table-cell>
          <table:table-cell office:value-type="float" office:value="11.495">
            <text:p>11.495</text:p>
          </table:table-cell>
          <table:table-cell office:value-type="float" office:value="12.21">
            <text:p>12.21</text:p>
          </table:table-cell>
          <table:table-cell office:value-type="float" office:value="12.505">
            <text:p>12.505</text:p>
          </table:table-cell>
          <table:table-cell office:value-type="float" office:value="13.07">
            <text:p>13.07</text:p>
          </table:table-cell>
          <table:table-cell office:value-type="float" office:value="16.56">
            <text:p>16.56</text:p>
          </table:table-cell>
          <table:table-cell office:value-type="float" office:value="41.165">
            <text:p>41.165</text:p>
          </table:table-cell>
          <table:table-cell office:value-type="float" office:value="42.22">
            <text:p>42.22</text:p>
          </table:table-cell>
          <table:table-cell office:value-type="float" office:value="43.18">
            <text:p>43.18</text:p>
          </table:table-cell>
          <table:table-cell office:value-type="float" office:value="61.625">
            <text:p>61.625</text:p>
          </table:table-cell>
          <table:table-cell office:value-type="float" office:value="97.015">
            <text:p>97.015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4 Processes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0.175">
            <text:p>0.175</text:p>
          </table:table-cell>
          <table:table-cell office:value-type="float" office:value="0.355">
            <text:p>0.355</text:p>
          </table:table-cell>
          <table:table-cell office:value-type="float" office:value="0.695">
            <text:p>0.695</text:p>
          </table:table-cell>
          <table:table-cell office:value-type="float" office:value="1.385">
            <text:p>1.385</text:p>
          </table:table-cell>
          <table:table-cell office:value-type="float" office:value="2.7">
            <text:p>2.7</text:p>
          </table:table-cell>
          <table:table-cell office:value-type="float" office:value="5.59">
            <text:p>5.59</text:p>
          </table:table-cell>
          <table:table-cell office:value-type="float" office:value="10.68">
            <text:p>10.68</text:p>
          </table:table-cell>
          <table:table-cell office:value-type="float" office:value="19.995">
            <text:p>19.995</text:p>
          </table:table-cell>
          <table:table-cell office:value-type="float" office:value="39.055">
            <text:p>39.055</text:p>
          </table:table-cell>
          <table:table-cell office:value-type="float" office:value="74.725">
            <text:p>74.725</text:p>
          </table:table-cell>
          <table:table-cell office:value-type="float" office:value="117.95">
            <text:p>117.95</text:p>
          </table:table-cell>
          <table:table-cell office:value-type="float" office:value="95.02">
            <text:p>95.02</text:p>
          </table:table-cell>
          <table:table-cell office:value-type="float" office:value="185.07">
            <text:p>185.07</text:p>
          </table:table-cell>
          <table:table-cell office:value-type="float" office:value="363.335">
            <text:p>363.335</text:p>
          </table:table-cell>
          <table:table-cell office:value-type="float" office:value="507.12">
            <text:p>507.12</text:p>
          </table:table-cell>
          <table:table-cell office:value-type="float" office:value="644.505">
            <text:p>644.505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6 Processes</text:p>
          </table:table-cell>
          <table:table-cell office:value-type="float" office:value="116.656666666667">
            <text:p>116.6566666667</text:p>
          </table:table-cell>
          <table:table-cell office:value-type="float" office:value="116.313333333333">
            <text:p>116.3133333333</text:p>
          </table:table-cell>
          <table:table-cell office:value-type="float" office:value="116.02">
            <text:p>116.02</text:p>
          </table:table-cell>
          <table:table-cell office:value-type="float" office:value="116.29">
            <text:p>116.29</text:p>
          </table:table-cell>
          <table:table-cell office:value-type="float" office:value="116.566666666667">
            <text:p>116.5666666667</text:p>
          </table:table-cell>
          <table:table-cell office:value-type="float" office:value="116.296666666667">
            <text:p>116.2966666667</text:p>
          </table:table-cell>
          <table:table-cell office:value-type="float" office:value="116.213333333333">
            <text:p>116.2133333333</text:p>
          </table:table-cell>
          <table:table-cell office:value-type="float" office:value="117.333333333333">
            <text:p>117.3333333333</text:p>
          </table:table-cell>
          <table:table-cell office:value-type="float" office:value="119.106666666667">
            <text:p>119.1066666667</text:p>
          </table:table-cell>
          <table:table-cell office:value-type="float" office:value="121.896666666667">
            <text:p>121.8966666667</text:p>
          </table:table-cell>
          <table:table-cell office:value-type="float" office:value="127.413333333333">
            <text:p>127.4133333333</text:p>
          </table:table-cell>
          <table:table-cell office:value-type="float" office:value="129.08">
            <text:p>129.08</text:p>
          </table:table-cell>
          <table:table-cell office:value-type="float" office:value="155.19">
            <text:p>155.19</text:p>
          </table:table-cell>
          <table:table-cell office:value-type="float" office:value="217.66">
            <text:p>217.66</text:p>
          </table:table-cell>
          <table:table-cell office:value-type="float" office:value="305.626666666667">
            <text:p>305.6266666667</text:p>
          </table:table-cell>
          <table:table-cell office:value-type="float" office:value="442.16">
            <text:p>442.16</text:p>
          </table:table-cell>
          <table:table-cell office:value-type="float" office:value="689.546666666667">
            <text:p>689.5466666667</text:p>
          </table:table-cell>
          <table:table-cell office:value-type="float" office:value="1357.29666666667">
            <text:p>1357.2966666667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6 Processes</text:p>
          </table:table-cell>
          <table:table-cell office:value-type="float" office:value="0">
            <text:p>0</text:p>
          </table:table-cell>
          <table:table-cell office:value-type="float" office:value="0.0366666666666667">
            <text:p>0.0366666667</text:p>
          </table:table-cell>
          <table:table-cell office:value-type="float" office:value="0.0766666666666667">
            <text:p>0.0766666667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606666666666667">
            <text:p>0.6066666667</text:p>
          </table:table-cell>
          <table:table-cell office:value-type="float" office:value="1.23">
            <text:p>1.23</text:p>
          </table:table-cell>
          <table:table-cell office:value-type="float" office:value="2.42666666666667">
            <text:p>2.4266666667</text:p>
          </table:table-cell>
          <table:table-cell office:value-type="float" office:value="4.92333333333333">
            <text:p>4.9233333333</text:p>
          </table:table-cell>
          <table:table-cell office:value-type="float" office:value="9.70666666666667">
            <text:p>9.7066666667</text:p>
          </table:table-cell>
          <table:table-cell office:value-type="float" office:value="18.9933333333333">
            <text:p>18.9933333333</text:p>
          </table:table-cell>
          <table:table-cell office:value-type="float" office:value="37.2966666666667">
            <text:p>37.2966666667</text:p>
          </table:table-cell>
          <table:table-cell office:value-type="float" office:value="62.5266666666667">
            <text:p>62.5266666667</text:p>
          </table:table-cell>
          <table:table-cell office:value-type="float" office:value="43.62">
            <text:p>43.62</text:p>
          </table:table-cell>
          <table:table-cell office:value-type="float" office:value="72.7">
            <text:p>72.7</text:p>
          </table:table-cell>
          <table:table-cell office:value-type="float" office:value="122.736666666667">
            <text:p>122.7366666667</text:p>
          </table:table-cell>
          <table:table-cell office:value-type="float" office:value="187.176666666667">
            <text:p>187.1766666667</text:p>
          </table:table-cell>
          <table:table-cell office:value-type="float" office:value="242.846666666667">
            <text:p>242.8466666667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8 Processes</text:p>
          </table:table-cell>
          <table:table-cell office:value-type="float" office:value="18.28">
            <text:p>18.28</text:p>
          </table:table-cell>
          <table:table-cell office:value-type="float" office:value="18.0575">
            <text:p>18.0575</text:p>
          </table:table-cell>
          <table:table-cell office:value-type="float" office:value="18.2875">
            <text:p>18.2875</text:p>
          </table:table-cell>
          <table:table-cell office:value-type="float" office:value="18.07">
            <text:p>18.07</text:p>
          </table:table-cell>
          <table:table-cell office:value-type="float" office:value="18.26">
            <text:p>18.26</text:p>
          </table:table-cell>
          <table:table-cell office:value-type="float" office:value="18.0575">
            <text:p>18.0575</text:p>
          </table:table-cell>
          <table:table-cell office:value-type="float" office:value="17.9325">
            <text:p>17.9325</text:p>
          </table:table-cell>
          <table:table-cell office:value-type="float" office:value="18.165">
            <text:p>18.165</text:p>
          </table:table-cell>
          <table:table-cell office:value-type="float" office:value="18.45">
            <text:p>18.45</text:p>
          </table:table-cell>
          <table:table-cell office:value-type="float" office:value="18.51">
            <text:p>18.51</text:p>
          </table:table-cell>
          <table:table-cell office:value-type="float" office:value="18.56">
            <text:p>18.56</text:p>
          </table:table-cell>
          <table:table-cell office:value-type="float" office:value="20.1025">
            <text:p>20.1025</text:p>
          </table:table-cell>
          <table:table-cell office:value-type="float" office:value="20.885">
            <text:p>20.885</text:p>
          </table:table-cell>
          <table:table-cell office:value-type="float" office:value="57.2075">
            <text:p>57.2075</text:p>
          </table:table-cell>
          <table:table-cell office:value-type="float" office:value="59.4175">
            <text:p>59.4175</text:p>
          </table:table-cell>
          <table:table-cell office:value-type="float" office:value="64.31">
            <text:p>64.31</text:p>
          </table:table-cell>
          <table:table-cell office:value-type="float" office:value="77.1375">
            <text:p>77.1375</text:p>
          </table:table-cell>
          <table:table-cell office:value-type="float" office:value="124.2625">
            <text:p>124.2625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8 Processes</text:p>
          </table:table-cell>
          <table:table-cell office:value-type="float" office:value="0">
            <text:p>0</text:p>
          </table:table-cell>
          <table:table-cell office:value-type="float" office:value="0.0525">
            <text:p>0.0525</text:p>
          </table:table-cell>
          <table:table-cell office:value-type="float" office:value="0.105">
            <text:p>0.105</text:p>
          </table:table-cell>
          <table:table-cell office:value-type="float" office:value="0.21">
            <text:p>0.21</text:p>
          </table:table-cell>
          <table:table-cell office:value-type="float" office:value="0.4175">
            <text:p>0.4175</text:p>
          </table:table-cell>
          <table:table-cell office:value-type="float" office:value="0.845">
            <text:p>0.845</text:p>
          </table:table-cell>
          <table:table-cell office:value-type="float" office:value="1.705">
            <text:p>1.705</text:p>
          </table:table-cell>
          <table:table-cell office:value-type="float" office:value="3.3675">
            <text:p>3.3675</text:p>
          </table:table-cell>
          <table:table-cell office:value-type="float" office:value="6.625">
            <text:p>6.625</text:p>
          </table:table-cell>
          <table:table-cell office:value-type="float" office:value="13.1975">
            <text:p>13.1975</text:p>
          </table:table-cell>
          <table:table-cell office:value-type="float" office:value="26.3375">
            <text:p>26.3375</text:p>
          </table:table-cell>
          <table:table-cell office:value-type="float" office:value="48.5925">
            <text:p>48.5925</text:p>
          </table:table-cell>
          <table:table-cell office:value-type="float" office:value="93.5275">
            <text:p>93.5275</text:p>
          </table:table-cell>
          <table:table-cell office:value-type="float" office:value="68.495">
            <text:p>68.495</text:p>
          </table:table-cell>
          <table:table-cell office:value-type="float" office:value="131.68">
            <text:p>131.68</text:p>
          </table:table-cell>
          <table:table-cell office:value-type="float" office:value="245.72">
            <text:p>245.72</text:p>
          </table:table-cell>
          <table:table-cell office:value-type="float" office:value="405.5025">
            <text:p>405.5025</text:p>
          </table:table-cell>
          <table:table-cell office:value-type="float" office:value="503.46">
            <text:p>503.46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RoCE, 2 Processes</text:p>
          </table:table-cell>
          <table:table-cell office:value-type="float" office:value="192.37">
            <text:p>192.37</text:p>
          </table:table-cell>
          <table:table-cell office:value-type="float" office:value="192.75">
            <text:p>192.75</text:p>
          </table:table-cell>
          <table:table-cell office:value-type="float" office:value="190.93">
            <text:p>190.93</text:p>
          </table:table-cell>
          <table:table-cell office:value-type="float" office:value="191.37">
            <text:p>191.37</text:p>
          </table:table-cell>
          <table:table-cell office:value-type="float" office:value="193.74">
            <text:p>193.74</text:p>
          </table:table-cell>
          <table:table-cell office:value-type="float" office:value="191.79">
            <text:p>191.79</text:p>
          </table:table-cell>
          <table:table-cell office:value-type="float" office:value="192.31">
            <text:p>192.31</text:p>
          </table:table-cell>
          <table:table-cell office:value-type="float" office:value="192.99">
            <text:p>192.99</text:p>
          </table:table-cell>
          <table:table-cell office:value-type="float" office:value="221.45">
            <text:p>221.45</text:p>
          </table:table-cell>
          <table:table-cell office:value-type="float" office:value="231.48">
            <text:p>231.48</text:p>
          </table:table-cell>
          <table:table-cell office:value-type="float" office:value="251.14">
            <text:p>251.14</text:p>
          </table:table-cell>
          <table:table-cell office:value-type="float" office:value="283.99">
            <text:p>283.99</text:p>
          </table:table-cell>
          <table:table-cell office:value-type="float" office:value="313.72">
            <text:p>313.72</text:p>
          </table:table-cell>
          <table:table-cell office:value-type="float" office:value="435.36">
            <text:p>435.36</text:p>
          </table:table-cell>
          <table:table-cell office:value-type="float" office:value="579.28">
            <text:p>579.28</text:p>
          </table:table-cell>
          <table:table-cell office:value-type="float" office:value="1344.29">
            <text:p>1344.29</text:p>
          </table:table-cell>
          <table:table-cell office:value-type="float" office:value="2056.45">
            <text:p>2056.45</text:p>
          </table:table-cell>
          <table:table-cell office:value-type="float" office:value="3430.44">
            <text:p>3430.44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RoCE,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55">
            <text:p>0.55</text:p>
          </table:table-cell>
          <table:table-cell office:value-type="float" office:value="1.05">
            <text:p>1.05</text:p>
          </table:table-cell>
          <table:table-cell office:value-type="float" office:value="1.94">
            <text:p>1.94</text:p>
          </table:table-cell>
          <table:table-cell office:value-type="float" office:value="3.44">
            <text:p>3.44</text:p>
          </table:table-cell>
          <table:table-cell office:value-type="float" office:value="6.23">
            <text:p>6.23</text:p>
          </table:table-cell>
          <table:table-cell office:value-type="float" office:value="8.97">
            <text:p>8.97</text:p>
          </table:table-cell>
          <table:table-cell office:value-type="float" office:value="13.49">
            <text:p>13.49</text:p>
          </table:table-cell>
          <table:table-cell office:value-type="float" office:value="11.62">
            <text:p>11.62</text:p>
          </table:table-cell>
          <table:table-cell office:value-type="float" office:value="15.2">
            <text:p>15.2</text:p>
          </table:table-cell>
          <table:table-cell office:value-type="float" office:value="18.22">
            <text:p>18.22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RoCE, 4 Processes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4.91">
            <text:p>4.91</text:p>
          </table:table-cell>
          <table:table-cell office:value-type="float" office:value="4.785">
            <text:p>4.785</text:p>
          </table:table-cell>
          <table:table-cell office:value-type="float" office:value="4.695">
            <text:p>4.695</text:p>
          </table:table-cell>
          <table:table-cell office:value-type="float" office:value="4.645">
            <text:p>4.645</text:p>
          </table:table-cell>
          <table:table-cell office:value-type="float" office:value="4.845">
            <text:p>4.845</text:p>
          </table:table-cell>
          <table:table-cell office:value-type="float" office:value="4.92">
            <text:p>4.92</text:p>
          </table:table-cell>
          <table:table-cell office:value-type="float" office:value="4.93">
            <text:p>4.93</text:p>
          </table:table-cell>
          <table:table-cell office:value-type="float" office:value="4.745">
            <text:p>4.745</text:p>
          </table:table-cell>
          <table:table-cell office:value-type="float" office:value="5.245">
            <text:p>5.245</text:p>
          </table:table-cell>
          <table:table-cell office:value-type="float" office:value="5.325">
            <text:p>5.325</text:p>
          </table:table-cell>
          <table:table-cell office:value-type="float" office:value="5.94">
            <text:p>5.94</text:p>
          </table:table-cell>
          <table:table-cell office:value-type="float" office:value="13.915">
            <text:p>13.915</text:p>
          </table:table-cell>
          <table:table-cell office:value-type="float" office:value="16.8">
            <text:p>16.8</text:p>
          </table:table-cell>
          <table:table-cell office:value-type="float" office:value="24.07">
            <text:p>24.07</text:p>
          </table:table-cell>
          <table:table-cell office:value-type="float" office:value="34.925">
            <text:p>34.925</text:p>
          </table:table-cell>
          <table:table-cell office:value-type="float" office:value="57.215">
            <text:p>57.215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RoCE, 4 Processes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85">
            <text:p>0.385</text:p>
          </table:table-cell>
          <table:table-cell office:value-type="float" office:value="0.8">
            <text:p>0.8</text:p>
          </table:table-cell>
          <table:table-cell office:value-type="float" office:value="1.625">
            <text:p>1.625</text:p>
          </table:table-cell>
          <table:table-cell office:value-type="float" office:value="3.29">
            <text:p>3.29</text:p>
          </table:table-cell>
          <table:table-cell office:value-type="float" office:value="6.295">
            <text:p>6.295</text:p>
          </table:table-cell>
          <table:table-cell office:value-type="float" office:value="12.41">
            <text:p>12.41</text:p>
          </table:table-cell>
          <table:table-cell office:value-type="float" office:value="24.79">
            <text:p>24.79</text:p>
          </table:table-cell>
          <table:table-cell office:value-type="float" office:value="51.505">
            <text:p>51.505</text:p>
          </table:table-cell>
          <table:table-cell office:value-type="float" office:value="93.105">
            <text:p>93.105</text:p>
          </table:table-cell>
          <table:table-cell office:value-type="float" office:value="183.36">
            <text:p>183.36</text:p>
          </table:table-cell>
          <table:table-cell office:value-type="float" office:value="330.045">
            <text:p>330.045</text:p>
          </table:table-cell>
          <table:table-cell office:value-type="float" office:value="280.92">
            <text:p>280.92</text:p>
          </table:table-cell>
          <table:table-cell office:value-type="float" office:value="465.215">
            <text:p>465.215</text:p>
          </table:table-cell>
          <table:table-cell office:value-type="float" office:value="649.195">
            <text:p>649.195</text:p>
          </table:table-cell>
          <table:table-cell office:value-type="float" office:value="894.98">
            <text:p>894.98</text:p>
          </table:table-cell>
          <table:table-cell office:value-type="float" office:value="1092.395">
            <text:p>1092.395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RoCE, 6 Processes</text:p>
          </table:table-cell>
          <table:table-cell office:value-type="float" office:value="75.06">
            <text:p>75.06</text:p>
          </table:table-cell>
          <table:table-cell office:value-type="float" office:value="73.79">
            <text:p>73.79</text:p>
          </table:table-cell>
          <table:table-cell office:value-type="float" office:value="74.99">
            <text:p>74.99</text:p>
          </table:table-cell>
          <table:table-cell office:value-type="float" office:value="75.1633333333333">
            <text:p>75.1633333333</text:p>
          </table:table-cell>
          <table:table-cell office:value-type="float" office:value="75.3833333333333">
            <text:p>75.3833333333</text:p>
          </table:table-cell>
          <table:table-cell office:value-type="float" office:value="75.3966666666667">
            <text:p>75.3966666667</text:p>
          </table:table-cell>
          <table:table-cell office:value-type="float" office:value="75.5366666666667">
            <text:p>75.5366666667</text:p>
          </table:table-cell>
          <table:table-cell office:value-type="float" office:value="75.0966666666667">
            <text:p>75.0966666667</text:p>
          </table:table-cell>
          <table:table-cell office:value-type="float" office:value="75.98">
            <text:p>75.98</text:p>
          </table:table-cell>
          <table:table-cell office:value-type="float" office:value="75.8866666666667">
            <text:p>75.8866666667</text:p>
          </table:table-cell>
          <table:table-cell office:value-type="float" office:value="77.15">
            <text:p>77.15</text:p>
          </table:table-cell>
          <table:table-cell office:value-type="float" office:value="88.8066666666667">
            <text:p>88.8066666667</text:p>
          </table:table-cell>
          <table:table-cell office:value-type="float" office:value="99.3866666666667">
            <text:p>99.3866666667</text:p>
          </table:table-cell>
          <table:table-cell office:value-type="float" office:value="3144.62">
            <text:p>3144.62</text:p>
          </table:table-cell>
          <table:table-cell office:value-type="float" office:value="5256.1">
            <text:p>5256.1</text:p>
          </table:table-cell>
          <table:table-cell office:value-type="float" office:value="22846.96">
            <text:p>22846.96</text:p>
          </table:table-cell>
          <table:table-cell office:value-type="float" office:value="39764.2233333333">
            <text:p>39764.2233333333</text:p>
          </table:table-cell>
          <table:table-cell office:value-type="float" office:value="7423.48">
            <text:p>7423.48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RoCE, 6 Processes</text:p>
          </table:table-cell>
          <table:table-cell office:value-type="float" office:value="0">
            <text:p>0</text:p>
          </table:table-cell>
          <table:table-cell office:value-type="float" office:value="0.106666666666667">
            <text:p>0.1066666667</text:p>
          </table:table-cell>
          <table:table-cell office:value-type="float" office:value="0.183333333333333">
            <text:p>0.1833333333</text:p>
          </table:table-cell>
          <table:table-cell office:value-type="float" office:value="0.36">
            <text:p>0.36</text:p>
          </table:table-cell>
          <table:table-cell office:value-type="float" office:value="0.713333333333333">
            <text:p>0.7133333333</text:p>
          </table:table-cell>
          <table:table-cell office:value-type="float" office:value="1.43333333333333">
            <text:p>1.4333333333</text:p>
          </table:table-cell>
          <table:table-cell office:value-type="float" office:value="2.86333333333333">
            <text:p>2.8633333333</text:p>
          </table:table-cell>
          <table:table-cell office:value-type="float" office:value="5.84333333333333">
            <text:p>5.8433333333</text:p>
          </table:table-cell>
          <table:table-cell office:value-type="float" office:value="11.3066666666667">
            <text:p>11.3066666667</text:p>
          </table:table-cell>
          <table:table-cell office:value-type="float" office:value="22.83">
            <text:p>22.83</text:p>
          </table:table-cell>
          <table:table-cell office:value-type="float" office:value="45.39">
            <text:p>45.39</text:p>
          </table:table-cell>
          <table:table-cell office:value-type="float" office:value="82.68">
            <text:p>82.68</text:p>
          </table:table-cell>
          <table:table-cell office:value-type="float" office:value="150.163333333333">
            <text:p>150.1633333333</text:p>
          </table:table-cell>
          <table:table-cell office:value-type="float" office:value="173.156666666667">
            <text:p>173.1566666667</text:p>
          </table:table-cell>
          <table:table-cell office:value-type="float" office:value="199.71">
            <text:p>199.71</text:p>
          </table:table-cell>
          <table:table-cell office:value-type="float" office:value="415.646666666667">
            <text:p>415.6466666667</text:p>
          </table:table-cell>
          <table:table-cell office:value-type="float" office:value="542.186666666667">
            <text:p>542.1866666667</text:p>
          </table:table-cell>
          <table:table-cell office:value-type="float" office:value="541.076666666667">
            <text:p>541.0766666667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RoCE, 8 Processes</text:p>
          </table:table-cell>
          <table:table-cell office:value-type="float" office:value="5.8125">
            <text:p>5.8125</text:p>
          </table:table-cell>
          <table:table-cell office:value-type="float" office:value="5.6975">
            <text:p>5.6975</text:p>
          </table:table-cell>
          <table:table-cell office:value-type="float" office:value="5.6825">
            <text:p>5.6825</text:p>
          </table:table-cell>
          <table:table-cell office:value-type="float" office:value="5.71">
            <text:p>5.71</text:p>
          </table:table-cell>
          <table:table-cell office:value-type="float" office:value="5.665">
            <text:p>5.665</text:p>
          </table:table-cell>
          <table:table-cell office:value-type="float" office:value="5.715">
            <text:p>5.715</text:p>
          </table:table-cell>
          <table:table-cell office:value-type="float" office:value="5.6375">
            <text:p>5.6375</text:p>
          </table:table-cell>
          <table:table-cell office:value-type="float" office:value="5.7375">
            <text:p>5.7375</text:p>
          </table:table-cell>
          <table:table-cell office:value-type="float" office:value="5.8475">
            <text:p>5.8475</text:p>
          </table:table-cell>
          <table:table-cell office:value-type="float" office:value="5.965">
            <text:p>5.965</text:p>
          </table:table-cell>
          <table:table-cell office:value-type="float" office:value="5.94">
            <text:p>5.94</text:p>
          </table:table-cell>
          <table:table-cell office:value-type="float" office:value="6.185">
            <text:p>6.185</text:p>
          </table:table-cell>
          <table:table-cell office:value-type="float" office:value="6.785">
            <text:p>6.785</text:p>
          </table:table-cell>
          <table:table-cell office:value-type="float" office:value="14.8025">
            <text:p>14.8025</text:p>
          </table:table-cell>
          <table:table-cell office:value-type="float" office:value="18.3625">
            <text:p>18.3625</text:p>
          </table:table-cell>
          <table:table-cell office:value-type="float" office:value="26.67">
            <text:p>26.67</text:p>
          </table:table-cell>
          <table:table-cell office:value-type="float" office:value="39.2275">
            <text:p>39.2275</text:p>
          </table:table-cell>
          <table:table-cell office:value-type="float" office:value="67.45">
            <text:p>67.45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RoCE, 8 Processes</text:p>
          </table:table-cell>
          <table:table-cell office:value-type="float" office:value="0">
            <text:p>0</text:p>
          </table:table-cell>
          <table:table-cell office:value-type="float" office:value="0.1675">
            <text:p>0.1675</text:p>
          </table:table-cell>
          <table:table-cell office:value-type="float" office:value="0.3375">
            <text:p>0.3375</text:p>
          </table:table-cell>
          <table:table-cell office:value-type="float" office:value="0.67">
            <text:p>0.67</text:p>
          </table:table-cell>
          <table:table-cell office:value-type="float" office:value="1.3475">
            <text:p>1.3475</text:p>
          </table:table-cell>
          <table:table-cell office:value-type="float" office:value="2.6775">
            <text:p>2.6775</text:p>
          </table:table-cell>
          <table:table-cell office:value-type="float" office:value="5.4175">
            <text:p>5.4175</text:p>
          </table:table-cell>
          <table:table-cell office:value-type="float" office:value="10.65">
            <text:p>10.65</text:p>
          </table:table-cell>
          <table:table-cell office:value-type="float" office:value="20.92">
            <text:p>20.92</text:p>
          </table:table-cell>
          <table:table-cell office:value-type="float" office:value="41.0325">
            <text:p>41.0325</text:p>
          </table:table-cell>
          <table:table-cell office:value-type="float" office:value="82.325">
            <text:p>82.325</text:p>
          </table:table-cell>
          <table:table-cell office:value-type="float" office:value="157.965">
            <text:p>157.965</text:p>
          </table:table-cell>
          <table:table-cell office:value-type="float" office:value="288.505">
            <text:p>288.505</text:p>
          </table:table-cell>
          <table:table-cell office:value-type="float" office:value="264.045">
            <text:p>264.045</text:p>
          </table:table-cell>
          <table:table-cell office:value-type="float" office:value="425.815">
            <text:p>425.815</text:p>
          </table:table-cell>
          <table:table-cell office:value-type="float" office:value="586.32">
            <text:p>586.32</text:p>
          </table:table-cell>
          <table:table-cell office:value-type="float" office:value="796.685">
            <text:p>796.685</text:p>
          </table:table-cell>
          <table:table-cell office:value-type="float" office:value="926.6125">
            <text:p>926.6125</text:p>
          </table:table-cell>
        </table:table-row>
      </table:table>
      <table:table table:name="imb" table:style-name="ta1">
        <table:shapes>
          <draw:frame draw:z-index="0" draw:style-name="gr1" svg:width="15in" svg:height="8in" svg:x="27.7327in" svg:y="4.013in">
            <draw:object draw:notify-on-update-of-ranges="imb.C11:imb.P11 imb.B13:imb.B13 imb.C13:imb.P13 imb.B15:imb.B15 imb.C15:imb.P15 imb.B17:imb.B17 imb.C17:imb.P17 imb.B19:imb.B19 imb.C19:imb.P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in" svg:height="8in" svg:x="28.1154in" svg:y="13.685in">
            <draw:object draw:notify-on-update-of-ranges="imb.C11:imb.P11 imb.B13:imb.B13 imb.C13:imb.P13 imb.B15:imb.B15 imb.C15:imb.P15 imb.B17:imb.B17 imb.C17:imb.P17 imb.B19:imb.B19 imb.C19:imb.P1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Message size (B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</table:table-row>
        <table:table-row table:style-name="ro3">
          <table:table-cell office:value-type="string">
            <text:p>Bandwidth (MB/s)</text:p>
          </table:table-cell>
          <table:table-cell office:value-type="string">
            <text:p>RoCE, 12 Processes</text:p>
          </table:table-cell>
          <table:table-cell office:value-type="float" office:value="0">
            <text:p>0</text:p>
          </table:table-cell>
          <table:table-cell office:value-type="float" office:value="0.0933333333333333">
            <text:p>0.0933333333</text:p>
          </table:table-cell>
          <table:table-cell office:value-type="float" office:value="0.19">
            <text:p>0.19</text:p>
          </table:table-cell>
          <table:table-cell office:value-type="float" office:value="0.378333333333333">
            <text:p>0.3783333333</text:p>
          </table:table-cell>
          <table:table-cell office:value-type="float" office:value="0.76">
            <text:p>0.76</text:p>
          </table:table-cell>
          <table:table-cell office:value-type="float" office:value="1.49833333333333">
            <text:p>1.4983333333</text:p>
          </table:table-cell>
          <table:table-cell office:value-type="float" office:value="2.96333333333333">
            <text:p>2.9633333333</text:p>
          </table:table-cell>
          <table:table-cell office:value-type="float" office:value="6.41833333333333">
            <text:p>6.4183333333</text:p>
          </table:table-cell>
          <table:table-cell office:value-type="float" office:value="12.0016666666667">
            <text:p>12.0016666667</text:p>
          </table:table-cell>
          <table:table-cell office:value-type="float" office:value="23.4233333333333">
            <text:p>23.4233333333</text:p>
          </table:table-cell>
          <table:table-cell office:value-type="float" office:value="47.6283333333333">
            <text:p>47.6283333333</text:p>
          </table:table-cell>
          <table:table-cell office:value-type="float" office:value="88.1516666666667">
            <text:p>88.1516666667</text:p>
          </table:table-cell>
          <table:table-cell office:value-type="float" office:value="165.996666666667">
            <text:p>165.9966666667</text:p>
          </table:table-cell>
          <table:table-cell office:value-type="float" office:value="140.496666666667">
            <text:p>140.4966666667</text:p>
          </table:table-cell>
          <table:table-cell office:value-type="float" office:value="233.438333333333">
            <text:p>233.4383333333</text:p>
          </table:table-cell>
          <table:table-cell office:value-type="float" office:value="348.073333333333">
            <text:p>348.0733333333</text:p>
          </table:table-cell>
          <table:table-cell office:value-type="float" office:value="451.366666666667">
            <text:p>451.3666666667</text:p>
          </table:table-cell>
          <table:table-cell office:value-type="float" office:value="597.87">
            <text:p>597.87</text:p>
          </table:table-cell>
        </table:table-row>
        <table:table-row table:style-name="ro3">
          <table:table-cell office:value-type="string">
            <text:p>Bandwidth (MB/s)</text:p>
          </table:table-cell>
          <table:table-cell office:value-type="string">
            <text:p>RoCE, 16 Processes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.32625">
            <text:p>0.32625</text:p>
          </table:table-cell>
          <table:table-cell office:value-type="float" office:value="0.6425">
            <text:p>0.6425</text:p>
          </table:table-cell>
          <table:table-cell office:value-type="float" office:value="1.2875">
            <text:p>1.2875</text:p>
          </table:table-cell>
          <table:table-cell office:value-type="float" office:value="2.56125">
            <text:p>2.56125</text:p>
          </table:table-cell>
          <table:table-cell office:value-type="float" office:value="5.12875">
            <text:p>5.12875</text:p>
          </table:table-cell>
          <table:table-cell office:value-type="float" office:value="10.2625">
            <text:p>10.2625</text:p>
          </table:table-cell>
          <table:table-cell office:value-type="float" office:value="20.5725">
            <text:p>20.5725</text:p>
          </table:table-cell>
          <table:table-cell office:value-type="float" office:value="40.0725">
            <text:p>40.0725</text:p>
          </table:table-cell>
          <table:table-cell office:value-type="float" office:value="80.06875">
            <text:p>80.06875</text:p>
          </table:table-cell>
          <table:table-cell office:value-type="float" office:value="155.845">
            <text:p>155.845</text:p>
          </table:table-cell>
          <table:table-cell office:value-type="float" office:value="277.1625">
            <text:p>277.1625</text:p>
          </table:table-cell>
          <table:table-cell office:value-type="float" office:value="258.18875">
            <text:p>258.18875</text:p>
          </table:table-cell>
          <table:table-cell office:value-type="float" office:value="416.805">
            <text:p>416.805</text:p>
          </table:table-cell>
          <table:table-cell office:value-type="float" office:value="583.735">
            <text:p>583.735</text:p>
          </table:table-cell>
          <table:table-cell office:value-type="float" office:value="793.95875">
            <text:p>793.95875</text:p>
          </table:table-cell>
          <table:table-cell office:value-type="float" office:value="885.8775">
            <text:p>885.8775</text:p>
          </table:table-cell>
        </table:table-row>
        <table:table-row table:style-name="ro3">
          <table:table-cell office:value-type="string">
            <text:p>Bandwidth (MB/s)</text:p>
          </table:table-cell>
          <table:table-cell office:value-type="string">
            <text:p>RoCE, 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.075">
            <text:p>0.075</text:p>
          </table:table-cell>
          <table:table-cell office:value-type="float" office:value="0.15">
            <text:p>0.15</text:p>
          </table:table-cell>
          <table:table-cell office:value-type="float" office:value="0.295">
            <text:p>0.295</text:p>
          </table:table-cell>
          <table:table-cell office:value-type="float" office:value="0.52">
            <text:p>0.52</text:p>
          </table:table-cell>
          <table:table-cell office:value-type="float" office:value="0.97">
            <text:p>0.97</text:p>
          </table:table-cell>
          <table:table-cell office:value-type="float" office:value="1.95">
            <text:p>1.95</text:p>
          </table:table-cell>
          <table:table-cell office:value-type="float" office:value="3.41">
            <text:p>3.41</text:p>
          </table:table-cell>
          <table:table-cell office:value-type="float" office:value="5.895">
            <text:p>5.895</text:p>
          </table:table-cell>
          <table:table-cell office:value-type="float" office:value="9.225">
            <text:p>9.225</text:p>
          </table:table-cell>
          <table:table-cell office:value-type="float" office:value="12.535">
            <text:p>12.535</text:p>
          </table:table-cell>
          <table:table-cell office:value-type="float" office:value="12.3">
            <text:p>12.3</text:p>
          </table:table-cell>
          <table:table-cell office:value-type="float" office:value="16.665">
            <text:p>16.665</text:p>
          </table:table-cell>
          <table:table-cell office:value-type="float" office:value="20.3">
            <text:p>20.3</text:p>
          </table:table-cell>
        </table:table-row>
        <table:table-row table:style-name="ro3">
          <table:table-cell office:value-type="string">
            <text:p>Bandwidth (MB/s)</text:p>
          </table:table-cell>
          <table:table-cell office:value-type="string">
            <text:p>RoCE, 8 Processes</text:p>
          </table:table-cell>
          <table:table-cell office:value-type="float" office:value="0">
            <text:p>0</text:p>
          </table:table-cell>
          <table:table-cell office:value-type="float" office:value="0.175">
            <text:p>0.175</text:p>
          </table:table-cell>
          <table:table-cell office:value-type="float" office:value="0.3725">
            <text:p>0.3725</text:p>
          </table:table-cell>
          <table:table-cell office:value-type="float" office:value="0.7175">
            <text:p>0.7175</text:p>
          </table:table-cell>
          <table:table-cell office:value-type="float" office:value="1.475">
            <text:p>1.475</text:p>
          </table:table-cell>
          <table:table-cell office:value-type="float" office:value="2.9325">
            <text:p>2.9325</text:p>
          </table:table-cell>
          <table:table-cell office:value-type="float" office:value="6.06">
            <text:p>6.06</text:p>
          </table:table-cell>
          <table:table-cell office:value-type="float" office:value="11.725">
            <text:p>11.725</text:p>
          </table:table-cell>
          <table:table-cell office:value-type="float" office:value="23.57">
            <text:p>23.57</text:p>
          </table:table-cell>
          <table:table-cell office:value-type="float" office:value="45.4075">
            <text:p>45.4075</text:p>
          </table:table-cell>
          <table:table-cell office:value-type="float" office:value="84.665">
            <text:p>84.665</text:p>
          </table:table-cell>
          <table:table-cell office:value-type="float" office:value="175.7875">
            <text:p>175.7875</text:p>
          </table:table-cell>
          <table:table-cell office:value-type="float" office:value="329.8375">
            <text:p>329.8375</text:p>
          </table:table-cell>
          <table:table-cell office:value-type="float" office:value="274.3675">
            <text:p>274.3675</text:p>
          </table:table-cell>
          <table:table-cell office:value-type="float" office:value="454.935">
            <text:p>454.935</text:p>
          </table:table-cell>
          <table:table-cell office:value-type="float" office:value="648.76">
            <text:p>648.76</text:p>
          </table:table-cell>
          <table:table-cell office:value-type="float" office:value="889.825">
            <text:p>889.825</text:p>
          </table:table-cell>
          <table:table-cell office:value-type="float" office:value="1092.7025">
            <text:p>1092.7025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12 Processes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0.0733333333333333">
            <text:p>0.0733333333</text:p>
          </table:table-cell>
          <table:table-cell office:value-type="float" office:value="0.145">
            <text:p>0.145</text:p>
          </table:table-cell>
          <table:table-cell office:value-type="float" office:value="0.288333333333333">
            <text:p>0.2883333333</text:p>
          </table:table-cell>
          <table:table-cell office:value-type="float" office:value="0.571666666666667">
            <text:p>0.5716666667</text:p>
          </table:table-cell>
          <table:table-cell office:value-type="float" office:value="1.16166666666667">
            <text:p>1.1616666667</text:p>
          </table:table-cell>
          <table:table-cell office:value-type="float" office:value="2.31333333333333">
            <text:p>2.3133333333</text:p>
          </table:table-cell>
          <table:table-cell office:value-type="float" office:value="4.61166666666667">
            <text:p>4.6116666667</text:p>
          </table:table-cell>
          <table:table-cell office:value-type="float" office:value="9.02">
            <text:p>9.02</text:p>
          </table:table-cell>
          <table:table-cell office:value-type="float" office:value="18.055">
            <text:p>18.055</text:p>
          </table:table-cell>
          <table:table-cell office:value-type="float" office:value="35.5166666666667">
            <text:p>35.5166666667</text:p>
          </table:table-cell>
          <table:table-cell office:value-type="float" office:value="58.8833333333333">
            <text:p>58.8833333333</text:p>
          </table:table-cell>
          <table:table-cell office:value-type="float" office:value="42.45">
            <text:p>42.45</text:p>
          </table:table-cell>
          <table:table-cell office:value-type="float" office:value="70.5433333333333">
            <text:p>70.5433333333</text:p>
          </table:table-cell>
          <table:table-cell office:value-type="float" office:value="119.908333333333">
            <text:p>119.9083333333</text:p>
          </table:table-cell>
          <table:table-cell office:value-type="float" office:value="175.393333333333">
            <text:p>175.3933333333</text:p>
          </table:table-cell>
          <table:table-cell office:value-type="float" office:value="223.758333333333">
            <text:p>223.7583333333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16 Processes</text:p>
          </table:table-cell>
          <table:table-cell office:value-type="float" office:value="0">
            <text:p>0</text:p>
          </table:table-cell>
          <table:table-cell office:value-type="float" office:value="0.0525">
            <text:p>0.0525</text:p>
          </table:table-cell>
          <table:table-cell office:value-type="float" office:value="0.10375">
            <text:p>0.10375</text:p>
          </table:table-cell>
          <table:table-cell office:value-type="float" office:value="0.1975">
            <text:p>0.1975</text:p>
          </table:table-cell>
          <table:table-cell office:value-type="float" office:value="0.41">
            <text:p>0.41</text:p>
          </table:table-cell>
          <table:table-cell office:value-type="float" office:value="0.825">
            <text:p>0.825</text:p>
          </table:table-cell>
          <table:table-cell office:value-type="float" office:value="1.6425">
            <text:p>1.6425</text:p>
          </table:table-cell>
          <table:table-cell office:value-type="float" office:value="3.30375">
            <text:p>3.30375</text:p>
          </table:table-cell>
          <table:table-cell office:value-type="float" office:value="6.56875">
            <text:p>6.56875</text:p>
          </table:table-cell>
          <table:table-cell office:value-type="float" office:value="12.9225">
            <text:p>12.9225</text:p>
          </table:table-cell>
          <table:table-cell office:value-type="float" office:value="25.17875">
            <text:p>25.17875</text:p>
          </table:table-cell>
          <table:table-cell office:value-type="float" office:value="49.6525">
            <text:p>49.6525</text:p>
          </table:table-cell>
          <table:table-cell office:value-type="float" office:value="97.505">
            <text:p>97.505</text:p>
          </table:table-cell>
          <table:table-cell office:value-type="float" office:value="66.5325">
            <text:p>66.5325</text:p>
          </table:table-cell>
          <table:table-cell office:value-type="float" office:value="128.90625">
            <text:p>128.90625</text:p>
          </table:table-cell>
          <table:table-cell office:value-type="float" office:value="238.30375">
            <text:p>238.30375</text:p>
          </table:table-cell>
          <table:table-cell office:value-type="float" office:value="428.8825">
            <text:p>428.8825</text:p>
          </table:table-cell>
          <table:table-cell office:value-type="float" office:value="445.69125">
            <text:p>445.69125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0.24">
            <text:p>0.24</text:p>
          </table:table-cell>
          <table:table-cell office:value-type="float" office:value="0.49">
            <text:p>0.49</text:p>
          </table:table-cell>
          <table:table-cell office:value-type="float" office:value="0.97">
            <text:p>0.97</text:p>
          </table:table-cell>
          <table:table-cell office:value-type="float" office:value="1.875">
            <text:p>1.875</text:p>
          </table:table-cell>
          <table:table-cell office:value-type="float" office:value="3.5">
            <text:p>3.5</text:p>
          </table:table-cell>
          <table:table-cell office:value-type="float" office:value="5.34">
            <text:p>5.34</text:p>
          </table:table-cell>
          <table:table-cell office:value-type="float" office:value="8.81">
            <text:p>8.81</text:p>
          </table:table-cell>
          <table:table-cell office:value-type="float" office:value="12.925">
            <text:p>12.925</text:p>
          </table:table-cell>
          <table:table-cell office:value-type="float" office:value="17.755">
            <text:p>17.755</text:p>
          </table:table-cell>
          <table:table-cell office:value-type="float" office:value="20.34">
            <text:p>20.34</text:p>
          </table:table-cell>
          <table:table-cell office:value-type="float" office:value="18.1">
            <text:p>18.1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8 Processes</text:p>
          </table:table-cell>
          <table:table-cell office:value-type="float" office:value="0">
            <text:p>0</text:p>
          </table:table-cell>
          <table:table-cell office:value-type="float" office:value="0.0775">
            <text:p>0.0775</text:p>
          </table:table-cell>
          <table:table-cell office:value-type="float" office:value="0.1575">
            <text:p>0.1575</text:p>
          </table:table-cell>
          <table:table-cell office:value-type="float" office:value="0.3175">
            <text:p>0.3175</text:p>
          </table:table-cell>
          <table:table-cell office:value-type="float" office:value="0.635">
            <text:p>0.635</text:p>
          </table:table-cell>
          <table:table-cell office:value-type="float" office:value="1.2525">
            <text:p>1.2525</text:p>
          </table:table-cell>
          <table:table-cell office:value-type="float" office:value="2.55">
            <text:p>2.55</text:p>
          </table:table-cell>
          <table:table-cell office:value-type="float" office:value="4.98">
            <text:p>4.98</text:p>
          </table:table-cell>
          <table:table-cell office:value-type="float" office:value="9.8475">
            <text:p>9.8475</text:p>
          </table:table-cell>
          <table:table-cell office:value-type="float" office:value="19.4575">
            <text:p>19.4575</text:p>
          </table:table-cell>
          <table:table-cell office:value-type="float" office:value="37.865">
            <text:p>37.865</text:p>
          </table:table-cell>
          <table:table-cell office:value-type="float" office:value="73.6125">
            <text:p>73.6125</text:p>
          </table:table-cell>
          <table:table-cell office:value-type="float" office:value="136.245">
            <text:p>136.245</text:p>
          </table:table-cell>
          <table:table-cell office:value-type="float" office:value="83.4875">
            <text:p>83.4875</text:p>
          </table:table-cell>
          <table:table-cell office:value-type="float" office:value="178.375">
            <text:p>178.375</text:p>
          </table:table-cell>
          <table:table-cell office:value-type="float" office:value="332.09">
            <text:p>332.09</text:p>
          </table:table-cell>
          <table:table-cell office:value-type="float" office:value="512.7625">
            <text:p>512.7625</text:p>
          </table:table-cell>
          <table:table-cell office:value-type="float" office:value="624.7675">
            <text:p>624.767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Message size (B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</table:table-row>
        <table:table-row table:style-name="ro3">
          <table:table-cell office:value-type="string">
            <text:p>Latency (microseconds)</text:p>
          </table:table-cell>
          <table:table-cell office:value-type="string">
            <text:p>RoCE, 12 Processes</text:p>
          </table:table-cell>
          <table:table-cell office:value-type="float" office:value="79.9916666666667">
            <text:p>79.9916666667</text:p>
          </table:table-cell>
          <table:table-cell office:value-type="float" office:value="80.6783333333333">
            <text:p>80.6783333333</text:p>
          </table:table-cell>
          <table:table-cell office:value-type="float" office:value="82.695">
            <text:p>82.695</text:p>
          </table:table-cell>
          <table:table-cell office:value-type="float" office:value="81.95">
            <text:p>81.95</text:p>
          </table:table-cell>
          <table:table-cell office:value-type="float" office:value="81.0816666666667">
            <text:p>81.0816666667</text:p>
          </table:table-cell>
          <table:table-cell office:value-type="float" office:value="81.7616666666667">
            <text:p>81.7616666667</text:p>
          </table:table-cell>
          <table:table-cell office:value-type="float" office:value="81.83">
            <text:p>81.83</text:p>
          </table:table-cell>
          <table:table-cell office:value-type="float" office:value="80.8366666666667">
            <text:p>80.8366666667</text:p>
          </table:table-cell>
          <table:table-cell office:value-type="float" office:value="83.2683333333333">
            <text:p>83.2683333333</text:p>
          </table:table-cell>
          <table:table-cell office:value-type="float" office:value="85.4966666666667">
            <text:p>85.4966666667</text:p>
          </table:table-cell>
          <table:table-cell office:value-type="float" office:value="87.7066666666667">
            <text:p>87.7066666667</text:p>
          </table:table-cell>
          <table:table-cell office:value-type="float" office:value="99.2333333333333">
            <text:p>99.2333333333</text:p>
          </table:table-cell>
          <table:table-cell office:value-type="float" office:value="115.148333333333">
            <text:p>115.1483333333</text:p>
          </table:table-cell>
          <table:table-cell office:value-type="float" office:value="328.1">
            <text:p>328.1</text:p>
          </table:table-cell>
          <table:table-cell office:value-type="float" office:value="1039.17333333333">
            <text:p>1039.1733333333</text:p>
          </table:table-cell>
          <table:table-cell office:value-type="float" office:value="505.448333333333">
            <text:p>505.4483333333</text:p>
          </table:table-cell>
          <table:table-cell office:value-type="float" office:value="768.868333333333">
            <text:p>768.8683333333</text:p>
          </table:table-cell>
          <table:table-cell office:value-type="float" office:value="1273.86666666667">
            <text:p>1273.8666666667</text:p>
          </table:table-cell>
        </table:table-row>
        <table:table-row table:style-name="ro3">
          <table:table-cell office:value-type="string">
            <text:p>Latency (microseconds)</text:p>
          </table:table-cell>
          <table:table-cell office:value-type="string">
            <text:p>RoCE, 16 Processes</text:p>
          </table:table-cell>
          <table:table-cell office:value-type="float" office:value="5.5125">
            <text:p>5.5125</text:p>
          </table:table-cell>
          <table:table-cell office:value-type="float" office:value="6">
            <text:p>6</text:p>
          </table:table-cell>
          <table:table-cell office:value-type="float" office:value="5.875">
            <text:p>5.875</text:p>
          </table:table-cell>
          <table:table-cell office:value-type="float" office:value="5.97">
            <text:p>5.97</text:p>
          </table:table-cell>
          <table:table-cell office:value-type="float" office:value="5.93">
            <text:p>5.93</text:p>
          </table:table-cell>
          <table:table-cell office:value-type="float" office:value="5.97125">
            <text:p>5.97125</text:p>
          </table:table-cell>
          <table:table-cell office:value-type="float" office:value="5.95875">
            <text:p>5.95875</text:p>
          </table:table-cell>
          <table:table-cell office:value-type="float" office:value="5.95375">
            <text:p>5.95375</text:p>
          </table:table-cell>
          <table:table-cell office:value-type="float" office:value="5.94125">
            <text:p>5.94125</text:p>
          </table:table-cell>
          <table:table-cell office:value-type="float" office:value="6.10125">
            <text:p>6.10125</text:p>
          </table:table-cell>
          <table:table-cell office:value-type="float" office:value="6.10375">
            <text:p>6.10375</text:p>
          </table:table-cell>
          <table:table-cell office:value-type="float" office:value="6.27375">
            <text:p>6.27375</text:p>
          </table:table-cell>
          <table:table-cell office:value-type="float" office:value="7.06625">
            <text:p>7.06625</text:p>
          </table:table-cell>
          <table:table-cell office:value-type="float" office:value="15.14375">
            <text:p>15.14375</text:p>
          </table:table-cell>
          <table:table-cell office:value-type="float" office:value="18.75125">
            <text:p>18.75125</text:p>
          </table:table-cell>
          <table:table-cell office:value-type="float" office:value="26.77625">
            <text:p>26.77625</text:p>
          </table:table-cell>
          <table:table-cell office:value-type="float" office:value="39.3625">
            <text:p>39.3625</text:p>
          </table:table-cell>
          <table:table-cell office:value-type="float" office:value="71.72875">
            <text:p>71.72875</text:p>
          </table:table-cell>
        </table:table-row>
        <table:table-row table:style-name="ro3">
          <table:table-cell office:value-type="string">
            <text:p>Latency (microseconds)</text:p>
          </table:table-cell>
          <table:table-cell office:value-type="string">
            <text:p>RoCE, 4 Processes</text:p>
          </table:table-cell>
          <table:table-cell office:value-type="float" office:value="202.74">
            <text:p>202.74</text:p>
          </table:table-cell>
          <table:table-cell office:value-type="float" office:value="204.6">
            <text:p>204.6</text:p>
          </table:table-cell>
          <table:table-cell office:value-type="float" office:value="206.18">
            <text:p>206.18</text:p>
          </table:table-cell>
          <table:table-cell office:value-type="float" office:value="207.965">
            <text:p>207.965</text:p>
          </table:table-cell>
          <table:table-cell office:value-type="float" office:value="207.29">
            <text:p>207.29</text:p>
          </table:table-cell>
          <table:table-cell office:value-type="float" office:value="208.66">
            <text:p>208.66</text:p>
          </table:table-cell>
          <table:table-cell office:value-type="float" office:value="209.59">
            <text:p>209.59</text:p>
          </table:table-cell>
          <table:table-cell office:value-type="float" office:value="210.9">
            <text:p>210.9</text:p>
          </table:table-cell>
          <table:table-cell office:value-type="float" office:value="234.38">
            <text:p>234.38</text:p>
          </table:table-cell>
          <table:table-cell office:value-type="float" office:value="251.215">
            <text:p>251.215</text:p>
          </table:table-cell>
          <table:table-cell office:value-type="float" office:value="250.57">
            <text:p>250.57</text:p>
          </table:table-cell>
          <table:table-cell office:value-type="float" office:value="286.44">
            <text:p>286.44</text:p>
          </table:table-cell>
          <table:table-cell office:value-type="float" office:value="332.145">
            <text:p>332.145</text:p>
          </table:table-cell>
          <table:table-cell office:value-type="float" office:value="424.105">
            <text:p>424.105</text:p>
          </table:table-cell>
          <table:table-cell office:value-type="float" office:value="623.73">
            <text:p>623.73</text:p>
          </table:table-cell>
          <table:table-cell office:value-type="float" office:value="1271.015">
            <text:p>1271.015</text:p>
          </table:table-cell>
          <table:table-cell office:value-type="float" office:value="1877.61">
            <text:p>1877.61</text:p>
          </table:table-cell>
          <table:table-cell office:value-type="float" office:value="3083.23">
            <text:p>3083.23</text:p>
          </table:table-cell>
        </table:table-row>
        <table:table-row table:style-name="ro3">
          <table:table-cell office:value-type="string">
            <text:p>Latency (microseconds)</text:p>
          </table:table-cell>
          <table:table-cell office:value-type="string">
            <text:p>RoCE, 8 Processes</text:p>
          </table:table-cell>
          <table:table-cell office:value-type="float" office:value="4.7775">
            <text:p>4.7775</text:p>
          </table:table-cell>
          <table:table-cell office:value-type="float" office:value="5.5525">
            <text:p>5.5525</text:p>
          </table:table-cell>
          <table:table-cell office:value-type="float" office:value="5.175">
            <text:p>5.175</text:p>
          </table:table-cell>
          <table:table-cell office:value-type="float" office:value="5.3375">
            <text:p>5.3375</text:p>
          </table:table-cell>
          <table:table-cell office:value-type="float" office:value="5.1875">
            <text:p>5.1875</text:p>
          </table:table-cell>
          <table:table-cell office:value-type="float" office:value="5.2275">
            <text:p>5.2275</text:p>
          </table:table-cell>
          <table:table-cell office:value-type="float" office:value="5.045">
            <text:p>5.045</text:p>
          </table:table-cell>
          <table:table-cell office:value-type="float" office:value="5.235">
            <text:p>5.235</text:p>
          </table:table-cell>
          <table:table-cell office:value-type="float" office:value="5.1975">
            <text:p>5.1975</text:p>
          </table:table-cell>
          <table:table-cell office:value-type="float" office:value="5.385">
            <text:p>5.385</text:p>
          </table:table-cell>
          <table:table-cell office:value-type="float" office:value="5.8225">
            <text:p>5.8225</text:p>
          </table:table-cell>
          <table:table-cell office:value-type="float" office:value="5.595">
            <text:p>5.595</text:p>
          </table:table-cell>
          <table:table-cell office:value-type="float" office:value="5.9475">
            <text:p>5.9475</text:p>
          </table:table-cell>
          <table:table-cell office:value-type="float" office:value="14.245">
            <text:p>14.245</text:p>
          </table:table-cell>
          <table:table-cell office:value-type="float" office:value="17.1825">
            <text:p>17.1825</text:p>
          </table:table-cell>
          <table:table-cell office:value-type="float" office:value="24.095">
            <text:p>24.095</text:p>
          </table:table-cell>
          <table:table-cell office:value-type="float" office:value="35.1375">
            <text:p>35.1375</text:p>
          </table:table-cell>
          <table:table-cell office:value-type="float" office:value="57.2125">
            <text:p>57.2125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12 Processes</text:p>
          </table:table-cell>
          <table:table-cell office:value-type="float" office:value="119.28">
            <text:p>119.28</text:p>
          </table:table-cell>
          <table:table-cell office:value-type="float" office:value="120.945">
            <text:p>120.945</text:p>
          </table:table-cell>
          <table:table-cell office:value-type="float" office:value="121.006666666667">
            <text:p>121.0066666667</text:p>
          </table:table-cell>
          <table:table-cell office:value-type="float" office:value="119.688333333333">
            <text:p>119.6883333333</text:p>
          </table:table-cell>
          <table:table-cell office:value-type="float" office:value="118.968333333333">
            <text:p>118.9683333333</text:p>
          </table:table-cell>
          <table:table-cell office:value-type="float" office:value="119.666666666667">
            <text:p>119.6666666667</text:p>
          </table:table-cell>
          <table:table-cell office:value-type="float" office:value="119.725">
            <text:p>119.725</text:p>
          </table:table-cell>
          <table:table-cell office:value-type="float" office:value="120.786666666667">
            <text:p>120.7866666667</text:p>
          </table:table-cell>
          <table:table-cell office:value-type="float" office:value="120.573333333333">
            <text:p>120.5733333333</text:p>
          </table:table-cell>
          <table:table-cell office:value-type="float" office:value="121.935">
            <text:p>121.935</text:p>
          </table:table-cell>
          <table:table-cell office:value-type="float" office:value="125.211666666667">
            <text:p>125.2116666667</text:p>
          </table:table-cell>
          <table:table-cell office:value-type="float" office:value="130.986666666667">
            <text:p>130.9866666667</text:p>
          </table:table-cell>
          <table:table-cell office:value-type="float" office:value="160.348333333333">
            <text:p>160.3483333333</text:p>
          </table:table-cell>
          <table:table-cell office:value-type="float" office:value="227.943333333333">
            <text:p>227.9433333333</text:p>
          </table:table-cell>
          <table:table-cell office:value-type="float" office:value="306.466666666667">
            <text:p>306.4666666667</text:p>
          </table:table-cell>
          <table:table-cell office:value-type="float" office:value="463.936666666667">
            <text:p>463.9366666667</text:p>
          </table:table-cell>
          <table:table-cell office:value-type="float" office:value="770.535">
            <text:p>770.535</text:p>
          </table:table-cell>
          <table:table-cell office:value-type="float" office:value="1608.53666666667">
            <text:p>1608.5366666667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16 Processes</text:p>
          </table:table-cell>
          <table:table-cell office:value-type="float" office:value="18.37">
            <text:p>18.37</text:p>
          </table:table-cell>
          <table:table-cell office:value-type="float" office:value="18.62375">
            <text:p>18.62375</text:p>
          </table:table-cell>
          <table:table-cell office:value-type="float" office:value="18.5625">
            <text:p>18.5625</text:p>
          </table:table-cell>
          <table:table-cell office:value-type="float" office:value="19.96125">
            <text:p>19.96125</text:p>
          </table:table-cell>
          <table:table-cell office:value-type="float" office:value="18.77625">
            <text:p>18.77625</text:p>
          </table:table-cell>
          <table:table-cell office:value-type="float" office:value="18.6625">
            <text:p>18.6625</text:p>
          </table:table-cell>
          <table:table-cell office:value-type="float" office:value="18.75125">
            <text:p>18.75125</text:p>
          </table:table-cell>
          <table:table-cell office:value-type="float" office:value="18.68">
            <text:p>18.68</text:p>
          </table:table-cell>
          <table:table-cell office:value-type="float" office:value="18.75375">
            <text:p>18.75375</text:p>
          </table:table-cell>
          <table:table-cell office:value-type="float" office:value="19.0475">
            <text:p>19.0475</text:p>
          </table:table-cell>
          <table:table-cell office:value-type="float" office:value="19.54875">
            <text:p>19.54875</text:p>
          </table:table-cell>
          <table:table-cell office:value-type="float" office:value="19.82625">
            <text:p>19.82625</text:p>
          </table:table-cell>
          <table:table-cell office:value-type="float" office:value="20.17625">
            <text:p>20.17625</text:p>
          </table:table-cell>
          <table:table-cell office:value-type="float" office:value="59.1625">
            <text:p>59.1625</text:p>
          </table:table-cell>
          <table:table-cell office:value-type="float" office:value="61.0825">
            <text:p>61.0825</text:p>
          </table:table-cell>
          <table:table-cell office:value-type="float" office:value="65.94">
            <text:p>65.94</text:p>
          </table:table-cell>
          <table:table-cell office:value-type="float" office:value="73.3425">
            <text:p>73.3425</text:p>
          </table:table-cell>
          <table:table-cell office:value-type="float" office:value="152.09125">
            <text:p>152.09125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4 Processes</text:p>
          </table:table-cell>
          <table:table-cell office:value-type="float" office:value="250.445">
            <text:p>250.445</text:p>
          </table:table-cell>
          <table:table-cell office:value-type="float" office:value="250.51">
            <text:p>250.51</text:p>
          </table:table-cell>
          <table:table-cell office:value-type="float" office:value="250.31">
            <text:p>250.31</text:p>
          </table:table-cell>
          <table:table-cell office:value-type="float" office:value="250.785">
            <text:p>250.785</text:p>
          </table:table-cell>
          <table:table-cell office:value-type="float" office:value="253.66">
            <text:p>253.66</text:p>
          </table:table-cell>
          <table:table-cell office:value-type="float" office:value="248.07">
            <text:p>248.07</text:p>
          </table:table-cell>
          <table:table-cell office:value-type="float" office:value="249.37">
            <text:p>249.37</text:p>
          </table:table-cell>
          <table:table-cell office:value-type="float" office:value="250.42">
            <text:p>250.42</text:p>
          </table:table-cell>
          <table:table-cell office:value-type="float" office:value="251.575">
            <text:p>251.575</text:p>
          </table:table-cell>
          <table:table-cell office:value-type="float" office:value="252.11">
            <text:p>252.11</text:p>
          </table:table-cell>
          <table:table-cell office:value-type="float" office:value="260.495">
            <text:p>260.495</text:p>
          </table:table-cell>
          <table:table-cell office:value-type="float" office:value="278.96">
            <text:p>278.96</text:p>
          </table:table-cell>
          <table:table-cell office:value-type="float" office:value="366.04">
            <text:p>366.04</text:p>
          </table:table-cell>
          <table:table-cell office:value-type="float" office:value="444.215">
            <text:p>444.215</text:p>
          </table:table-cell>
          <table:table-cell office:value-type="float" office:value="605.405">
            <text:p>605.405</text:p>
          </table:table-cell>
          <table:table-cell office:value-type="float" office:value="881.765">
            <text:p>881.765</text:p>
          </table:table-cell>
          <table:table-cell office:value-type="float" office:value="1537.74">
            <text:p>1537.74</text:p>
          </table:table-cell>
          <table:table-cell office:value-type="float" office:value="3456.59">
            <text:p>3456.59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8 Processes</text:p>
          </table:table-cell>
          <table:table-cell office:value-type="float" office:value="12.27">
            <text:p>12.27</text:p>
          </table:table-cell>
          <table:table-cell office:value-type="float" office:value="12.0175">
            <text:p>12.0175</text:p>
          </table:table-cell>
          <table:table-cell office:value-type="float" office:value="12.1425">
            <text:p>12.1425</text:p>
          </table:table-cell>
          <table:table-cell office:value-type="float" office:value="12.04">
            <text:p>12.04</text:p>
          </table:table-cell>
          <table:table-cell office:value-type="float" office:value="12.0775">
            <text:p>12.0775</text:p>
          </table:table-cell>
          <table:table-cell office:value-type="float" office:value="12.2475">
            <text:p>12.2475</text:p>
          </table:table-cell>
          <table:table-cell office:value-type="float" office:value="11.9975">
            <text:p>11.9975</text:p>
          </table:table-cell>
          <table:table-cell office:value-type="float" office:value="12.2925">
            <text:p>12.2925</text:p>
          </table:table-cell>
          <table:table-cell office:value-type="float" office:value="12.4325">
            <text:p>12.4325</text:p>
          </table:table-cell>
          <table:table-cell office:value-type="float" office:value="12.595">
            <text:p>12.595</text:p>
          </table:table-cell>
          <table:table-cell office:value-type="float" office:value="12.9375">
            <text:p>12.9375</text:p>
          </table:table-cell>
          <table:table-cell office:value-type="float" office:value="13.375">
            <text:p>13.375</text:p>
          </table:table-cell>
          <table:table-cell office:value-type="float" office:value="14.4">
            <text:p>14.4</text:p>
          </table:table-cell>
          <table:table-cell office:value-type="float" office:value="47.6175">
            <text:p>47.6175</text:p>
          </table:table-cell>
          <table:table-cell office:value-type="float" office:value="43.805">
            <text:p>43.805</text:p>
          </table:table-cell>
          <table:table-cell office:value-type="float" office:value="47.07">
            <text:p>47.07</text:p>
          </table:table-cell>
          <table:table-cell office:value-type="float" office:value="61.2025">
            <text:p>61.2025</text:p>
          </table:table-cell>
          <table:table-cell office:value-type="float" office:value="100.13">
            <text:p>100.13</text:p>
          </table:table-cell>
        </table:table-row>
        <table:table-row table:style-name="ro2" table:number-rows-repeated="2">
          <table:table-cell table:number-columns-repeated="20"/>
        </table:table-row>
        <table:table-row table:style-name="ro1">
          <table:table-cell table:number-columns-repeated="2"/>
          <table:table-cell table:formula="of:=[.C19]/[.C15]" office:value-type="float" office:value="2.56828885400314">
            <text:p>2.568288854</text:p>
          </table:table-cell>
          <table:table-cell table:formula="of:=[.D19]/[.D15]" office:value-type="float" office:value="2.16434038721297">
            <text:p>2.1643403872</text:p>
          </table:table-cell>
          <table:table-cell table:formula="of:=[.E19]/[.E15]" office:value-type="float" office:value="2.3463768115942">
            <text:p>2.3463768116</text:p>
          </table:table-cell>
          <table:table-cell table:formula="of:=[.F19]/[.F15]" office:value-type="float" office:value="2.25573770491803">
            <text:p>2.2557377049</text:p>
          </table:table-cell>
          <table:table-cell table:formula="of:=[.G19]/[.G15]" office:value-type="float" office:value="2.32819277108434">
            <text:p>2.3281927711</text:p>
          </table:table-cell>
          <table:table-cell table:formula="of:=[.H19]/[.H15]" office:value-type="float" office:value="2.3428981348637">
            <text:p>2.3428981349</text:p>
          </table:table-cell>
          <table:table-cell table:formula="of:=[.I19]/[.I15]" office:value-type="float" office:value="2.3780971258672">
            <text:p>2.3780971259</text:p>
          </table:table-cell>
          <table:table-cell table:formula="of:=[.J19]/[.J15]" office:value-type="float" office:value="2.34813753581662">
            <text:p>2.3481375358</text:p>
          </table:table-cell>
          <table:table-cell table:formula="of:=[.K19]/[.K15]" office:value-type="float" office:value="2.39201539201539">
            <text:p>2.392015392</text:p>
          </table:table-cell>
          <table:table-cell table:formula="of:=[.L19]/[.L15]" office:value-type="float" office:value="2.338904363974">
            <text:p>2.338904364</text:p>
          </table:table-cell>
          <table:table-cell table:formula="of:=[.M19]/[.M15]" office:value-type="float" office:value="2.22198368398454">
            <text:p>2.221983684</text:p>
          </table:table-cell>
          <table:table-cell table:formula="of:=[.N19]/[.N15]" office:value-type="float" office:value="2.390527256479">
            <text:p>2.3905272565</text:p>
          </table:table-cell>
          <table:table-cell table:formula="of:=[.O19]/[.O15]" office:value-type="float" office:value="2.42118537200504">
            <text:p>2.421185372</text:p>
          </table:table-cell>
          <table:table-cell table:formula="of:=[.P19]/[.P15]" office:value-type="float" office:value="3.34275184275184">
            <text:p>3.3427518428</text:p>
          </table:table-cell>
          <table:table-cell table:formula="of:=[.Q19]/[.Q15]" office:value-type="float" office:value="2.54939618798196">
            <text:p>2.549396188</text:p>
          </table:table-cell>
          <table:table-cell table:formula="of:=[.R19]/[.R15]" office:value-type="float" office:value="1.95351732724632">
            <text:p>1.9535173272</text:p>
          </table:table-cell>
          <table:table-cell table:formula="of:=[.S19]/[.S15]" office:value-type="float" office:value="1.74180007114906">
            <text:p>1.7418000711</text:p>
          </table:table-cell>
          <table:table-cell table:formula="of:=[.T19]/[.T15]" office:value-type="float" office:value="1.75014201441993">
            <text:p>1.7501420144</text:p>
          </table:table-cell>
        </table:table-row>
        <table:table-row table:style-name="ro1">
          <table:table-cell table:number-columns-repeated="2"/>
          <table:table-cell table:formula="of:=[.C17]/[.C13]" office:value-type="float" office:value="3.33242630385488">
            <text:p>3.3324263039</text:p>
          </table:table-cell>
          <table:table-cell table:formula="of:=[.D17]/[.D13]" office:value-type="float" office:value="3.10395833333333">
            <text:p>3.1039583333</text:p>
          </table:table-cell>
          <table:table-cell table:formula="of:=[.E17]/[.E13]" office:value-type="float" office:value="3.15957446808511">
            <text:p>3.1595744681</text:p>
          </table:table-cell>
          <table:table-cell table:formula="of:=[.F17]/[.F13]" office:value-type="float" office:value="3.34359296482412">
            <text:p>3.3435929648</text:p>
          </table:table-cell>
          <table:table-cell table:formula="of:=[.G17]/[.G13]" office:value-type="float" office:value="3.16631534569983">
            <text:p>3.1663153457</text:p>
          </table:table-cell>
          <table:table-cell table:formula="of:=[.H17]/[.H13]" office:value-type="float" office:value="3.12539250575675">
            <text:p>3.1253925058</text:p>
          </table:table-cell>
          <table:table-cell table:formula="of:=[.I17]/[.I13]" office:value-type="float" office:value="3.14684287812041">
            <text:p>3.1468428781</text:p>
          </table:table-cell>
          <table:table-cell table:formula="of:=[.J17]/[.J13]" office:value-type="float" office:value="3.13751837077472">
            <text:p>3.1375183708</text:p>
          </table:table-cell>
          <table:table-cell table:formula="of:=[.K17]/[.K13]" office:value-type="float" office:value="3.15653271617926">
            <text:p>3.1565327162</text:p>
          </table:table-cell>
          <table:table-cell table:formula="of:=[.L17]/[.L13]" office:value-type="float" office:value="3.1219012497439">
            <text:p>3.1219012497</text:p>
          </table:table-cell>
          <table:table-cell table:formula="of:=[.M17]/[.M13]" office:value-type="float" office:value="3.20274421462216">
            <text:p>3.2027442146</text:p>
          </table:table-cell>
          <table:table-cell table:formula="of:=[.N17]/[.N13]" office:value-type="float" office:value="3.16019127316198">
            <text:p>3.1601912732</text:p>
          </table:table-cell>
          <table:table-cell table:formula="of:=[.O17]/[.O13]" office:value-type="float" office:value="2.85529807182027">
            <text:p>2.8552980718</text:p>
          </table:table-cell>
          <table:table-cell table:formula="of:=[.P17]/[.P13]" office:value-type="float" office:value="3.90672719768882">
            <text:p>3.9067271977</text:p>
          </table:table-cell>
          <table:table-cell table:formula="of:=[.Q17]/[.Q13]" office:value-type="float" office:value="3.25751616558896">
            <text:p>3.2575161656</text:p>
          </table:table-cell>
          <table:table-cell table:formula="of:=[.R17]/[.R13]" office:value-type="float" office:value="2.46263012931236">
            <text:p>2.4626301293</text:p>
          </table:table-cell>
          <table:table-cell table:formula="of:=[.S17]/[.S13]" office:value-type="float" office:value="1.86325817719911">
            <text:p>1.8632581772</text:p>
          </table:table-cell>
          <table:table-cell table:formula="of:=[.T17]/[.T13]" office:value-type="float" office:value="2.12036665911507">
            <text:p>2.1203666591</text:p>
          </table:table-cell>
        </table:table-row>
        <table:table-row table:style-name="ro2">
          <table:table-cell table:number-columns-repeated="20"/>
        </table:table-row>
        <table:table-row table:style-name="ro1">
          <table:table-cell/>
          <table:table-cell office:value-type="string">
            <text:p>Message size (B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  <table:table-cell office:value-type="float" office:value="4096">
            <text:p>409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2 Processes</text:p>
          </table:table-cell>
          <table:table-cell office:value-type="float" office:value="241.13">
            <text:p>241.13</text:p>
          </table:table-cell>
          <table:table-cell office:value-type="float" office:value="241.41">
            <text:p>241.41</text:p>
          </table:table-cell>
          <table:table-cell office:value-type="float" office:value="242.15">
            <text:p>242.15</text:p>
          </table:table-cell>
          <table:table-cell office:value-type="float" office:value="244.82">
            <text:p>244.82</text:p>
          </table:table-cell>
          <table:table-cell office:value-type="float" office:value="242.25">
            <text:p>242.25</text:p>
          </table:table-cell>
          <table:table-cell office:value-type="float" office:value="244.3">
            <text:p>244.3</text:p>
          </table:table-cell>
          <table:table-cell office:value-type="float" office:value="259.02">
            <text:p>259.02</text:p>
          </table:table-cell>
          <table:table-cell office:value-type="float" office:value="246.2">
            <text:p>246.2</text:p>
          </table:table-cell>
          <table:table-cell office:value-type="float" office:value="249.36">
            <text:p>249.36</text:p>
          </table:table-cell>
          <table:table-cell office:value-type="float" office:value="250.68">
            <text:p>250.68</text:p>
          </table:table-cell>
          <table:table-cell office:value-type="float" office:value="251.79">
            <text:p>251.79</text:p>
          </table:table-cell>
          <table:table-cell office:value-type="float" office:value="273.09">
            <text:p>273.09</text:p>
          </table:table-cell>
          <table:table-cell office:value-type="float" office:value="348.39">
            <text:p>348.39</text:p>
          </table:table-cell>
          <table:table-cell office:value-type="float" office:value="412.59">
            <text:p>412.59</text:p>
          </table:table-cell>
          <table:table-cell office:value-type="float" office:value="572.28">
            <text:p>572.28</text:p>
          </table:table-cell>
          <table:table-cell office:value-type="float" office:value="836.28">
            <text:p>836.28</text:p>
          </table:table-cell>
          <table:table-cell office:value-type="float" office:value="1468.71">
            <text:p>1468.71</text:p>
          </table:table-cell>
          <table:table-cell office:value-type="float" office:value="3300.21">
            <text:p>3300.21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49">
            <text:p>0.49</text:p>
          </table:table-cell>
          <table:table-cell office:value-type="float" office:value="0.97">
            <text:p>0.97</text:p>
          </table:table-cell>
          <table:table-cell office:value-type="float" office:value="1.94">
            <text:p>1.94</text:p>
          </table:table-cell>
          <table:table-cell office:value-type="float" office:value="3.58">
            <text:p>3.58</text:p>
          </table:table-cell>
          <table:table-cell office:value-type="float" office:value="5.61">
            <text:p>5.61</text:p>
          </table:table-cell>
          <table:table-cell office:value-type="float" office:value="9.47">
            <text:p>9.47</text:p>
          </table:table-cell>
          <table:table-cell office:value-type="float" office:value="13.65">
            <text:p>13.65</text:p>
          </table:table-cell>
          <table:table-cell office:value-type="float" office:value="18.68">
            <text:p>18.68</text:p>
          </table:table-cell>
          <table:table-cell office:value-type="float" office:value="21.28">
            <text:p>21.28</text:p>
          </table:table-cell>
          <table:table-cell office:value-type="float" office:value="18.94">
            <text:p>18.94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4 Processes</text:p>
          </table:table-cell>
          <table:table-cell office:value-type="float" office:value="11.26">
            <text:p>11.26</text:p>
          </table:table-cell>
          <table:table-cell office:value-type="float" office:value="11.065">
            <text:p>11.065</text:p>
          </table:table-cell>
          <table:table-cell office:value-type="float" office:value="11.145">
            <text:p>11.145</text:p>
          </table:table-cell>
          <table:table-cell office:value-type="float" office:value="10.85">
            <text:p>10.85</text:p>
          </table:table-cell>
          <table:table-cell office:value-type="float" office:value="11.005">
            <text:p>11.005</text:p>
          </table:table-cell>
          <table:table-cell office:value-type="float" office:value="11.02">
            <text:p>11.02</text:p>
          </table:table-cell>
          <table:table-cell office:value-type="float" office:value="11.31">
            <text:p>11.31</text:p>
          </table:table-cell>
          <table:table-cell office:value-type="float" office:value="10.93">
            <text:p>10.93</text:p>
          </table:table-cell>
          <table:table-cell office:value-type="float" office:value="11.495">
            <text:p>11.495</text:p>
          </table:table-cell>
          <table:table-cell office:value-type="float" office:value="12.21">
            <text:p>12.21</text:p>
          </table:table-cell>
          <table:table-cell office:value-type="float" office:value="12.505">
            <text:p>12.505</text:p>
          </table:table-cell>
          <table:table-cell office:value-type="float" office:value="13.07">
            <text:p>13.07</text:p>
          </table:table-cell>
          <table:table-cell office:value-type="float" office:value="16.56">
            <text:p>16.56</text:p>
          </table:table-cell>
          <table:table-cell office:value-type="float" office:value="41.165">
            <text:p>41.165</text:p>
          </table:table-cell>
          <table:table-cell office:value-type="float" office:value="42.22">
            <text:p>42.22</text:p>
          </table:table-cell>
          <table:table-cell office:value-type="float" office:value="43.18">
            <text:p>43.18</text:p>
          </table:table-cell>
          <table:table-cell office:value-type="float" office:value="61.625">
            <text:p>61.625</text:p>
          </table:table-cell>
          <table:table-cell office:value-type="float" office:value="97.015">
            <text:p>97.015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4 Processes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0.175">
            <text:p>0.175</text:p>
          </table:table-cell>
          <table:table-cell office:value-type="float" office:value="0.355">
            <text:p>0.355</text:p>
          </table:table-cell>
          <table:table-cell office:value-type="float" office:value="0.695">
            <text:p>0.695</text:p>
          </table:table-cell>
          <table:table-cell office:value-type="float" office:value="1.385">
            <text:p>1.385</text:p>
          </table:table-cell>
          <table:table-cell office:value-type="float" office:value="2.7">
            <text:p>2.7</text:p>
          </table:table-cell>
          <table:table-cell office:value-type="float" office:value="5.59">
            <text:p>5.59</text:p>
          </table:table-cell>
          <table:table-cell office:value-type="float" office:value="10.68">
            <text:p>10.68</text:p>
          </table:table-cell>
          <table:table-cell office:value-type="float" office:value="19.995">
            <text:p>19.995</text:p>
          </table:table-cell>
          <table:table-cell office:value-type="float" office:value="39.055">
            <text:p>39.055</text:p>
          </table:table-cell>
          <table:table-cell office:value-type="float" office:value="74.725">
            <text:p>74.725</text:p>
          </table:table-cell>
          <table:table-cell office:value-type="float" office:value="117.95">
            <text:p>117.95</text:p>
          </table:table-cell>
          <table:table-cell office:value-type="float" office:value="95.02">
            <text:p>95.02</text:p>
          </table:table-cell>
          <table:table-cell office:value-type="float" office:value="185.07">
            <text:p>185.07</text:p>
          </table:table-cell>
          <table:table-cell office:value-type="float" office:value="363.335">
            <text:p>363.335</text:p>
          </table:table-cell>
          <table:table-cell office:value-type="float" office:value="507.12">
            <text:p>507.12</text:p>
          </table:table-cell>
          <table:table-cell office:value-type="float" office:value="644.505">
            <text:p>644.505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6 Processes</text:p>
          </table:table-cell>
          <table:table-cell office:value-type="float" office:value="116.656666666667">
            <text:p>116.6566666667</text:p>
          </table:table-cell>
          <table:table-cell office:value-type="float" office:value="116.313333333333">
            <text:p>116.3133333333</text:p>
          </table:table-cell>
          <table:table-cell office:value-type="float" office:value="116.02">
            <text:p>116.02</text:p>
          </table:table-cell>
          <table:table-cell office:value-type="float" office:value="116.29">
            <text:p>116.29</text:p>
          </table:table-cell>
          <table:table-cell office:value-type="float" office:value="116.566666666667">
            <text:p>116.5666666667</text:p>
          </table:table-cell>
          <table:table-cell office:value-type="float" office:value="116.296666666667">
            <text:p>116.2966666667</text:p>
          </table:table-cell>
          <table:table-cell office:value-type="float" office:value="116.213333333333">
            <text:p>116.2133333333</text:p>
          </table:table-cell>
          <table:table-cell office:value-type="float" office:value="117.333333333333">
            <text:p>117.3333333333</text:p>
          </table:table-cell>
          <table:table-cell office:value-type="float" office:value="119.106666666667">
            <text:p>119.1066666667</text:p>
          </table:table-cell>
          <table:table-cell office:value-type="float" office:value="121.896666666667">
            <text:p>121.8966666667</text:p>
          </table:table-cell>
          <table:table-cell office:value-type="float" office:value="127.413333333333">
            <text:p>127.4133333333</text:p>
          </table:table-cell>
          <table:table-cell office:value-type="float" office:value="129.08">
            <text:p>129.08</text:p>
          </table:table-cell>
          <table:table-cell office:value-type="float" office:value="155.19">
            <text:p>155.19</text:p>
          </table:table-cell>
          <table:table-cell office:value-type="float" office:value="217.66">
            <text:p>217.66</text:p>
          </table:table-cell>
          <table:table-cell office:value-type="float" office:value="305.626666666667">
            <text:p>305.6266666667</text:p>
          </table:table-cell>
          <table:table-cell office:value-type="float" office:value="442.16">
            <text:p>442.16</text:p>
          </table:table-cell>
          <table:table-cell office:value-type="float" office:value="689.546666666667">
            <text:p>689.5466666667</text:p>
          </table:table-cell>
          <table:table-cell office:value-type="float" office:value="1357.29666666667">
            <text:p>1357.2966666667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6 Processes</text:p>
          </table:table-cell>
          <table:table-cell office:value-type="float" office:value="0">
            <text:p>0</text:p>
          </table:table-cell>
          <table:table-cell office:value-type="float" office:value="0.0366666666666667">
            <text:p>0.0366666667</text:p>
          </table:table-cell>
          <table:table-cell office:value-type="float" office:value="0.0766666666666667">
            <text:p>0.0766666667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606666666666667">
            <text:p>0.6066666667</text:p>
          </table:table-cell>
          <table:table-cell office:value-type="float" office:value="1.23">
            <text:p>1.23</text:p>
          </table:table-cell>
          <table:table-cell office:value-type="float" office:value="2.42666666666667">
            <text:p>2.4266666667</text:p>
          </table:table-cell>
          <table:table-cell office:value-type="float" office:value="4.92333333333333">
            <text:p>4.9233333333</text:p>
          </table:table-cell>
          <table:table-cell office:value-type="float" office:value="9.70666666666667">
            <text:p>9.7066666667</text:p>
          </table:table-cell>
          <table:table-cell office:value-type="float" office:value="18.9933333333333">
            <text:p>18.9933333333</text:p>
          </table:table-cell>
          <table:table-cell office:value-type="float" office:value="37.2966666666667">
            <text:p>37.2966666667</text:p>
          </table:table-cell>
          <table:table-cell office:value-type="float" office:value="62.5266666666667">
            <text:p>62.5266666667</text:p>
          </table:table-cell>
          <table:table-cell office:value-type="float" office:value="43.62">
            <text:p>43.62</text:p>
          </table:table-cell>
          <table:table-cell office:value-type="float" office:value="72.7">
            <text:p>72.7</text:p>
          </table:table-cell>
          <table:table-cell office:value-type="float" office:value="122.736666666667">
            <text:p>122.7366666667</text:p>
          </table:table-cell>
          <table:table-cell office:value-type="float" office:value="187.176666666667">
            <text:p>187.1766666667</text:p>
          </table:table-cell>
          <table:table-cell office:value-type="float" office:value="242.846666666667">
            <text:p>242.8466666667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string">
            <text:p>TCP, 8 Processes</text:p>
          </table:table-cell>
          <table:table-cell office:value-type="float" office:value="18.28">
            <text:p>18.28</text:p>
          </table:table-cell>
          <table:table-cell office:value-type="float" office:value="18.0575">
            <text:p>18.0575</text:p>
          </table:table-cell>
          <table:table-cell office:value-type="float" office:value="18.2875">
            <text:p>18.2875</text:p>
          </table:table-cell>
          <table:table-cell office:value-type="float" office:value="18.07">
            <text:p>18.07</text:p>
          </table:table-cell>
          <table:table-cell office:value-type="float" office:value="18.26">
            <text:p>18.26</text:p>
          </table:table-cell>
          <table:table-cell office:value-type="float" office:value="18.0575">
            <text:p>18.0575</text:p>
          </table:table-cell>
          <table:table-cell office:value-type="float" office:value="17.9325">
            <text:p>17.9325</text:p>
          </table:table-cell>
          <table:table-cell office:value-type="float" office:value="18.165">
            <text:p>18.165</text:p>
          </table:table-cell>
          <table:table-cell office:value-type="float" office:value="18.45">
            <text:p>18.45</text:p>
          </table:table-cell>
          <table:table-cell office:value-type="float" office:value="18.51">
            <text:p>18.51</text:p>
          </table:table-cell>
          <table:table-cell office:value-type="float" office:value="18.56">
            <text:p>18.56</text:p>
          </table:table-cell>
          <table:table-cell office:value-type="float" office:value="20.1025">
            <text:p>20.1025</text:p>
          </table:table-cell>
          <table:table-cell office:value-type="float" office:value="20.885">
            <text:p>20.885</text:p>
          </table:table-cell>
          <table:table-cell office:value-type="float" office:value="57.2075">
            <text:p>57.2075</text:p>
          </table:table-cell>
          <table:table-cell office:value-type="float" office:value="59.4175">
            <text:p>59.4175</text:p>
          </table:table-cell>
          <table:table-cell office:value-type="float" office:value="64.31">
            <text:p>64.31</text:p>
          </table:table-cell>
          <table:table-cell office:value-type="float" office:value="77.1375">
            <text:p>77.1375</text:p>
          </table:table-cell>
          <table:table-cell office:value-type="float" office:value="124.2625">
            <text:p>124.2625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string">
            <text:p>TCP, 8 Processes</text:p>
          </table:table-cell>
          <table:table-cell office:value-type="float" office:value="0">
            <text:p>0</text:p>
          </table:table-cell>
          <table:table-cell office:value-type="float" office:value="0.0525">
            <text:p>0.0525</text:p>
          </table:table-cell>
          <table:table-cell office:value-type="float" office:value="0.105">
            <text:p>0.105</text:p>
          </table:table-cell>
          <table:table-cell office:value-type="float" office:value="0.21">
            <text:p>0.21</text:p>
          </table:table-cell>
          <table:table-cell office:value-type="float" office:value="0.4175">
            <text:p>0.4175</text:p>
          </table:table-cell>
          <table:table-cell office:value-type="float" office:value="0.845">
            <text:p>0.845</text:p>
          </table:table-cell>
          <table:table-cell office:value-type="float" office:value="1.705">
            <text:p>1.705</text:p>
          </table:table-cell>
          <table:table-cell office:value-type="float" office:value="3.3675">
            <text:p>3.3675</text:p>
          </table:table-cell>
          <table:table-cell office:value-type="float" office:value="6.625">
            <text:p>6.625</text:p>
          </table:table-cell>
          <table:table-cell office:value-type="float" office:value="13.1975">
            <text:p>13.1975</text:p>
          </table:table-cell>
          <table:table-cell office:value-type="float" office:value="26.3375">
            <text:p>26.3375</text:p>
          </table:table-cell>
          <table:table-cell office:value-type="float" office:value="48.5925">
            <text:p>48.5925</text:p>
          </table:table-cell>
          <table:table-cell office:value-type="float" office:value="93.5275">
            <text:p>93.5275</text:p>
          </table:table-cell>
          <table:table-cell office:value-type="float" office:value="68.495">
            <text:p>68.495</text:p>
          </table:table-cell>
          <table:table-cell office:value-type="float" office:value="131.68">
            <text:p>131.68</text:p>
          </table:table-cell>
          <table:table-cell office:value-type="float" office:value="245.72">
            <text:p>245.72</text:p>
          </table:table-cell>
          <table:table-cell office:value-type="float" office:value="405.5025">
            <text:p>405.5025</text:p>
          </table:table-cell>
          <table:table-cell office:value-type="float" office:value="503.46">
            <text:p>503.46</text:p>
          </table:table-cell>
        </table:table-row>
        <table:table-row table:style-name="ro4">
          <table:table-cell office:value-type="string">
            <text:p>Latency (microseconds)</text:p>
          </table:table-cell>
          <table:table-cell office:value-type="string">
            <text:p>RoCE, 2 Processes</text:p>
          </table:table-cell>
          <table:table-cell office:value-type="float" office:value="192.37">
            <text:p>192.37</text:p>
          </table:table-cell>
          <table:table-cell office:value-type="float" office:value="192.75">
            <text:p>192.75</text:p>
          </table:table-cell>
          <table:table-cell office:value-type="float" office:value="190.93">
            <text:p>190.93</text:p>
          </table:table-cell>
          <table:table-cell office:value-type="float" office:value="191.37">
            <text:p>191.37</text:p>
          </table:table-cell>
          <table:table-cell office:value-type="float" office:value="193.74">
            <text:p>193.74</text:p>
          </table:table-cell>
          <table:table-cell office:value-type="float" office:value="191.79">
            <text:p>191.79</text:p>
          </table:table-cell>
          <table:table-cell office:value-type="float" office:value="192.31">
            <text:p>192.31</text:p>
          </table:table-cell>
          <table:table-cell office:value-type="float" office:value="192.99">
            <text:p>192.99</text:p>
          </table:table-cell>
          <table:table-cell office:value-type="float" office:value="221.45">
            <text:p>221.45</text:p>
          </table:table-cell>
          <table:table-cell office:value-type="float" office:value="231.48">
            <text:p>231.48</text:p>
          </table:table-cell>
          <table:table-cell office:value-type="float" office:value="251.14">
            <text:p>251.14</text:p>
          </table:table-cell>
          <table:table-cell office:value-type="float" office:value="283.99">
            <text:p>283.99</text:p>
          </table:table-cell>
          <table:table-cell office:value-type="float" office:value="313.72">
            <text:p>313.72</text:p>
          </table:table-cell>
          <table:table-cell office:value-type="float" office:value="435.36">
            <text:p>435.36</text:p>
          </table:table-cell>
          <table:table-cell office:value-type="float" office:value="579.28">
            <text:p>579.28</text:p>
          </table:table-cell>
          <table:table-cell office:value-type="float" office:value="1344.29">
            <text:p>1344.29</text:p>
          </table:table-cell>
          <table:table-cell office:value-type="float" office:value="2056.45">
            <text:p>2056.45</text:p>
          </table:table-cell>
          <table:table-cell office:value-type="float" office:value="3430.44">
            <text:p>3430.44</text:p>
          </table:table-cell>
        </table:table-row>
        <table:table-row table:style-name="ro4">
          <table:table-cell office:value-type="string">
            <text:p>Bandwidth (MB/s)</text:p>
          </table:table-cell>
          <table:table-cell office:value-type="string">
            <text:p>RoCE,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0.55">
            <text:p>0.55</text:p>
          </table:table-cell>
          <table:table-cell office:value-type="float" office:value="1.05">
            <text:p>1.05</text:p>
          </table:table-cell>
          <table:table-cell office:value-type="float" office:value="1.94">
            <text:p>1.94</text:p>
          </table:table-cell>
          <table:table-cell office:value-type="float" office:value="3.44">
            <text:p>3.44</text:p>
          </table:table-cell>
          <table:table-cell office:value-type="float" office:value="6.23">
            <text:p>6.23</text:p>
          </table:table-cell>
          <table:table-cell office:value-type="float" office:value="8.97">
            <text:p>8.97</text:p>
          </table:table-cell>
          <table:table-cell office:value-type="float" office:value="13.49">
            <text:p>13.49</text:p>
          </table:table-cell>
          <table:table-cell office:value-type="float" office:value="11.62">
            <text:p>11.62</text:p>
          </table:table-cell>
          <table:table-cell office:value-type="float" office:value="15.2">
            <text:p>15.2</text:p>
          </table:table-cell>
          <table:table-cell office:value-type="float" office:value="18.22">
            <text:p>18.22</text:p>
          </table:table-cell>
        </table:table-row>
        <table:table-row table:style-name="ro4">
          <table:table-cell office:value-type="string">
            <text:p>Latency (microseconds)</text:p>
          </table:table-cell>
          <table:table-cell office:value-type="string">
            <text:p>RoCE, 4 Processes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4.91">
            <text:p>4.91</text:p>
          </table:table-cell>
          <table:table-cell office:value-type="float" office:value="4.785">
            <text:p>4.785</text:p>
          </table:table-cell>
          <table:table-cell office:value-type="float" office:value="4.695">
            <text:p>4.695</text:p>
          </table:table-cell>
          <table:table-cell office:value-type="float" office:value="4.645">
            <text:p>4.645</text:p>
          </table:table-cell>
          <table:table-cell office:value-type="float" office:value="4.845">
            <text:p>4.845</text:p>
          </table:table-cell>
          <table:table-cell office:value-type="float" office:value="4.92">
            <text:p>4.92</text:p>
          </table:table-cell>
          <table:table-cell office:value-type="float" office:value="4.93">
            <text:p>4.93</text:p>
          </table:table-cell>
          <table:table-cell office:value-type="float" office:value="4.745">
            <text:p>4.745</text:p>
          </table:table-cell>
          <table:table-cell office:value-type="float" office:value="5.245">
            <text:p>5.245</text:p>
          </table:table-cell>
          <table:table-cell office:value-type="float" office:value="5.325">
            <text:p>5.325</text:p>
          </table:table-cell>
          <table:table-cell office:value-type="float" office:value="5.94">
            <text:p>5.94</text:p>
          </table:table-cell>
          <table:table-cell office:value-type="float" office:value="13.915">
            <text:p>13.915</text:p>
          </table:table-cell>
          <table:table-cell office:value-type="float" office:value="16.8">
            <text:p>16.8</text:p>
          </table:table-cell>
          <table:table-cell office:value-type="float" office:value="24.07">
            <text:p>24.07</text:p>
          </table:table-cell>
          <table:table-cell office:value-type="float" office:value="34.925">
            <text:p>34.925</text:p>
          </table:table-cell>
          <table:table-cell office:value-type="float" office:value="57.215">
            <text:p>57.215</text:p>
          </table:table-cell>
        </table:table-row>
        <table:table-row table:style-name="ro4">
          <table:table-cell office:value-type="string">
            <text:p>Bandwidth (MB/s)</text:p>
          </table:table-cell>
          <table:table-cell office:value-type="string">
            <text:p>RoCE, 4 Processes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85">
            <text:p>0.385</text:p>
          </table:table-cell>
          <table:table-cell office:value-type="float" office:value="0.8">
            <text:p>0.8</text:p>
          </table:table-cell>
          <table:table-cell office:value-type="float" office:value="1.625">
            <text:p>1.625</text:p>
          </table:table-cell>
          <table:table-cell office:value-type="float" office:value="3.29">
            <text:p>3.29</text:p>
          </table:table-cell>
          <table:table-cell office:value-type="float" office:value="6.295">
            <text:p>6.295</text:p>
          </table:table-cell>
          <table:table-cell office:value-type="float" office:value="12.41">
            <text:p>12.41</text:p>
          </table:table-cell>
          <table:table-cell office:value-type="float" office:value="24.79">
            <text:p>24.79</text:p>
          </table:table-cell>
          <table:table-cell office:value-type="float" office:value="51.505">
            <text:p>51.505</text:p>
          </table:table-cell>
          <table:table-cell office:value-type="float" office:value="93.105">
            <text:p>93.105</text:p>
          </table:table-cell>
          <table:table-cell office:value-type="float" office:value="183.36">
            <text:p>183.36</text:p>
          </table:table-cell>
          <table:table-cell office:value-type="float" office:value="330.045">
            <text:p>330.045</text:p>
          </table:table-cell>
          <table:table-cell office:value-type="float" office:value="280.92">
            <text:p>280.92</text:p>
          </table:table-cell>
          <table:table-cell office:value-type="float" office:value="465.215">
            <text:p>465.215</text:p>
          </table:table-cell>
          <table:table-cell office:value-type="float" office:value="649.195">
            <text:p>649.195</text:p>
          </table:table-cell>
          <table:table-cell office:value-type="float" office:value="894.98">
            <text:p>894.98</text:p>
          </table:table-cell>
          <table:table-cell office:value-type="float" office:value="1092.395">
            <text:p>1092.395</text:p>
          </table:table-cell>
        </table:table-row>
        <table:table-row table:style-name="ro4">
          <table:table-cell office:value-type="string">
            <text:p>Latency (microseconds)</text:p>
          </table:table-cell>
          <table:table-cell office:value-type="string">
            <text:p>RoCE, 6 Processes</text:p>
          </table:table-cell>
          <table:table-cell office:value-type="float" office:value="75.06">
            <text:p>75.06</text:p>
          </table:table-cell>
          <table:table-cell office:value-type="float" office:value="73.79">
            <text:p>73.79</text:p>
          </table:table-cell>
          <table:table-cell office:value-type="float" office:value="74.99">
            <text:p>74.99</text:p>
          </table:table-cell>
          <table:table-cell office:value-type="float" office:value="75.1633333333333">
            <text:p>75.1633333333</text:p>
          </table:table-cell>
          <table:table-cell office:value-type="float" office:value="75.3833333333333">
            <text:p>75.3833333333</text:p>
          </table:table-cell>
          <table:table-cell office:value-type="float" office:value="75.3966666666667">
            <text:p>75.3966666667</text:p>
          </table:table-cell>
          <table:table-cell office:value-type="float" office:value="75.5366666666667">
            <text:p>75.5366666667</text:p>
          </table:table-cell>
          <table:table-cell office:value-type="float" office:value="75.0966666666667">
            <text:p>75.0966666667</text:p>
          </table:table-cell>
          <table:table-cell office:value-type="float" office:value="75.98">
            <text:p>75.98</text:p>
          </table:table-cell>
          <table:table-cell office:value-type="float" office:value="75.8866666666667">
            <text:p>75.8866666667</text:p>
          </table:table-cell>
          <table:table-cell office:value-type="float" office:value="77.15">
            <text:p>77.15</text:p>
          </table:table-cell>
          <table:table-cell office:value-type="float" office:value="88.8066666666667">
            <text:p>88.8066666667</text:p>
          </table:table-cell>
          <table:table-cell office:value-type="float" office:value="99.3866666666667">
            <text:p>99.3866666667</text:p>
          </table:table-cell>
          <table:table-cell office:value-type="float" office:value="3144.62">
            <text:p>3144.62</text:p>
          </table:table-cell>
          <table:table-cell office:value-type="float" office:value="5256.1">
            <text:p>5256.1</text:p>
          </table:table-cell>
          <table:table-cell office:value-type="float" office:value="22846.96">
            <text:p>22846.96</text:p>
          </table:table-cell>
          <table:table-cell office:value-type="float" office:value="39764.2233333333">
            <text:p>39764.2233333333</text:p>
          </table:table-cell>
          <table:table-cell office:value-type="float" office:value="7423.48">
            <text:p>7423.48</text:p>
          </table:table-cell>
        </table:table-row>
        <table:table-row table:style-name="ro4">
          <table:table-cell office:value-type="string">
            <text:p>Bandwidth (MB/s)</text:p>
          </table:table-cell>
          <table:table-cell office:value-type="string">
            <text:p>RoCE, 6 Processes</text:p>
          </table:table-cell>
          <table:table-cell office:value-type="float" office:value="0">
            <text:p>0</text:p>
          </table:table-cell>
          <table:table-cell office:value-type="float" office:value="0.106666666666667">
            <text:p>0.1066666667</text:p>
          </table:table-cell>
          <table:table-cell office:value-type="float" office:value="0.183333333333333">
            <text:p>0.1833333333</text:p>
          </table:table-cell>
          <table:table-cell office:value-type="float" office:value="0.36">
            <text:p>0.36</text:p>
          </table:table-cell>
          <table:table-cell office:value-type="float" office:value="0.713333333333333">
            <text:p>0.7133333333</text:p>
          </table:table-cell>
          <table:table-cell office:value-type="float" office:value="1.43333333333333">
            <text:p>1.4333333333</text:p>
          </table:table-cell>
          <table:table-cell office:value-type="float" office:value="2.86333333333333">
            <text:p>2.8633333333</text:p>
          </table:table-cell>
          <table:table-cell office:value-type="float" office:value="5.84333333333333">
            <text:p>5.8433333333</text:p>
          </table:table-cell>
          <table:table-cell office:value-type="float" office:value="11.3066666666667">
            <text:p>11.3066666667</text:p>
          </table:table-cell>
          <table:table-cell office:value-type="float" office:value="22.83">
            <text:p>22.83</text:p>
          </table:table-cell>
          <table:table-cell office:value-type="float" office:value="45.39">
            <text:p>45.39</text:p>
          </table:table-cell>
          <table:table-cell office:value-type="float" office:value="82.68">
            <text:p>82.68</text:p>
          </table:table-cell>
          <table:table-cell office:value-type="float" office:value="150.163333333333">
            <text:p>150.1633333333</text:p>
          </table:table-cell>
          <table:table-cell office:value-type="float" office:value="173.156666666667">
            <text:p>173.1566666667</text:p>
          </table:table-cell>
          <table:table-cell office:value-type="float" office:value="199.71">
            <text:p>199.71</text:p>
          </table:table-cell>
          <table:table-cell office:value-type="float" office:value="415.646666666667">
            <text:p>415.6466666667</text:p>
          </table:table-cell>
          <table:table-cell office:value-type="float" office:value="542.186666666667">
            <text:p>542.1866666667</text:p>
          </table:table-cell>
          <table:table-cell office:value-type="float" office:value="541.076666666667">
            <text:p>541.0766666667</text:p>
          </table:table-cell>
        </table:table-row>
        <table:table-row table:style-name="ro4">
          <table:table-cell office:value-type="string">
            <text:p>Latency (microseconds)</text:p>
          </table:table-cell>
          <table:table-cell office:value-type="string">
            <text:p>RoCE, 8 Processes</text:p>
          </table:table-cell>
          <table:table-cell office:value-type="float" office:value="5.8125">
            <text:p>5.8125</text:p>
          </table:table-cell>
          <table:table-cell office:value-type="float" office:value="5.6975">
            <text:p>5.6975</text:p>
          </table:table-cell>
          <table:table-cell office:value-type="float" office:value="5.6825">
            <text:p>5.6825</text:p>
          </table:table-cell>
          <table:table-cell office:value-type="float" office:value="5.71">
            <text:p>5.71</text:p>
          </table:table-cell>
          <table:table-cell office:value-type="float" office:value="5.665">
            <text:p>5.665</text:p>
          </table:table-cell>
          <table:table-cell office:value-type="float" office:value="5.715">
            <text:p>5.715</text:p>
          </table:table-cell>
          <table:table-cell office:value-type="float" office:value="5.6375">
            <text:p>5.6375</text:p>
          </table:table-cell>
          <table:table-cell office:value-type="float" office:value="5.7375">
            <text:p>5.7375</text:p>
          </table:table-cell>
          <table:table-cell office:value-type="float" office:value="5.8475">
            <text:p>5.8475</text:p>
          </table:table-cell>
          <table:table-cell office:value-type="float" office:value="5.965">
            <text:p>5.965</text:p>
          </table:table-cell>
          <table:table-cell office:value-type="float" office:value="5.94">
            <text:p>5.94</text:p>
          </table:table-cell>
          <table:table-cell office:value-type="float" office:value="6.185">
            <text:p>6.185</text:p>
          </table:table-cell>
          <table:table-cell office:value-type="float" office:value="6.785">
            <text:p>6.785</text:p>
          </table:table-cell>
          <table:table-cell office:value-type="float" office:value="14.8025">
            <text:p>14.8025</text:p>
          </table:table-cell>
          <table:table-cell office:value-type="float" office:value="18.3625">
            <text:p>18.3625</text:p>
          </table:table-cell>
          <table:table-cell office:value-type="float" office:value="26.67">
            <text:p>26.67</text:p>
          </table:table-cell>
          <table:table-cell office:value-type="float" office:value="39.2275">
            <text:p>39.2275</text:p>
          </table:table-cell>
          <table:table-cell office:value-type="float" office:value="67.45">
            <text:p>67.45</text:p>
          </table:table-cell>
        </table:table-row>
        <table:table-row table:style-name="ro4">
          <table:table-cell office:value-type="string">
            <text:p>Bandwidth (MB/s)</text:p>
          </table:table-cell>
          <table:table-cell office:value-type="string">
            <text:p>RoCE, 8 Processes</text:p>
          </table:table-cell>
          <table:table-cell office:value-type="float" office:value="0">
            <text:p>0</text:p>
          </table:table-cell>
          <table:table-cell office:value-type="float" office:value="0.1675">
            <text:p>0.1675</text:p>
          </table:table-cell>
          <table:table-cell office:value-type="float" office:value="0.3375">
            <text:p>0.3375</text:p>
          </table:table-cell>
          <table:table-cell office:value-type="float" office:value="0.67">
            <text:p>0.67</text:p>
          </table:table-cell>
          <table:table-cell office:value-type="float" office:value="1.3475">
            <text:p>1.3475</text:p>
          </table:table-cell>
          <table:table-cell office:value-type="float" office:value="2.6775">
            <text:p>2.6775</text:p>
          </table:table-cell>
          <table:table-cell office:value-type="float" office:value="5.4175">
            <text:p>5.4175</text:p>
          </table:table-cell>
          <table:table-cell office:value-type="float" office:value="10.65">
            <text:p>10.65</text:p>
          </table:table-cell>
          <table:table-cell office:value-type="float" office:value="20.92">
            <text:p>20.92</text:p>
          </table:table-cell>
          <table:table-cell office:value-type="float" office:value="41.0325">
            <text:p>41.0325</text:p>
          </table:table-cell>
          <table:table-cell office:value-type="float" office:value="82.325">
            <text:p>82.325</text:p>
          </table:table-cell>
          <table:table-cell office:value-type="float" office:value="157.965">
            <text:p>157.965</text:p>
          </table:table-cell>
          <table:table-cell office:value-type="float" office:value="288.505">
            <text:p>288.505</text:p>
          </table:table-cell>
          <table:table-cell office:value-type="float" office:value="264.045">
            <text:p>264.045</text:p>
          </table:table-cell>
          <table:table-cell office:value-type="float" office:value="425.815">
            <text:p>425.815</text:p>
          </table:table-cell>
          <table:table-cell office:value-type="float" office:value="586.32">
            <text:p>586.32</text:p>
          </table:table-cell>
          <table:table-cell office:value-type="float" office:value="796.685">
            <text:p>796.685</text:p>
          </table:table-cell>
          <table:table-cell office:value-type="float" office:value="926.6125">
            <text:p>926.6125</text:p>
          </table:table-cell>
        </table:table-row>
      </table:table>
      <table:table table:name="Sheet1_2" table:style-name="ta1">
        <table:table-column table:style-name="co1" table:default-cell-style-name="Default"/>
        <table:table-column table:style-name="co10" table:number-columns-repeated="24" table:default-cell-style-name="Default"/>
        <table:table-column table:style-name="co11" table:default-cell-style-name="Default"/>
        <table:table-column table:style-name="co10" table:number-columns-repeated="39" table:default-cell-style-name="Default"/>
        <table:table-column table:style-name="co12" table:number-columns-repeated="18" table:default-cell-style-name="Default"/>
        <table:table-row table:style-name="ro1">
          <table:table-cell office:value-type="string">
            <text:p>openib</text:p>
          </table:table-cell>
          <table:table-cell table:number-columns-repeated="82"/>
        </table:table-row>
        <table:table-row table:style-name="ro1">
          <table:table-cell office:value-type="string">
            <text:p>Message Size (B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381">
            <text:p>381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509">
            <text:p>509</text:p>
          </table:table-cell>
          <table:table-cell office:value-type="float" office:value="512">
            <text:p>512</text:p>
          </table:table-cell>
          <table:table-cell office:value-type="float" office:value="515">
            <text:p>515</text:p>
          </table:table-cell>
          <table:table-cell office:value-type="float" office:value="765">
            <text:p>765</text:p>
          </table:table-cell>
          <table:table-cell office:value-type="float" office:value="768">
            <text:p>768</text:p>
          </table:table-cell>
          <table:table-cell office:value-type="float" office:value="771">
            <text:p>771</text:p>
          </table:table-cell>
          <table:table-cell office:value-type="float" office:value="1021">
            <text:p>1021</text:p>
          </table:table-cell>
          <table:table-cell office:value-type="float" office:value="1024">
            <text:p>1024</text:p>
          </table:table-cell>
          <table:table-cell office:value-type="float" office:value="1027">
            <text:p>1027</text:p>
          </table:table-cell>
          <table:table-cell office:value-type="float" office:value="1533">
            <text:p>1533</text:p>
          </table:table-cell>
          <table:table-cell office:value-type="float" office:value="1536">
            <text:p>1536</text:p>
          </table:table-cell>
          <table:table-cell office:value-type="float" office:value="1539">
            <text:p>1539</text:p>
          </table:table-cell>
          <table:table-cell office:value-type="float" office:value="2045">
            <text:p>2045</text:p>
          </table:table-cell>
          <table:table-cell office:value-type="float" office:value="2048">
            <text:p>2048</text:p>
          </table:table-cell>
          <table:table-cell office:value-type="float" office:value="2051">
            <text:p>2051</text:p>
          </table:table-cell>
          <table:table-cell office:value-type="float" office:value="3069">
            <text:p>3069</text:p>
          </table:table-cell>
          <table:table-cell office:value-type="float" office:value="3072">
            <text:p>3072</text:p>
          </table:table-cell>
          <table:table-cell office:value-type="float" office:value="3075">
            <text:p>3075</text:p>
          </table:table-cell>
          <table:table-cell office:value-type="float" office:value="4093">
            <text:p>4093</text:p>
          </table:table-cell>
          <table:table-cell office:value-type="float" office:value="4096">
            <text:p>4096</text:p>
          </table:table-cell>
          <table:table-cell office:value-type="float" office:value="4099">
            <text:p>4099</text:p>
          </table:table-cell>
          <table:table-cell office:value-type="float" office:value="6141">
            <text:p>6141</text:p>
          </table:table-cell>
          <table:table-cell office:value-type="float" office:value="6144">
            <text:p>6144</text:p>
          </table:table-cell>
          <table:table-cell office:value-type="float" office:value="6147">
            <text:p>6147</text:p>
          </table:table-cell>
          <table:table-cell office:value-type="float" office:value="8189">
            <text:p>8189</text:p>
          </table:table-cell>
          <table:table-cell office:value-type="float" office:value="8192">
            <text:p>8192</text:p>
          </table:table-cell>
          <table:table-cell office:value-type="float" office:value="8195">
            <text:p>8195</text:p>
          </table:table-cell>
          <table:table-cell office:value-type="float" office:value="12285">
            <text:p>12285</text:p>
          </table:table-cell>
          <table:table-cell office:value-type="float" office:value="12288">
            <text:p>12288</text:p>
          </table:table-cell>
          <table:table-cell office:value-type="float" office:value="12291">
            <text:p>12291</text:p>
          </table:table-cell>
          <table:table-cell office:value-type="float" office:value="16381">
            <text:p>16381</text:p>
          </table:table-cell>
          <table:table-cell office:value-type="float" office:value="16384">
            <text:p>16384</text:p>
          </table:table-cell>
          <table:table-cell office:value-type="float" office:value="16387">
            <text:p>16387</text:p>
          </table:table-cell>
          <table:table-cell office:value-type="float" office:value="24573">
            <text:p>24573</text:p>
          </table:table-cell>
          <table:table-cell office:value-type="float" office:value="24576">
            <text:p>24576</text:p>
          </table:table-cell>
          <table:table-cell office:value-type="float" office:value="24579">
            <text:p>24579</text:p>
          </table:table-cell>
          <table:table-cell office:value-type="float" office:value="32765">
            <text:p>32765</text:p>
          </table:table-cell>
          <table:table-cell office:value-type="float" office:value="32768">
            <text:p>32768</text:p>
          </table:table-cell>
          <table:table-cell office:value-type="float" office:value="32771">
            <text:p>32771</text:p>
          </table:table-cell>
          <table:table-cell office:value-type="float" office:value="49149">
            <text:p>49149</text:p>
          </table:table-cell>
          <table:table-cell office:value-type="float" office:value="49152">
            <text:p>49152</text:p>
          </table:table-cell>
          <table:table-cell office:value-type="float" office:value="49155">
            <text:p>49155</text:p>
          </table:table-cell>
          <table:table-cell office:value-type="float" office:value="65533">
            <text:p>65533</text:p>
          </table:table-cell>
          <table:table-cell office:value-type="float" office:value="65536">
            <text:p>65536</text:p>
          </table:table-cell>
          <table:table-cell office:value-type="float" office:value="65539">
            <text:p>65539</text:p>
          </table:table-cell>
        </table:table-row>
        <table:table-row table:style-name="ro1">
          <table:table-cell office:value-type="string">
            <text:p>Bandwidth (MB/s)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16">
            <text:p>0.16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0.48">
            <text:p>0.48</text:p>
          </table:table-cell>
          <table:table-cell office:value-type="float" office:value="0.52">
            <text:p>0.52</text:p>
          </table:table-cell>
          <table:table-cell office:value-type="float" office:value="0.64">
            <text:p>0.64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1.08">
            <text:p>1.08</text:p>
          </table:table-cell>
          <table:table-cell office:value-type="float" office:value="1.16">
            <text:p>1.16</text:p>
          </table:table-cell>
          <table:table-cell office:value-type="float" office:value="1.28">
            <text:p>1.28</text:p>
          </table:table-cell>
          <table:table-cell office:value-type="float" office:value="1.4">
            <text:p>1.4</text:p>
          </table:table-cell>
          <table:table-cell office:value-type="float" office:value="1.8">
            <text:p>1.8</text:p>
          </table:table-cell>
          <table:table-cell office:value-type="float" office:value="1.92">
            <text:p>1.92</text:p>
          </table:table-cell>
          <table:table-cell office:value-type="float" office:value="2.03">
            <text:p>2.03</text:p>
          </table:table-cell>
          <table:table-cell office:value-type="float" office:value="2.43">
            <text:p>2.43</text:p>
          </table:table-cell>
          <table:table-cell office:value-type="float" office:value="2.54">
            <text:p>2.54</text:p>
          </table:table-cell>
          <table:table-cell office:value-type="float" office:value="2.66">
            <text:p>2.66</text:p>
          </table:table-cell>
          <table:table-cell office:value-type="float" office:value="3.68">
            <text:p>3.68</text:p>
          </table:table-cell>
          <table:table-cell office:value-type="float" office:value="3.8">
            <text:p>3.8</text:p>
          </table:table-cell>
          <table:table-cell office:value-type="float" office:value="3.92">
            <text:p>3.92</text:p>
          </table:table-cell>
          <table:table-cell office:value-type="float" office:value="4.83">
            <text:p>4.83</text:p>
          </table:table-cell>
          <table:table-cell office:value-type="float" office:value="4.98">
            <text:p>4.98</text:p>
          </table:table-cell>
          <table:table-cell office:value-type="float" office:value="5.08">
            <text:p>5.08</text:p>
          </table:table-cell>
          <table:table-cell office:value-type="float" office:value="7.05">
            <text:p>7.05</text:p>
          </table:table-cell>
          <table:table-cell office:value-type="float" office:value="7.06">
            <text:p>7.06</text:p>
          </table:table-cell>
          <table:table-cell office:value-type="float" office:value="7.13">
            <text:p>7.13</text:p>
          </table:table-cell>
          <table:table-cell office:value-type="float" office:value="8.85">
            <text:p>8.85</text:p>
          </table:table-cell>
          <table:table-cell office:value-type="float" office:value="8.77">
            <text:p>8.77</text:p>
          </table:table-cell>
          <table:table-cell office:value-type="float" office:value="8.94">
            <text:p>8.94</text:p>
          </table:table-cell>
          <table:table-cell office:value-type="float" office:value="12.55">
            <text:p>12.55</text:p>
          </table:table-cell>
          <table:table-cell table:number-columns-repeated="2" office:value-type="float" office:value="12.71">
            <text:p>12.71</text:p>
          </table:table-cell>
          <table:table-cell office:value-type="float" office:value="16.37">
            <text:p>16.37</text:p>
          </table:table-cell>
          <table:table-cell office:value-type="float" office:value="16.43">
            <text:p>16.43</text:p>
          </table:table-cell>
          <table:table-cell office:value-type="float" office:value="16.61">
            <text:p>16.61</text:p>
          </table:table-cell>
          <table:table-cell office:value-type="float" office:value="23.25">
            <text:p>23.25</text:p>
          </table:table-cell>
          <table:table-cell office:value-type="float" office:value="23.43">
            <text:p>23.43</text:p>
          </table:table-cell>
          <table:table-cell office:value-type="float" office:value="23.5">
            <text:p>23.5</text:p>
          </table:table-cell>
          <table:table-cell office:value-type="float" office:value="29.37">
            <text:p>29.37</text:p>
          </table:table-cell>
          <table:table-cell office:value-type="float" office:value="28.99">
            <text:p>28.99</text:p>
          </table:table-cell>
          <table:table-cell office:value-type="float" office:value="28.7">
            <text:p>28.7</text:p>
          </table:table-cell>
          <table:table-cell office:value-type="float" office:value="42.52">
            <text:p>42.52</text:p>
          </table:table-cell>
          <table:table-cell office:value-type="float" office:value="42.71">
            <text:p>42.71</text:p>
          </table:table-cell>
          <table:table-cell office:value-type="float" office:value="42.76">
            <text:p>42.76</text:p>
          </table:table-cell>
          <table:table-cell office:value-type="float" office:value="49.96">
            <text:p>49.96</text:p>
          </table:table-cell>
          <table:table-cell office:value-type="float" office:value="49.86">
            <text:p>49.86</text:p>
          </table:table-cell>
          <table:table-cell office:value-type="float" office:value="49.89">
            <text:p>49.89</text:p>
          </table:table-cell>
          <table:table-cell office:value-type="float" office:value="63.07">
            <text:p>63.07</text:p>
          </table:table-cell>
          <table:table-cell office:value-type="float" office:value="62.4">
            <text:p>62.4</text:p>
          </table:table-cell>
          <table:table-cell office:value-type="float" office:value="62.48">
            <text:p>62.48</text:p>
          </table:table-cell>
          <table:table-cell office:value-type="float" office:value="78.96">
            <text:p>78.96</text:p>
          </table:table-cell>
          <table:table-cell office:value-type="float" office:value="79.38">
            <text:p>79.38</text:p>
          </table:table-cell>
          <table:table-cell office:value-type="float" office:value="80.03">
            <text:p>80.03</text:p>
          </table:table-cell>
          <table:table-cell office:value-type="float" office:value="99.38">
            <text:p>99.38</text:p>
          </table:table-cell>
          <table:table-cell office:value-type="float" office:value="100.43">
            <text:p>100.43</text:p>
          </table:table-cell>
          <table:table-cell office:value-type="float" office:value="99.02">
            <text:p>99.02</text:p>
          </table:table-cell>
          <table:table-cell office:value-type="float" office:value="112.98">
            <text:p>112.98</text:p>
          </table:table-cell>
          <table:table-cell office:value-type="float" office:value="111.64">
            <text:p>111.64</text:p>
          </table:table-cell>
          <table:table-cell office:value-type="float" office:value="113.14">
            <text:p>113.14</text:p>
          </table:table-cell>
          <table:table-cell office:value-type="float" office:value="88.01">
            <text:p>88.01</text:p>
          </table:table-cell>
          <table:table-cell office:value-type="float" office:value="88.19">
            <text:p>88.19</text:p>
          </table:table-cell>
          <table:table-cell office:value-type="float" office:value="88.04">
            <text:p>88.04</text:p>
          </table:table-cell>
          <table:table-cell office:value-type="float" office:value="98.95">
            <text:p>98.95</text:p>
          </table:table-cell>
          <table:table-cell office:value-type="float" office:value="99.55">
            <text:p>99.55</text:p>
          </table:table-cell>
          <table:table-cell office:value-type="float" office:value="99.19">
            <text:p>99.19</text:p>
          </table:table-cell>
          <table:table-cell office:value-type="float" office:value="120.3">
            <text:p>120.3</text:p>
          </table:table-cell>
          <table:table-cell office:value-type="float" office:value="118.91">
            <text:p>118.91</text:p>
          </table:table-cell>
          <table:table-cell office:value-type="float" office:value="118.37">
            <text:p>118.37</text:p>
          </table:table-cell>
          <table:table-cell office:value-type="float" office:value="133.42">
            <text:p>133.42</text:p>
          </table:table-cell>
          <table:table-cell office:value-type="float" office:value="133.99">
            <text:p>133.99</text:p>
          </table:table-cell>
          <table:table-cell office:value-type="float" office:value="133.9">
            <text:p>133.9</text:p>
          </table:table-cell>
          <table:table-cell office:value-type="float" office:value="150.69">
            <text:p>150.69</text:p>
          </table:table-cell>
          <table:table-cell office:value-type="float" office:value="151.42">
            <text:p>151.42</text:p>
          </table:table-cell>
          <table:table-cell office:value-type="float" office:value="151.31">
            <text:p>151.31</text:p>
          </table:table-cell>
          <table:table-cell office:value-type="float" office:value="162.91">
            <text:p>162.91</text:p>
          </table:table-cell>
          <table:table-cell office:value-type="float" office:value="162.62">
            <text:p>162.62</text:p>
          </table:table-cell>
          <table:table-cell office:value-type="float" office:value="163.07">
            <text:p>163.07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float" office:value="191.85">
            <text:p>191.85</text:p>
          </table:table-cell>
          <table:table-cell office:value-type="float" office:value="191.38">
            <text:p>191.38</text:p>
          </table:table-cell>
          <table:table-cell office:value-type="float" office:value="190.57">
            <text:p>190.57</text:p>
          </table:table-cell>
          <table:table-cell office:value-type="float" office:value="190.53">
            <text:p>190.53</text:p>
          </table:table-cell>
          <table:table-cell office:value-type="float" office:value="190.77">
            <text:p>190.77</text:p>
          </table:table-cell>
          <table:table-cell office:value-type="float" office:value="190.55">
            <text:p>190.55</text:p>
          </table:table-cell>
          <table:table-cell office:value-type="float" office:value="190.63">
            <text:p>190.63</text:p>
          </table:table-cell>
          <table:table-cell office:value-type="float" office:value="190.66">
            <text:p>190.66</text:p>
          </table:table-cell>
          <table:table-cell office:value-type="float" office:value="190.59">
            <text:p>190.59</text:p>
          </table:table-cell>
          <table:table-cell office:value-type="float" office:value="190.87">
            <text:p>190.87</text:p>
          </table:table-cell>
          <table:table-cell office:value-type="float" office:value="189.99">
            <text:p>189.99</text:p>
          </table:table-cell>
          <table:table-cell office:value-type="float" office:value="190.71">
            <text:p>190.71</text:p>
          </table:table-cell>
          <table:table-cell office:value-type="float" office:value="191.28">
            <text:p>191.28</text:p>
          </table:table-cell>
          <table:table-cell office:value-type="float" office:value="190.17">
            <text:p>190.17</text:p>
          </table:table-cell>
          <table:table-cell office:value-type="float" office:value="190.49">
            <text:p>190.49</text:p>
          </table:table-cell>
          <table:table-cell office:value-type="float" office:value="190.85">
            <text:p>190.85</text:p>
          </table:table-cell>
          <table:table-cell office:value-type="float" office:value="190.54">
            <text:p>190.54</text:p>
          </table:table-cell>
          <table:table-cell office:value-type="float" office:value="191.04">
            <text:p>191.04</text:p>
          </table:table-cell>
          <table:table-cell office:value-type="float" office:value="191.51">
            <text:p>191.51</text:p>
          </table:table-cell>
          <table:table-cell office:value-type="float" office:value="191.19">
            <text:p>191.19</text:p>
          </table:table-cell>
          <table:table-cell office:value-type="float" office:value="192.12">
            <text:p>192.12</text:p>
          </table:table-cell>
          <table:table-cell office:value-type="float" office:value="192.46">
            <text:p>192.46</text:p>
          </table:table-cell>
          <table:table-cell office:value-type="float" office:value="192.99">
            <text:p>192.99</text:p>
          </table:table-cell>
          <table:table-cell office:value-type="float" office:value="192.94">
            <text:p>192.94</text:p>
          </table:table-cell>
          <table:table-cell office:value-type="float" office:value="192.6">
            <text:p>192.6</text:p>
          </table:table-cell>
          <table:table-cell office:value-type="float" office:value="197.56">
            <text:p>197.56</text:p>
          </table:table-cell>
          <table:table-cell office:value-type="float" office:value="196.17">
            <text:p>196.17</text:p>
          </table:table-cell>
          <table:table-cell office:value-type="float" office:value="196.83">
            <text:p>196.83</text:p>
          </table:table-cell>
          <table:table-cell office:value-type="float" office:value="204.56">
            <text:p>204.56</text:p>
          </table:table-cell>
          <table:table-cell office:value-type="float" office:value="207.52">
            <text:p>207.52</text:p>
          </table:table-cell>
          <table:table-cell office:value-type="float" office:value="208.79">
            <text:p>208.79</text:p>
          </table:table-cell>
          <table:table-cell office:value-type="float" office:value="218.18">
            <text:p>218.18</text:p>
          </table:table-cell>
          <table:table-cell office:value-type="float" office:value="222.58">
            <text:p>222.58</text:p>
          </table:table-cell>
          <table:table-cell office:value-type="float" office:value="220.93">
            <text:p>220.93</text:p>
          </table:table-cell>
          <table:table-cell office:value-type="float" office:value="231.55">
            <text:p>231.55</text:p>
          </table:table-cell>
          <table:table-cell office:value-type="float" office:value="230.51">
            <text:p>230.51</text:p>
          </table:table-cell>
          <table:table-cell office:value-type="float" office:value="232.31">
            <text:p>232.31</text:p>
          </table:table-cell>
          <table:table-cell office:value-type="float" office:value="237.16">
            <text:p>237.16</text:p>
          </table:table-cell>
          <table:table-cell office:value-type="float" office:value="237.75">
            <text:p>237.75</text:p>
          </table:table-cell>
          <table:table-cell office:value-type="float" office:value="236.57">
            <text:p>236.57</text:p>
          </table:table-cell>
          <table:table-cell office:value-type="float" office:value="251.03">
            <text:p>251.03</text:p>
          </table:table-cell>
          <table:table-cell office:value-type="float" office:value="250.12">
            <text:p>250.12</text:p>
          </table:table-cell>
          <table:table-cell office:value-type="float" office:value="250.35">
            <text:p>250.35</text:p>
          </table:table-cell>
          <table:table-cell office:value-type="float" office:value="265.26">
            <text:p>265.26</text:p>
          </table:table-cell>
          <table:table-cell office:value-type="float" office:value="269.44">
            <text:p>269.44</text:p>
          </table:table-cell>
          <table:table-cell office:value-type="float" office:value="272.99">
            <text:p>272.99</text:p>
          </table:table-cell>
          <table:table-cell office:value-type="float" office:value="275.07">
            <text:p>275.07</text:p>
          </table:table-cell>
          <table:table-cell office:value-type="float" office:value="274.39">
            <text:p>274.39</text:p>
          </table:table-cell>
          <table:table-cell office:value-type="float" office:value="274.61">
            <text:p>274.61</text:p>
          </table:table-cell>
          <table:table-cell office:value-type="float" office:value="312.28">
            <text:p>312.28</text:p>
          </table:table-cell>
          <table:table-cell office:value-type="float" office:value="313.37">
            <text:p>313.37</text:p>
          </table:table-cell>
          <table:table-cell office:value-type="float" office:value="313.64">
            <text:p>313.64</text:p>
          </table:table-cell>
          <table:table-cell office:value-type="float" office:value="371.25">
            <text:p>371.25</text:p>
          </table:table-cell>
          <table:table-cell office:value-type="float" office:value="375.61">
            <text:p>375.61</text:p>
          </table:table-cell>
          <table:table-cell office:value-type="float" office:value="375.47">
            <text:p>375.47</text:p>
          </table:table-cell>
          <table:table-cell office:value-type="float" office:value="395.47">
            <text:p>395.47</text:p>
          </table:table-cell>
          <table:table-cell office:value-type="float" office:value="393.68">
            <text:p>393.68</text:p>
          </table:table-cell>
          <table:table-cell office:value-type="float" office:value="390.76">
            <text:p>390.76</text:p>
          </table:table-cell>
          <table:table-cell office:value-type="float" office:value="471.43">
            <text:p>471.43</text:p>
          </table:table-cell>
          <table:table-cell office:value-type="float" office:value="466.72">
            <text:p>466.72</text:p>
          </table:table-cell>
          <table:table-cell office:value-type="float" office:value="473.61">
            <text:p>473.61</text:p>
          </table:table-cell>
          <table:table-cell office:value-type="float" office:value="552.97">
            <text:p>552.97</text:p>
          </table:table-cell>
          <table:table-cell office:value-type="float" office:value="559.85">
            <text:p>559.85</text:p>
          </table:table-cell>
          <table:table-cell office:value-type="float" office:value="552.6">
            <text:p>552.6</text:p>
          </table:table-cell>
          <table:table-cell office:value-type="float" office:value="1064.94">
            <text:p>1064.94</text:p>
          </table:table-cell>
          <table:table-cell office:value-type="float" office:value="1063.05">
            <text:p>1063.05</text:p>
          </table:table-cell>
          <table:table-cell office:value-type="float" office:value="1065.07">
            <text:p>1065.07</text:p>
          </table:table-cell>
          <table:table-cell office:value-type="float" office:value="1263.02">
            <text:p>1263.02</text:p>
          </table:table-cell>
          <table:table-cell office:value-type="float" office:value="1255.68">
            <text:p>1255.68</text:p>
          </table:table-cell>
          <table:table-cell office:value-type="float" office:value="1260.46">
            <text:p>1260.46</text:p>
          </table:table-cell>
          <table:table-cell office:value-type="float" office:value="1558.42">
            <text:p>1558.42</text:p>
          </table:table-cell>
          <table:table-cell office:value-type="float" office:value="1576.83">
            <text:p>1576.83</text:p>
          </table:table-cell>
          <table:table-cell office:value-type="float" office:value="1584.17">
            <text:p>1584.17</text:p>
          </table:table-cell>
          <table:table-cell office:value-type="float" office:value="1873.62">
            <text:p>1873.62</text:p>
          </table:table-cell>
          <table:table-cell office:value-type="float" office:value="1865.77">
            <text:p>1865.77</text:p>
          </table:table-cell>
          <table:table-cell office:value-type="float" office:value="1867.18">
            <text:p>1867.18</text:p>
          </table:table-cell>
          <table:table-cell office:value-type="float" office:value="2488.44">
            <text:p>2488.44</text:p>
          </table:table-cell>
          <table:table-cell office:value-type="float" office:value="2476.52">
            <text:p>2476.52</text:p>
          </table:table-cell>
          <table:table-cell office:value-type="float" office:value="2478.54">
            <text:p>2478.54</text:p>
          </table:table-cell>
          <table:table-cell office:value-type="float" office:value="3069.04">
            <text:p>3069.04</text:p>
          </table:table-cell>
          <table:table-cell office:value-type="float" office:value="3074.65">
            <text:p>3074.65</text:p>
          </table:table-cell>
          <table:table-cell office:value-type="float" office:value="3066.34">
            <text:p>3066.34</text:p>
          </table:table-cell>
        </table:table-row>
      </table:table>
      <table:table table:name="NetPIPE" table:style-name="ta1">
        <table:shapes>
          <draw:frame draw:z-index="0" draw:style-name="gr1" svg:width="15in" svg:height="8in" svg:x="32.7118in" svg:y="1.4445in">
            <draw:object draw:notify-on-update-of-ranges="NetPIPE.B2:NetPIPE.AN2 NetPIPE.CG1:NetPIPE.CG1 NetPIPE.B4:NetPIPE.AN4 NetPIPE.CG3:NetPIPE.CG3 NetPIPE.B9:NetPIPE.AN9 NetPIPE.CG5:NetPIPE.CG5 NetPIPE.B14:NetPIPE.AN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in" svg:height="8in" svg:x="33.0614in" svg:y="10.2717in">
            <draw:object draw:notify-on-update-of-ranges="NetPIPE.AO2:NetPIPE.CE2 NetPIPE.CG1:NetPIPE.CG1 NetPIPE.AO4:NetPIPE.CE4 NetPIPE.CG3:NetPIPE.CG3 NetPIPE.AO9:NetPIPE.CE9 NetPIPE.CG5:NetPIPE.CG5 NetPIPE.AO14:NetPIPE.CE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5in" svg:height="8in" svg:x="33.6173in" svg:y="18.9406in">
            <draw:object draw:notify-on-update-of-ranges="NetPIPE.B2:NetPIPE.AN2 NetPIPE.CG1:NetPIPE.CG1 NetPIPE.B3:NetPIPE.AN3 NetPIPE.CG3:NetPIPE.CG3 NetPIPE.B8:NetPIPE.AN8 NetPIPE.CG5:NetPIPE.CG5 NetPIPE.B13:NetPIPE.AN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5in" svg:height="8in" svg:x="32.9681in" svg:y="27.3437in">
            <draw:object draw:notify-on-update-of-ranges="NetPIPE.AO2:NetPIPE.CE2 NetPIPE.CG1:NetPIPE.CG1 NetPIPE.AO3:NetPIPE.CE3 NetPIPE.CG3:NetPIPE.CG3 NetPIPE.AO8:NetPIPE.CE8 NetPIPE.CG5:NetPIPE.CG5 NetPIPE.AO13:NetPIPE.CE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0" table:number-columns-repeated="64" table:default-cell-style-name="Default"/>
        <table:table-column table:style-name="co12" table:number-columns-repeated="18" table:default-cell-style-name="Default"/>
        <table:table-column table:style-name="co8" table:number-columns-repeated="2" table:default-cell-style-name="Default"/>
        <table:table-row table:style-name="ro5">
          <table:table-cell office:value-type="string">
            <text:p>tcp</text:p>
          </table:table-cell>
          <table:table-cell table:number-columns-repeated="83"/>
          <table:table-cell office:value-type="string">
            <text:p>TCP</text:p>
          </table:table-cell>
        </table:table-row>
        <table:table-row table:style-name="ro1">
          <table:table-cell office:value-type="string">
            <text:p>Message Size (B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381">
            <text:p>381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509">
            <text:p>509</text:p>
          </table:table-cell>
          <table:table-cell office:value-type="float" office:value="512">
            <text:p>512</text:p>
          </table:table-cell>
          <table:table-cell office:value-type="float" office:value="515">
            <text:p>515</text:p>
          </table:table-cell>
          <table:table-cell office:value-type="float" office:value="765">
            <text:p>765</text:p>
          </table:table-cell>
          <table:table-cell office:value-type="float" office:value="768">
            <text:p>768</text:p>
          </table:table-cell>
          <table:table-cell office:value-type="float" office:value="771">
            <text:p>771</text:p>
          </table:table-cell>
          <table:table-cell office:value-type="float" office:value="1021">
            <text:p>1021</text:p>
          </table:table-cell>
          <table:table-cell office:value-type="float" office:value="1024">
            <text:p>1024</text:p>
          </table:table-cell>
          <table:table-cell office:value-type="float" office:value="1027">
            <text:p>1027</text:p>
          </table:table-cell>
          <table:table-cell office:value-type="float" office:value="1533">
            <text:p>1533</text:p>
          </table:table-cell>
          <table:table-cell office:value-type="float" office:value="1536">
            <text:p>1536</text:p>
          </table:table-cell>
          <table:table-cell office:value-type="float" office:value="1539">
            <text:p>1539</text:p>
          </table:table-cell>
          <table:table-cell office:value-type="float" office:value="2045">
            <text:p>2045</text:p>
          </table:table-cell>
          <table:table-cell office:value-type="float" office:value="2048">
            <text:p>2048</text:p>
          </table:table-cell>
          <table:table-cell office:value-type="float" office:value="2051">
            <text:p>2051</text:p>
          </table:table-cell>
          <table:table-cell office:value-type="float" office:value="3069">
            <text:p>3069</text:p>
          </table:table-cell>
          <table:table-cell office:value-type="float" office:value="3072">
            <text:p>3072</text:p>
          </table:table-cell>
          <table:table-cell office:value-type="float" office:value="3075">
            <text:p>3075</text:p>
          </table:table-cell>
          <table:table-cell office:value-type="float" office:value="4093">
            <text:p>4093</text:p>
          </table:table-cell>
          <table:table-cell office:value-type="float" office:value="4096">
            <text:p>4096</text:p>
          </table:table-cell>
          <table:table-cell office:value-type="float" office:value="4099">
            <text:p>4099</text:p>
          </table:table-cell>
          <table:table-cell office:value-type="float" office:value="6141">
            <text:p>6141</text:p>
          </table:table-cell>
          <table:table-cell office:value-type="float" office:value="6144">
            <text:p>6144</text:p>
          </table:table-cell>
          <table:table-cell office:value-type="float" office:value="6147">
            <text:p>6147</text:p>
          </table:table-cell>
          <table:table-cell office:value-type="float" office:value="8189">
            <text:p>8189</text:p>
          </table:table-cell>
          <table:table-cell office:value-type="float" office:value="8192">
            <text:p>8192</text:p>
          </table:table-cell>
          <table:table-cell office:value-type="float" office:value="8195">
            <text:p>8195</text:p>
          </table:table-cell>
          <table:table-cell office:value-type="float" office:value="12285">
            <text:p>12285</text:p>
          </table:table-cell>
          <table:table-cell office:value-type="float" office:value="12288">
            <text:p>12288</text:p>
          </table:table-cell>
          <table:table-cell office:value-type="float" office:value="12291">
            <text:p>12291</text:p>
          </table:table-cell>
          <table:table-cell office:value-type="float" office:value="16381">
            <text:p>16381</text:p>
          </table:table-cell>
          <table:table-cell office:value-type="float" office:value="16384">
            <text:p>16384</text:p>
          </table:table-cell>
          <table:table-cell office:value-type="float" office:value="16387">
            <text:p>16387</text:p>
          </table:table-cell>
          <table:table-cell office:value-type="float" office:value="24573">
            <text:p>24573</text:p>
          </table:table-cell>
          <table:table-cell office:value-type="float" office:value="24576">
            <text:p>24576</text:p>
          </table:table-cell>
          <table:table-cell office:value-type="float" office:value="24579">
            <text:p>24579</text:p>
          </table:table-cell>
          <table:table-cell office:value-type="float" office:value="32765">
            <text:p>32765</text:p>
          </table:table-cell>
          <table:table-cell office:value-type="float" office:value="32768">
            <text:p>32768</text:p>
          </table:table-cell>
          <table:table-cell office:value-type="float" office:value="32771">
            <text:p>32771</text:p>
          </table:table-cell>
          <table:table-cell office:value-type="float" office:value="49149">
            <text:p>49149</text:p>
          </table:table-cell>
          <table:table-cell office:value-type="float" office:value="49152">
            <text:p>49152</text:p>
          </table:table-cell>
          <table:table-cell office:value-type="float" office:value="49155">
            <text:p>49155</text:p>
          </table:table-cell>
          <table:table-cell office:value-type="float" office:value="65533">
            <text:p>65533</text:p>
          </table:table-cell>
          <table:table-cell office:value-type="float" office:value="65536">
            <text:p>65536</text:p>
          </table:table-cell>
          <table:table-cell office:value-type="float" office:value="65539">
            <text:p>65539</text:p>
          </table:table-cell>
          <table:table-cell table:number-columns-repeated="2"/>
        </table:table-row>
        <table:table-row table:style-name="ro5">
          <table:table-cell office:value-type="string">
            <text:p>Bandwidth (MB/s)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18">
            <text:p>0.18</text:p>
          </table:table-cell>
          <table:table-cell office:value-type="float" office:value="0.24">
            <text:p>0.24</text:p>
          </table:table-cell>
          <table:table-cell office:value-type="float" office:value="0.37">
            <text:p>0.37</text:p>
          </table:table-cell>
          <table:table-cell office:value-type="float" office:value="0.4">
            <text:p>0.4</text:p>
          </table:table-cell>
          <table:table-cell office:value-type="float" office:value="0.49">
            <text:p>0.49</text:p>
          </table:table-cell>
          <table:table-cell office:value-type="float" office:value="0.58">
            <text:p>0.58</text:p>
          </table:table-cell>
          <table:table-cell office:value-type="float" office:value="0.64">
            <text:p>0.64</text:p>
          </table:table-cell>
          <table:table-cell office:value-type="float" office:value="0.73">
            <text:p>0.73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1.07">
            <text:p>1.07</text:p>
          </table:table-cell>
          <table:table-cell office:value-type="float" office:value="1.37">
            <text:p>1.37</text:p>
          </table:table-cell>
          <table:table-cell office:value-type="float" office:value="1.46">
            <text:p>1.46</text:p>
          </table:table-cell>
          <table:table-cell office:value-type="float" office:value="1.55">
            <text:p>1.55</text:p>
          </table:table-cell>
          <table:table-cell office:value-type="float" office:value="1.86">
            <text:p>1.86</text:p>
          </table:table-cell>
          <table:table-cell office:value-type="float" office:value="1.95">
            <text:p>1.95</text:p>
          </table:table-cell>
          <table:table-cell office:value-type="float" office:value="2.04">
            <text:p>2.04</text:p>
          </table:table-cell>
          <table:table-cell office:value-type="float" office:value="2.83">
            <text:p>2.83</text:p>
          </table:table-cell>
          <table:table-cell office:value-type="float" office:value="2.91">
            <text:p>2.91</text:p>
          </table:table-cell>
          <table:table-cell office:value-type="float" office:value="3">
            <text:p>3</text:p>
          </table:table-cell>
          <table:table-cell office:value-type="float" office:value="3.78">
            <text:p>3.78</text:p>
          </table:table-cell>
          <table:table-cell office:value-type="float" office:value="3.88">
            <text:p>3.88</text:p>
          </table:table-cell>
          <table:table-cell office:value-type="float" office:value="3.97">
            <text:p>3.97</text:p>
          </table:table-cell>
          <table:table-cell office:value-type="float" office:value="5.73">
            <text:p>5.73</text:p>
          </table:table-cell>
          <table:table-cell office:value-type="float" office:value="5.82">
            <text:p>5.82</text:p>
          </table:table-cell>
          <table:table-cell office:value-type="float" office:value="5.91">
            <text:p>5.91</text:p>
          </table:table-cell>
          <table:table-cell office:value-type="float" office:value="7.66">
            <text:p>7.66</text:p>
          </table:table-cell>
          <table:table-cell office:value-type="float" office:value="7.78">
            <text:p>7.78</text:p>
          </table:table-cell>
          <table:table-cell office:value-type="float" office:value="7.84">
            <text:p>7.84</text:p>
          </table:table-cell>
          <table:table-cell office:value-type="float" office:value="11.44">
            <text:p>11.44</text:p>
          </table:table-cell>
          <table:table-cell office:value-type="float" office:value="11.56">
            <text:p>11.56</text:p>
          </table:table-cell>
          <table:table-cell office:value-type="float" office:value="11.59">
            <text:p>11.59</text:p>
          </table:table-cell>
          <table:table-cell office:value-type="float" office:value="14.91">
            <text:p>14.91</text:p>
          </table:table-cell>
          <table:table-cell office:value-type="float" office:value="15.06">
            <text:p>15.06</text:p>
          </table:table-cell>
          <table:table-cell office:value-type="float" office:value="15.08">
            <text:p>15.08</text:p>
          </table:table-cell>
          <table:table-cell table:number-columns-repeated="2" office:value-type="float" office:value="21.6">
            <text:p>21.6</text:p>
          </table:table-cell>
          <table:table-cell office:value-type="float" office:value="21.69">
            <text:p>21.69</text:p>
          </table:table-cell>
          <table:table-cell office:value-type="float" office:value="28.15">
            <text:p>28.15</text:p>
          </table:table-cell>
          <table:table-cell office:value-type="float" office:value="28.19">
            <text:p>28.19</text:p>
          </table:table-cell>
          <table:table-cell office:value-type="float" office:value="28.22">
            <text:p>28.22</text:p>
          </table:table-cell>
          <table:table-cell office:value-type="float" office:value="32.56">
            <text:p>32.56</text:p>
          </table:table-cell>
          <table:table-cell office:value-type="float" office:value="32.43">
            <text:p>32.43</text:p>
          </table:table-cell>
          <table:table-cell office:value-type="float" office:value="32.48">
            <text:p>32.48</text:p>
          </table:table-cell>
          <table:table-cell office:value-type="float" office:value="42.78">
            <text:p>42.78</text:p>
          </table:table-cell>
          <table:table-cell office:value-type="float" office:value="43.03">
            <text:p>43.03</text:p>
          </table:table-cell>
          <table:table-cell office:value-type="float" office:value="43.01">
            <text:p>43.01</text:p>
          </table:table-cell>
          <table:table-cell office:value-type="float" office:value="56.16">
            <text:p>56.16</text:p>
          </table:table-cell>
          <table:table-cell office:value-type="float" office:value="55.88">
            <text:p>55.88</text:p>
          </table:table-cell>
          <table:table-cell office:value-type="float" office:value="55.77">
            <text:p>55.77</text:p>
          </table:table-cell>
          <table:table-cell office:value-type="float" office:value="71.62">
            <text:p>71.62</text:p>
          </table:table-cell>
          <table:table-cell office:value-type="float" office:value="71.52">
            <text:p>71.52</text:p>
          </table:table-cell>
          <table:table-cell office:value-type="float" office:value="71.58">
            <text:p>71.58</text:p>
          </table:table-cell>
          <table:table-cell office:value-type="float" office:value="84.47">
            <text:p>84.47</text:p>
          </table:table-cell>
          <table:table-cell office:value-type="float" office:value="84.37">
            <text:p>84.37</text:p>
          </table:table-cell>
          <table:table-cell office:value-type="float" office:value="84.94">
            <text:p>84.94</text:p>
          </table:table-cell>
          <table:table-cell office:value-type="float" office:value="103.13">
            <text:p>103.13</text:p>
          </table:table-cell>
          <table:table-cell office:value-type="float" office:value="103.4">
            <text:p>103.4</text:p>
          </table:table-cell>
          <table:table-cell office:value-type="float" office:value="103.15">
            <text:p>103.15</text:p>
          </table:table-cell>
          <table:table-cell office:value-type="float" office:value="125.92">
            <text:p>125.92</text:p>
          </table:table-cell>
          <table:table-cell office:value-type="float" office:value="125.53">
            <text:p>125.53</text:p>
          </table:table-cell>
          <table:table-cell office:value-type="float" office:value="125.74">
            <text:p>125.74</text:p>
          </table:table-cell>
          <table:table-cell office:value-type="float" office:value="139.52">
            <text:p>139.52</text:p>
          </table:table-cell>
          <table:table-cell office:value-type="float" office:value="139.53">
            <text:p>139.53</text:p>
          </table:table-cell>
          <table:table-cell office:value-type="float" office:value="139.97">
            <text:p>139.97</text:p>
          </table:table-cell>
          <table:table-cell office:value-type="float" office:value="155.8">
            <text:p>155.8</text:p>
          </table:table-cell>
          <table:table-cell office:value-type="float" office:value="155.32">
            <text:p>155.32</text:p>
          </table:table-cell>
          <table:table-cell office:value-type="float" office:value="154.48">
            <text:p>154.48</text:p>
          </table:table-cell>
          <table:table-cell office:value-type="float" office:value="161.04">
            <text:p>161.04</text:p>
          </table:table-cell>
          <table:table-cell office:value-type="float" office:value="159.57">
            <text:p>159.57</text:p>
          </table:table-cell>
          <table:table-cell office:value-type="float" office:value="160.26">
            <text:p>160.26</text:p>
          </table:table-cell>
          <table:table-cell office:value-type="float" office:value="168.14">
            <text:p>168.14</text:p>
          </table:table-cell>
          <table:table-cell office:value-type="float" office:value="167.65">
            <text:p>167.65</text:p>
          </table:table-cell>
          <table:table-cell office:value-type="float" office:value="168.32">
            <text:p>168.32</text:p>
          </table:table-cell>
          <table:table-cell office:value-type="float" office:value="142.74">
            <text:p>142.74</text:p>
          </table:table-cell>
          <table:table-cell office:value-type="float" office:value="143.29">
            <text:p>143.29</text:p>
          </table:table-cell>
          <table:table-cell office:value-type="float" office:value="142.18">
            <text:p>142.18</text:p>
          </table:table-cell>
          <table:table-cell/>
          <table:table-cell office:value-type="string">
            <text:p>RoCE</text:p>
          </table:table-cell>
        </table:table-row>
        <table:table-row table:style-name="ro1">
          <table:table-cell office:value-type="string">
            <text:p>Latency (microseconds)</text:p>
          </table:table-cell>
          <table:table-cell office:value-type="float" office:value="250.16">
            <text:p>250.16</text:p>
          </table:table-cell>
          <table:table-cell office:value-type="float" office:value="249.85">
            <text:p>249.85</text:p>
          </table:table-cell>
          <table:table-cell office:value-type="float" office:value="249.94">
            <text:p>249.94</text:p>
          </table:table-cell>
          <table:table-cell office:value-type="float" office:value="250.09">
            <text:p>250.09</text:p>
          </table:table-cell>
          <table:table-cell office:value-type="float" office:value="250.18">
            <text:p>250.18</text:p>
          </table:table-cell>
          <table:table-cell office:value-type="float" office:value="249.89">
            <text:p>249.89</text:p>
          </table:table-cell>
          <table:table-cell office:value-type="float" office:value="250.09">
            <text:p>250.09</text:p>
          </table:table-cell>
          <table:table-cell office:value-type="float" office:value="250.51">
            <text:p>250.51</text:p>
          </table:table-cell>
          <table:table-cell office:value-type="float" office:value="249.88">
            <text:p>249.88</text:p>
          </table:table-cell>
          <table:table-cell office:value-type="float" office:value="250.09">
            <text:p>250.09</text:p>
          </table:table-cell>
          <table:table-cell office:value-type="float" office:value="250.85">
            <text:p>250.85</text:p>
          </table:table-cell>
          <table:table-cell office:value-type="float" office:value="249.68">
            <text:p>249.68</text:p>
          </table:table-cell>
          <table:table-cell office:value-type="float" office:value="250.36">
            <text:p>250.36</text:p>
          </table:table-cell>
          <table:table-cell office:value-type="float" office:value="250.18">
            <text:p>250.18</text:p>
          </table:table-cell>
          <table:table-cell office:value-type="float" office:value="250.44">
            <text:p>250.44</text:p>
          </table:table-cell>
          <table:table-cell office:value-type="float" office:value="250.16">
            <text:p>250.16</text:p>
          </table:table-cell>
          <table:table-cell office:value-type="float" office:value="250.73">
            <text:p>250.73</text:p>
          </table:table-cell>
          <table:table-cell office:value-type="float" office:value="250.41">
            <text:p>250.41</text:p>
          </table:table-cell>
          <table:table-cell office:value-type="float" office:value="250.26">
            <text:p>250.26</text:p>
          </table:table-cell>
          <table:table-cell office:value-type="float" office:value="250.29">
            <text:p>250.29</text:p>
          </table:table-cell>
          <table:table-cell office:value-type="float" office:value="250.89">
            <text:p>250.89</text:p>
          </table:table-cell>
          <table:table-cell office:value-type="float" office:value="251.02">
            <text:p>251.02</text:p>
          </table:table-cell>
          <table:table-cell office:value-type="float" office:value="250.44">
            <text:p>250.44</text:p>
          </table:table-cell>
          <table:table-cell office:value-type="float" office:value="251.51">
            <text:p>251.51</text:p>
          </table:table-cell>
          <table:table-cell office:value-type="float" office:value="251.86">
            <text:p>251.86</text:p>
          </table:table-cell>
          <table:table-cell office:value-type="float" office:value="252.1">
            <text:p>252.1</text:p>
          </table:table-cell>
          <table:table-cell office:value-type="float" office:value="251.49">
            <text:p>251.49</text:p>
          </table:table-cell>
          <table:table-cell office:value-type="float" office:value="251.87">
            <text:p>251.87</text:p>
          </table:table-cell>
          <table:table-cell office:value-type="float" office:value="251.46">
            <text:p>251.46</text:p>
          </table:table-cell>
          <table:table-cell office:value-type="float" office:value="251.52">
            <text:p>251.52</text:p>
          </table:table-cell>
          <table:table-cell office:value-type="float" office:value="251.75">
            <text:p>251.75</text:p>
          </table:table-cell>
          <table:table-cell office:value-type="float" office:value="251.97">
            <text:p>251.97</text:p>
          </table:table-cell>
          <table:table-cell office:value-type="float" office:value="250.89">
            <text:p>250.89</text:p>
          </table:table-cell>
          <table:table-cell office:value-type="float" office:value="252.02">
            <text:p>252.02</text:p>
          </table:table-cell>
          <table:table-cell office:value-type="float" office:value="254.11">
            <text:p>254.11</text:p>
          </table:table-cell>
          <table:table-cell office:value-type="float" office:value="253.47">
            <text:p>253.47</text:p>
          </table:table-cell>
          <table:table-cell office:value-type="float" office:value="254.7">
            <text:p>254.7</text:p>
          </table:table-cell>
          <table:table-cell office:value-type="float" office:value="260.45">
            <text:p>260.45</text:p>
          </table:table-cell>
          <table:table-cell office:value-type="float" office:value="259.44">
            <text:p>259.44</text:p>
          </table:table-cell>
          <table:table-cell office:value-type="float" office:value="260.54">
            <text:p>260.54</text:p>
          </table:table-cell>
          <table:table-cell office:value-type="float" office:value="270.2">
            <text:p>270.2</text:p>
          </table:table-cell>
          <table:table-cell office:value-type="float" office:value="271.31">
            <text:p>271.31</text:p>
          </table:table-cell>
          <table:table-cell office:value-type="float" office:value="271.15">
            <text:p>271.15</text:p>
          </table:table-cell>
          <table:table-cell office:value-type="float" office:value="276.75">
            <text:p>276.75</text:p>
          </table:table-cell>
          <table:table-cell office:value-type="float" office:value="277.09">
            <text:p>277.09</text:p>
          </table:table-cell>
          <table:table-cell office:value-type="float" office:value="277.67">
            <text:p>277.67</text:p>
          </table:table-cell>
          <table:table-cell office:value-type="float" office:value="359.26">
            <text:p>359.26</text:p>
          </table:table-cell>
          <table:table-cell office:value-type="float" office:value="361.35">
            <text:p>361.35</text:p>
          </table:table-cell>
          <table:table-cell office:value-type="float" office:value="361.55">
            <text:p>361.55</text:p>
          </table:table-cell>
          <table:table-cell office:value-type="float" office:value="364.73">
            <text:p>364.73</text:p>
          </table:table-cell>
          <table:table-cell office:value-type="float" office:value="363.16">
            <text:p>363.16</text:p>
          </table:table-cell>
          <table:table-cell office:value-type="float" office:value="363.8">
            <text:p>363.8</text:p>
          </table:table-cell>
          <table:table-cell office:value-type="float" office:value="416.95">
            <text:p>416.95</text:p>
          </table:table-cell>
          <table:table-cell office:value-type="float" office:value="419.39">
            <text:p>419.39</text:p>
          </table:table-cell>
          <table:table-cell office:value-type="float" office:value="420.69">
            <text:p>420.69</text:p>
          </table:table-cell>
          <table:table-cell office:value-type="float" office:value="436.03">
            <text:p>436.03</text:p>
          </table:table-cell>
          <table:table-cell office:value-type="float" office:value="436.94">
            <text:p>436.94</text:p>
          </table:table-cell>
          <table:table-cell office:value-type="float" office:value="436.88">
            <text:p>436.88</text:p>
          </table:table-cell>
          <table:table-cell office:value-type="float" office:value="554.68">
            <text:p>554.68</text:p>
          </table:table-cell>
          <table:table-cell office:value-type="float" office:value="555.56">
            <text:p>555.56</text:p>
          </table:table-cell>
          <table:table-cell office:value-type="float" office:value="552.15">
            <text:p>552.15</text:p>
          </table:table-cell>
          <table:table-cell office:value-type="float" office:value="605.83">
            <text:p>605.83</text:p>
          </table:table-cell>
          <table:table-cell office:value-type="float" office:value="604.46">
            <text:p>604.46</text:p>
          </table:table-cell>
          <table:table-cell office:value-type="float" office:value="606.12">
            <text:p>606.12</text:p>
          </table:table-cell>
          <table:table-cell office:value-type="float" office:value="744.36">
            <text:p>744.36</text:p>
          </table:table-cell>
          <table:table-cell office:value-type="float" office:value="746.81">
            <text:p>746.81</text:p>
          </table:table-cell>
          <table:table-cell office:value-type="float" office:value="745.76">
            <text:p>745.76</text:p>
          </table:table-cell>
          <table:table-cell office:value-type="float" office:value="895.76">
            <text:p>895.76</text:p>
          </table:table-cell>
          <table:table-cell office:value-type="float" office:value="895.85">
            <text:p>895.85</text:p>
          </table:table-cell>
          <table:table-cell office:value-type="float" office:value="893.21">
            <text:p>893.21</text:p>
          </table:table-cell>
          <table:table-cell office:value-type="float" office:value="1203.35">
            <text:p>1203.35</text:p>
          </table:table-cell>
          <table:table-cell office:value-type="float" office:value="1207.16">
            <text:p>1207.16</text:p>
          </table:table-cell>
          <table:table-cell office:value-type="float" office:value="1213.88">
            <text:p>1213.88</text:p>
          </table:table-cell>
          <table:table-cell office:value-type="float" office:value="1552.28">
            <text:p>1552.28</text:p>
          </table:table-cell>
          <table:table-cell office:value-type="float" office:value="1566.72">
            <text:p>1566.72</text:p>
          </table:table-cell>
          <table:table-cell office:value-type="float" office:value="1560.13">
            <text:p>1560.13</text:p>
          </table:table-cell>
          <table:table-cell office:value-type="float" office:value="2230.13">
            <text:p>2230.13</text:p>
          </table:table-cell>
          <table:table-cell office:value-type="float" office:value="2236.74">
            <text:p>2236.74</text:p>
          </table:table-cell>
          <table:table-cell office:value-type="float" office:value="2227.98">
            <text:p>2227.98</text:p>
          </table:table-cell>
          <table:table-cell office:value-type="float" office:value="3502.75">
            <text:p>3502.75</text:p>
          </table:table-cell>
          <table:table-cell office:value-type="float" office:value="3489.36">
            <text:p>3489.36</text:p>
          </table:table-cell>
          <table:table-cell office:value-type="float" office:value="3516.71">
            <text:p>3516.71</text:p>
          </table:table-cell>
          <table:table-cell table:number-columns-repeated="2"/>
        </table:table-row>
        <table:table-row table:style-name="ro1">
          <table:table-cell table:number-columns-repeated="84"/>
          <table:table-cell office:value-type="string">
            <text:p>RoCE, no CRC</text:p>
          </table:table-cell>
        </table:table-row>
        <table:table-row table:style-name="ro1">
          <table:table-cell office:value-type="string">
            <text:p>openib</text:p>
          </table:table-cell>
          <table:table-cell table:number-columns-repeated="84"/>
        </table:table-row>
        <table:table-row table:style-name="ro1">
          <table:table-cell office:value-type="string">
            <text:p>Message Size (B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381">
            <text:p>381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509">
            <text:p>509</text:p>
          </table:table-cell>
          <table:table-cell office:value-type="float" office:value="512">
            <text:p>512</text:p>
          </table:table-cell>
          <table:table-cell office:value-type="float" office:value="515">
            <text:p>515</text:p>
          </table:table-cell>
          <table:table-cell office:value-type="float" office:value="765">
            <text:p>765</text:p>
          </table:table-cell>
          <table:table-cell office:value-type="float" office:value="768">
            <text:p>768</text:p>
          </table:table-cell>
          <table:table-cell office:value-type="float" office:value="771">
            <text:p>771</text:p>
          </table:table-cell>
          <table:table-cell office:value-type="float" office:value="1021">
            <text:p>1021</text:p>
          </table:table-cell>
          <table:table-cell office:value-type="float" office:value="1024">
            <text:p>1024</text:p>
          </table:table-cell>
          <table:table-cell office:value-type="float" office:value="1027">
            <text:p>1027</text:p>
          </table:table-cell>
          <table:table-cell office:value-type="float" office:value="1533">
            <text:p>1533</text:p>
          </table:table-cell>
          <table:table-cell office:value-type="float" office:value="1536">
            <text:p>1536</text:p>
          </table:table-cell>
          <table:table-cell office:value-type="float" office:value="1539">
            <text:p>1539</text:p>
          </table:table-cell>
          <table:table-cell office:value-type="float" office:value="2045">
            <text:p>2045</text:p>
          </table:table-cell>
          <table:table-cell office:value-type="float" office:value="2048">
            <text:p>2048</text:p>
          </table:table-cell>
          <table:table-cell office:value-type="float" office:value="2051">
            <text:p>2051</text:p>
          </table:table-cell>
          <table:table-cell office:value-type="float" office:value="3069">
            <text:p>3069</text:p>
          </table:table-cell>
          <table:table-cell office:value-type="float" office:value="3072">
            <text:p>3072</text:p>
          </table:table-cell>
          <table:table-cell office:value-type="float" office:value="3075">
            <text:p>3075</text:p>
          </table:table-cell>
          <table:table-cell office:value-type="float" office:value="4093">
            <text:p>4093</text:p>
          </table:table-cell>
          <table:table-cell office:value-type="float" office:value="4096">
            <text:p>4096</text:p>
          </table:table-cell>
          <table:table-cell office:value-type="float" office:value="4099">
            <text:p>4099</text:p>
          </table:table-cell>
          <table:table-cell office:value-type="float" office:value="6141">
            <text:p>6141</text:p>
          </table:table-cell>
          <table:table-cell office:value-type="float" office:value="6144">
            <text:p>6144</text:p>
          </table:table-cell>
          <table:table-cell office:value-type="float" office:value="6147">
            <text:p>6147</text:p>
          </table:table-cell>
          <table:table-cell office:value-type="float" office:value="8189">
            <text:p>8189</text:p>
          </table:table-cell>
          <table:table-cell office:value-type="float" office:value="8192">
            <text:p>8192</text:p>
          </table:table-cell>
          <table:table-cell office:value-type="float" office:value="8195">
            <text:p>8195</text:p>
          </table:table-cell>
          <table:table-cell office:value-type="float" office:value="12285">
            <text:p>12285</text:p>
          </table:table-cell>
          <table:table-cell office:value-type="float" office:value="12288">
            <text:p>12288</text:p>
          </table:table-cell>
          <table:table-cell office:value-type="float" office:value="12291">
            <text:p>12291</text:p>
          </table:table-cell>
          <table:table-cell office:value-type="float" office:value="16381">
            <text:p>16381</text:p>
          </table:table-cell>
          <table:table-cell office:value-type="float" office:value="16384">
            <text:p>16384</text:p>
          </table:table-cell>
          <table:table-cell office:value-type="float" office:value="16387">
            <text:p>16387</text:p>
          </table:table-cell>
          <table:table-cell office:value-type="float" office:value="24573">
            <text:p>24573</text:p>
          </table:table-cell>
          <table:table-cell office:value-type="float" office:value="24576">
            <text:p>24576</text:p>
          </table:table-cell>
          <table:table-cell office:value-type="float" office:value="24579">
            <text:p>24579</text:p>
          </table:table-cell>
          <table:table-cell office:value-type="float" office:value="32765">
            <text:p>32765</text:p>
          </table:table-cell>
          <table:table-cell office:value-type="float" office:value="32768">
            <text:p>32768</text:p>
          </table:table-cell>
          <table:table-cell office:value-type="float" office:value="32771">
            <text:p>32771</text:p>
          </table:table-cell>
          <table:table-cell office:value-type="float" office:value="49149">
            <text:p>49149</text:p>
          </table:table-cell>
          <table:table-cell office:value-type="float" office:value="49152">
            <text:p>49152</text:p>
          </table:table-cell>
          <table:table-cell office:value-type="float" office:value="49155">
            <text:p>49155</text:p>
          </table:table-cell>
          <table:table-cell office:value-type="float" office:value="65533">
            <text:p>65533</text:p>
          </table:table-cell>
          <table:table-cell office:value-type="float" office:value="65536">
            <text:p>65536</text:p>
          </table:table-cell>
          <table:table-cell office:value-type="float" office:value="65539">
            <text:p>65539</text:p>
          </table:table-cell>
          <table:table-cell table:number-columns-repeated="2"/>
        </table:table-row>
        <table:table-row table:style-name="ro1">
          <table:table-cell office:value-type="string">
            <text:p>Bandwidth (MB/s)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23">
            <text:p>0.23</text:p>
          </table:table-cell>
          <table:table-cell office:value-type="float" office:value="0.3">
            <text:p>0.3</text:p>
          </table:table-cell>
          <table:table-cell office:value-type="float" office:value="0.44">
            <text:p>0.44</text:p>
          </table:table-cell>
          <table:table-cell office:value-type="float" office:value="0.48">
            <text:p>0.48</text:p>
          </table:table-cell>
          <table:table-cell office:value-type="float" office:value="0.58">
            <text:p>0.58</text:p>
          </table:table-cell>
          <table:table-cell office:value-type="float" office:value="0.69">
            <text:p>0.69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1.06">
            <text:p>1.06</text:p>
          </table:table-cell>
          <table:table-cell office:value-type="float" office:value="1.16">
            <text:p>1.16</text:p>
          </table:table-cell>
          <table:table-cell office:value-type="float" office:value="1.28">
            <text:p>1.28</text:p>
          </table:table-cell>
          <table:table-cell office:value-type="float" office:value="1.64">
            <text:p>1.64</text:p>
          </table:table-cell>
          <table:table-cell office:value-type="float" office:value="1.74">
            <text:p>1.74</text:p>
          </table:table-cell>
          <table:table-cell office:value-type="float" office:value="1.84">
            <text:p>1.84</text:p>
          </table:table-cell>
          <table:table-cell office:value-type="float" office:value="2.18">
            <text:p>2.18</text:p>
          </table:table-cell>
          <table:table-cell office:value-type="float" office:value="2.3">
            <text:p>2.3</text:p>
          </table:table-cell>
          <table:table-cell office:value-type="float" office:value="2.39">
            <text:p>2.39</text:p>
          </table:table-cell>
          <table:table-cell office:value-type="float" office:value="3.33">
            <text:p>3.33</text:p>
          </table:table-cell>
          <table:table-cell office:value-type="float" office:value="3.39">
            <text:p>3.39</text:p>
          </table:table-cell>
          <table:table-cell office:value-type="float" office:value="3.47">
            <text:p>3.47</text:p>
          </table:table-cell>
          <table:table-cell office:value-type="float" office:value="4.23">
            <text:p>4.23</text:p>
          </table:table-cell>
          <table:table-cell office:value-type="float" office:value="4.31">
            <text:p>4.31</text:p>
          </table:table-cell>
          <table:table-cell office:value-type="float" office:value="4.41">
            <text:p>4.41</text:p>
          </table:table-cell>
          <table:table-cell office:value-type="float" office:value="6.11">
            <text:p>6.11</text:p>
          </table:table-cell>
          <table:table-cell office:value-type="float" office:value="6.19">
            <text:p>6.19</text:p>
          </table:table-cell>
          <table:table-cell office:value-type="float" office:value="6.3">
            <text:p>6.3</text:p>
          </table:table-cell>
          <table:table-cell office:value-type="float" office:value="7.94">
            <text:p>7.94</text:p>
          </table:table-cell>
          <table:table-cell office:value-type="float" office:value="8.05">
            <text:p>8.05</text:p>
          </table:table-cell>
          <table:table-cell office:value-type="float" office:value="8.12">
            <text:p>8.12</text:p>
          </table:table-cell>
          <table:table-cell office:value-type="float" office:value="11.62">
            <text:p>11.62</text:p>
          </table:table-cell>
          <table:table-cell office:value-type="float" office:value="11.7">
            <text:p>11.7</text:p>
          </table:table-cell>
          <table:table-cell office:value-type="float" office:value="11.79">
            <text:p>11.79</text:p>
          </table:table-cell>
          <table:table-cell office:value-type="float" office:value="15.52">
            <text:p>15.52</text:p>
          </table:table-cell>
          <table:table-cell office:value-type="float" office:value="15.58">
            <text:p>15.58</text:p>
          </table:table-cell>
          <table:table-cell office:value-type="float" office:value="15.69">
            <text:p>15.69</text:p>
          </table:table-cell>
          <table:table-cell office:value-type="float" office:value="23.2">
            <text:p>23.2</text:p>
          </table:table-cell>
          <table:table-cell office:value-type="float" office:value="23.32">
            <text:p>23.32</text:p>
          </table:table-cell>
          <table:table-cell office:value-type="float" office:value="23.4">
            <text:p>23.4</text:p>
          </table:table-cell>
          <table:table-cell office:value-type="float" office:value="27.37">
            <text:p>27.37</text:p>
          </table:table-cell>
          <table:table-cell office:value-type="float" office:value="27.32">
            <text:p>27.32</text:p>
          </table:table-cell>
          <table:table-cell office:value-type="float" office:value="27.47">
            <text:p>27.47</text:p>
          </table:table-cell>
          <table:table-cell office:value-type="float" office:value="39.96">
            <text:p>39.96</text:p>
          </table:table-cell>
          <table:table-cell office:value-type="float" office:value="40.12">
            <text:p>40.12</text:p>
          </table:table-cell>
          <table:table-cell office:value-type="float" office:value="40.31">
            <text:p>40.31</text:p>
          </table:table-cell>
          <table:table-cell office:value-type="float" office:value="48.82">
            <text:p>48.82</text:p>
          </table:table-cell>
          <table:table-cell office:value-type="float" office:value="49.2">
            <text:p>49.2</text:p>
          </table:table-cell>
          <table:table-cell office:value-type="float" office:value="49.33">
            <text:p>49.33</text:p>
          </table:table-cell>
          <table:table-cell office:value-type="float" office:value="61.58">
            <text:p>61.58</text:p>
          </table:table-cell>
          <table:table-cell office:value-type="float" office:value="61.66">
            <text:p>61.66</text:p>
          </table:table-cell>
          <table:table-cell office:value-type="float" office:value="61.7">
            <text:p>61.7</text:p>
          </table:table-cell>
          <table:table-cell office:value-type="float" office:value="71.14">
            <text:p>71.14</text:p>
          </table:table-cell>
          <table:table-cell office:value-type="float" office:value="71.29">
            <text:p>71.29</text:p>
          </table:table-cell>
          <table:table-cell office:value-type="float" office:value="71.19">
            <text:p>71.19</text:p>
          </table:table-cell>
          <table:table-cell table:number-columns-repeated="2" office:value-type="float" office:value="91.92">
            <text:p>91.92</text:p>
          </table:table-cell>
          <table:table-cell office:value-type="float" office:value="91.94">
            <text:p>91.94</text:p>
          </table:table-cell>
          <table:table-cell office:value-type="float" office:value="100.42">
            <text:p>100.42</text:p>
          </table:table-cell>
          <table:table-cell office:value-type="float" office:value="100.23">
            <text:p>100.23</text:p>
          </table:table-cell>
          <table:table-cell office:value-type="float" office:value="100.33">
            <text:p>100.33</text:p>
          </table:table-cell>
          <table:table-cell office:value-type="float" office:value="82.46">
            <text:p>82.46</text:p>
          </table:table-cell>
          <table:table-cell office:value-type="float" office:value="82.71">
            <text:p>82.71</text:p>
          </table:table-cell>
          <table:table-cell office:value-type="float" office:value="81.5">
            <text:p>81.5</text:p>
          </table:table-cell>
          <table:table-cell office:value-type="float" office:value="96.05">
            <text:p>96.05</text:p>
          </table:table-cell>
          <table:table-cell office:value-type="float" office:value="96.69">
            <text:p>96.69</text:p>
          </table:table-cell>
          <table:table-cell office:value-type="float" office:value="94.96">
            <text:p>94.96</text:p>
          </table:table-cell>
          <table:table-cell office:value-type="float" office:value="116.28">
            <text:p>116.28</text:p>
          </table:table-cell>
          <table:table-cell office:value-type="float" office:value="116.42">
            <text:p>116.42</text:p>
          </table:table-cell>
          <table:table-cell office:value-type="float" office:value="114.34">
            <text:p>114.34</text:p>
          </table:table-cell>
          <table:table-cell office:value-type="float" office:value="128.98">
            <text:p>128.98</text:p>
          </table:table-cell>
          <table:table-cell office:value-type="float" office:value="129.38">
            <text:p>129.38</text:p>
          </table:table-cell>
          <table:table-cell office:value-type="float" office:value="128.28">
            <text:p>128.28</text:p>
          </table:table-cell>
          <table:table-cell office:value-type="float" office:value="148.09">
            <text:p>148.09</text:p>
          </table:table-cell>
          <table:table-cell office:value-type="float" office:value="147.15">
            <text:p>147.15</text:p>
          </table:table-cell>
          <table:table-cell office:value-type="float" office:value="145.48">
            <text:p>145.48</text:p>
          </table:table-cell>
          <table:table-cell office:value-type="float" office:value="156.18">
            <text:p>156.18</text:p>
          </table:table-cell>
          <table:table-cell office:value-type="float" office:value="155.8">
            <text:p>155.8</text:p>
          </table:table-cell>
          <table:table-cell office:value-type="float" office:value="154.44">
            <text:p>154.44</text:p>
          </table:table-cell>
          <table:table-cell table:number-columns-repeated="2"/>
        </table:table-row>
        <table:table-row table:style-name="ro1">
          <table:table-cell office:value-type="string">
            <text:p>Latency (microseconds)</text:p>
          </table:table-cell>
          <table:table-cell office:value-type="float" office:value="203.36">
            <text:p>203.36</text:p>
          </table:table-cell>
          <table:table-cell office:value-type="float" office:value="199.85">
            <text:p>199.85</text:p>
          </table:table-cell>
          <table:table-cell office:value-type="float" office:value="204.15">
            <text:p>204.15</text:p>
          </table:table-cell>
          <table:table-cell office:value-type="float" office:value="204.51">
            <text:p>204.51</text:p>
          </table:table-cell>
          <table:table-cell office:value-type="float" office:value="202.75">
            <text:p>202.75</text:p>
          </table:table-cell>
          <table:table-cell office:value-type="float" office:value="204.38">
            <text:p>204.38</text:p>
          </table:table-cell>
          <table:table-cell office:value-type="float" office:value="207.76">
            <text:p>207.76</text:p>
          </table:table-cell>
          <table:table-cell office:value-type="float" office:value="207.58">
            <text:p>207.58</text:p>
          </table:table-cell>
          <table:table-cell office:value-type="float" office:value="209.62">
            <text:p>209.62</text:p>
          </table:table-cell>
          <table:table-cell office:value-type="float" office:value="210.37">
            <text:p>210.37</text:p>
          </table:table-cell>
          <table:table-cell office:value-type="float" office:value="208.42">
            <text:p>208.42</text:p>
          </table:table-cell>
          <table:table-cell office:value-type="float" office:value="209.11">
            <text:p>209.11</text:p>
          </table:table-cell>
          <table:table-cell office:value-type="float" office:value="210.24">
            <text:p>210.24</text:p>
          </table:table-cell>
          <table:table-cell office:value-type="float" office:value="208.85">
            <text:p>208.85</text:p>
          </table:table-cell>
          <table:table-cell office:value-type="float" office:value="210.32">
            <text:p>210.32</text:p>
          </table:table-cell>
          <table:table-cell office:value-type="float" office:value="208.96">
            <text:p>208.96</text:p>
          </table:table-cell>
          <table:table-cell office:value-type="float" office:value="209.94">
            <text:p>209.94</text:p>
          </table:table-cell>
          <table:table-cell office:value-type="float" office:value="210.49">
            <text:p>210.49</text:p>
          </table:table-cell>
          <table:table-cell office:value-type="float" office:value="211.66">
            <text:p>211.66</text:p>
          </table:table-cell>
          <table:table-cell office:value-type="float" office:value="213.53">
            <text:p>213.53</text:p>
          </table:table-cell>
          <table:table-cell office:value-type="float" office:value="212.56">
            <text:p>212.56</text:p>
          </table:table-cell>
          <table:table-cell office:value-type="float" office:value="214.18">
            <text:p>214.18</text:p>
          </table:table-cell>
          <table:table-cell office:value-type="float" office:value="213.25">
            <text:p>213.25</text:p>
          </table:table-cell>
          <table:table-cell office:value-type="float" office:value="216.15">
            <text:p>216.15</text:p>
          </table:table-cell>
          <table:table-cell office:value-type="float" office:value="217.65">
            <text:p>217.65</text:p>
          </table:table-cell>
          <table:table-cell office:value-type="float" office:value="225.23">
            <text:p>225.23</text:p>
          </table:table-cell>
          <table:table-cell office:value-type="float" office:value="226.81">
            <text:p>226.81</text:p>
          </table:table-cell>
          <table:table-cell office:value-type="float" office:value="226.88">
            <text:p>226.88</text:p>
          </table:table-cell>
          <table:table-cell office:value-type="float" office:value="235.88">
            <text:p>235.88</text:p>
          </table:table-cell>
          <table:table-cell office:value-type="float" office:value="236.5">
            <text:p>236.5</text:p>
          </table:table-cell>
          <table:table-cell office:value-type="float" office:value="236.28">
            <text:p>236.28</text:p>
          </table:table-cell>
          <table:table-cell office:value-type="float" office:value="243.1">
            <text:p>243.1</text:p>
          </table:table-cell>
          <table:table-cell office:value-type="float" office:value="242.77">
            <text:p>242.77</text:p>
          </table:table-cell>
          <table:table-cell office:value-type="float" office:value="243.39">
            <text:p>243.39</text:p>
          </table:table-cell>
          <table:table-cell office:value-type="float" office:value="250.22">
            <text:p>250.22</text:p>
          </table:table-cell>
          <table:table-cell office:value-type="float" office:value="250.35">
            <text:p>250.35</text:p>
          </table:table-cell>
          <table:table-cell office:value-type="float" office:value="250.34">
            <text:p>250.34</text:p>
          </table:table-cell>
          <table:table-cell office:value-type="float" office:value="250.17">
            <text:p>250.17</text:p>
          </table:table-cell>
          <table:table-cell office:value-type="float" office:value="250.77">
            <text:p>250.77</text:p>
          </table:table-cell>
          <table:table-cell office:value-type="float" office:value="250.42">
            <text:p>250.42</text:p>
          </table:table-cell>
          <table:table-cell office:value-type="float" office:value="251.56">
            <text:p>251.56</text:p>
          </table:table-cell>
          <table:table-cell office:value-type="float" office:value="251.25">
            <text:p>251.25</text:p>
          </table:table-cell>
          <table:table-cell office:value-type="float" office:value="251.43">
            <text:p>251.43</text:p>
          </table:table-cell>
          <table:table-cell office:value-type="float" office:value="284.56">
            <text:p>284.56</text:p>
          </table:table-cell>
          <table:table-cell office:value-type="float" office:value="285.93">
            <text:p>285.93</text:p>
          </table:table-cell>
          <table:table-cell office:value-type="float" office:value="285.21">
            <text:p>285.21</text:p>
          </table:table-cell>
          <table:table-cell office:value-type="float" office:value="292.69">
            <text:p>292.69</text:p>
          </table:table-cell>
          <table:table-cell office:value-type="float" office:value="292.12">
            <text:p>292.12</text:p>
          </table:table-cell>
          <table:table-cell office:value-type="float" office:value="291.3">
            <text:p>291.3</text:p>
          </table:table-cell>
          <table:table-cell office:value-type="float" office:value="319.56">
            <text:p>319.56</text:p>
          </table:table-cell>
          <table:table-cell office:value-type="float" office:value="317.55">
            <text:p>317.55</text:p>
          </table:table-cell>
          <table:table-cell office:value-type="float" office:value="317.24">
            <text:p>317.24</text:p>
          </table:table-cell>
          <table:table-cell office:value-type="float" office:value="380.25">
            <text:p>380.25</text:p>
          </table:table-cell>
          <table:table-cell office:value-type="float" office:value="380.08">
            <text:p>380.08</text:p>
          </table:table-cell>
          <table:table-cell office:value-type="float" office:value="380.24">
            <text:p>380.24</text:p>
          </table:table-cell>
          <table:table-cell office:value-type="float" office:value="438.94">
            <text:p>438.94</text:p>
          </table:table-cell>
          <table:table-cell office:value-type="float" office:value="438.33">
            <text:p>438.33</text:p>
          </table:table-cell>
          <table:table-cell office:value-type="float" office:value="439.3">
            <text:p>439.3</text:p>
          </table:table-cell>
          <table:table-cell office:value-type="float" office:value="509.73">
            <text:p>509.73</text:p>
          </table:table-cell>
          <table:table-cell office:value-type="float" office:value="509.93">
            <text:p>509.93</text:p>
          </table:table-cell>
          <table:table-cell office:value-type="float" office:value="510.07">
            <text:p>510.07</text:p>
          </table:table-cell>
          <table:table-cell office:value-type="float" office:value="622.16">
            <text:p>622.16</text:p>
          </table:table-cell>
          <table:table-cell office:value-type="float" office:value="623.55">
            <text:p>623.55</text:p>
          </table:table-cell>
          <table:table-cell office:value-type="float" office:value="623.16">
            <text:p>623.16</text:p>
          </table:table-cell>
          <table:table-cell office:value-type="float" office:value="1136.62">
            <text:p>1136.62</text:p>
          </table:table-cell>
          <table:table-cell office:value-type="float" office:value="1133.53">
            <text:p>1133.53</text:p>
          </table:table-cell>
          <table:table-cell office:value-type="float" office:value="1150.62">
            <text:p>1150.62</text:p>
          </table:table-cell>
          <table:table-cell office:value-type="float" office:value="1301.21">
            <text:p>1301.21</text:p>
          </table:table-cell>
          <table:table-cell office:value-type="float" office:value="1292.75">
            <text:p>1292.75</text:p>
          </table:table-cell>
          <table:table-cell office:value-type="float" office:value="1316.53">
            <text:p>1316.53</text:p>
          </table:table-cell>
          <table:table-cell office:value-type="float" office:value="1612.32">
            <text:p>1612.32</text:p>
          </table:table-cell>
          <table:table-cell office:value-type="float" office:value="1610.61">
            <text:p>1610.61</text:p>
          </table:table-cell>
          <table:table-cell office:value-type="float" office:value="1640.09">
            <text:p>1640.09</text:p>
          </table:table-cell>
          <table:table-cell office:value-type="float" office:value="1938.15">
            <text:p>1938.15</text:p>
          </table:table-cell>
          <table:table-cell office:value-type="float" office:value="1932.34">
            <text:p>1932.34</text:p>
          </table:table-cell>
          <table:table-cell office:value-type="float" office:value="1948.98">
            <text:p>1948.98</text:p>
          </table:table-cell>
          <table:table-cell office:value-type="float" office:value="2532.14">
            <text:p>2532.14</text:p>
          </table:table-cell>
          <table:table-cell office:value-type="float" office:value="2548.38">
            <text:p>2548.38</text:p>
          </table:table-cell>
          <table:table-cell office:value-type="float" office:value="2577.92">
            <text:p>2577.92</text:p>
          </table:table-cell>
          <table:table-cell office:value-type="float" office:value="3201.25">
            <text:p>3201.25</text:p>
          </table:table-cell>
          <table:table-cell office:value-type="float" office:value="3209.2">
            <text:p>3209.2</text:p>
          </table:table-cell>
          <table:table-cell office:value-type="float" office:value="3237.6">
            <text:p>3237.6</text:p>
          </table:table-cell>
          <table:table-cell table:number-columns-repeated="2"/>
        </table:table-row>
        <table:table-row table:style-name="ro1">
          <table:table-cell table:number-columns-repeated="85"/>
        </table:table-row>
        <table:table-row table:style-name="ro1">
          <table:table-cell office:value-type="string">
            <text:p>openib_nocrc</text:p>
          </table:table-cell>
          <table:table-cell table:number-columns-repeated="84"/>
        </table:table-row>
        <table:table-row table:style-name="ro1">
          <table:table-cell office:value-type="string">
            <text:p>Message Size (B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381">
            <text:p>381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509">
            <text:p>509</text:p>
          </table:table-cell>
          <table:table-cell office:value-type="float" office:value="512">
            <text:p>512</text:p>
          </table:table-cell>
          <table:table-cell office:value-type="float" office:value="515">
            <text:p>515</text:p>
          </table:table-cell>
          <table:table-cell office:value-type="float" office:value="765">
            <text:p>765</text:p>
          </table:table-cell>
          <table:table-cell office:value-type="float" office:value="768">
            <text:p>768</text:p>
          </table:table-cell>
          <table:table-cell office:value-type="float" office:value="771">
            <text:p>771</text:p>
          </table:table-cell>
          <table:table-cell office:value-type="float" office:value="1021">
            <text:p>1021</text:p>
          </table:table-cell>
          <table:table-cell office:value-type="float" office:value="1024">
            <text:p>1024</text:p>
          </table:table-cell>
          <table:table-cell office:value-type="float" office:value="1027">
            <text:p>1027</text:p>
          </table:table-cell>
          <table:table-cell office:value-type="float" office:value="1533">
            <text:p>1533</text:p>
          </table:table-cell>
          <table:table-cell office:value-type="float" office:value="1536">
            <text:p>1536</text:p>
          </table:table-cell>
          <table:table-cell office:value-type="float" office:value="1539">
            <text:p>1539</text:p>
          </table:table-cell>
          <table:table-cell office:value-type="float" office:value="2045">
            <text:p>2045</text:p>
          </table:table-cell>
          <table:table-cell office:value-type="float" office:value="2048">
            <text:p>2048</text:p>
          </table:table-cell>
          <table:table-cell office:value-type="float" office:value="2051">
            <text:p>2051</text:p>
          </table:table-cell>
          <table:table-cell office:value-type="float" office:value="3069">
            <text:p>3069</text:p>
          </table:table-cell>
          <table:table-cell office:value-type="float" office:value="3072">
            <text:p>3072</text:p>
          </table:table-cell>
          <table:table-cell office:value-type="float" office:value="3075">
            <text:p>3075</text:p>
          </table:table-cell>
          <table:table-cell office:value-type="float" office:value="4093">
            <text:p>4093</text:p>
          </table:table-cell>
          <table:table-cell office:value-type="float" office:value="4096">
            <text:p>4096</text:p>
          </table:table-cell>
          <table:table-cell office:value-type="float" office:value="4099">
            <text:p>4099</text:p>
          </table:table-cell>
          <table:table-cell office:value-type="float" office:value="6141">
            <text:p>6141</text:p>
          </table:table-cell>
          <table:table-cell office:value-type="float" office:value="6144">
            <text:p>6144</text:p>
          </table:table-cell>
          <table:table-cell office:value-type="float" office:value="6147">
            <text:p>6147</text:p>
          </table:table-cell>
          <table:table-cell office:value-type="float" office:value="8189">
            <text:p>8189</text:p>
          </table:table-cell>
          <table:table-cell office:value-type="float" office:value="8192">
            <text:p>8192</text:p>
          </table:table-cell>
          <table:table-cell office:value-type="float" office:value="8195">
            <text:p>8195</text:p>
          </table:table-cell>
          <table:table-cell office:value-type="float" office:value="12285">
            <text:p>12285</text:p>
          </table:table-cell>
          <table:table-cell office:value-type="float" office:value="12288">
            <text:p>12288</text:p>
          </table:table-cell>
          <table:table-cell office:value-type="float" office:value="12291">
            <text:p>12291</text:p>
          </table:table-cell>
          <table:table-cell office:value-type="float" office:value="16381">
            <text:p>16381</text:p>
          </table:table-cell>
          <table:table-cell office:value-type="float" office:value="16384">
            <text:p>16384</text:p>
          </table:table-cell>
          <table:table-cell office:value-type="float" office:value="16387">
            <text:p>16387</text:p>
          </table:table-cell>
          <table:table-cell office:value-type="float" office:value="24573">
            <text:p>24573</text:p>
          </table:table-cell>
          <table:table-cell office:value-type="float" office:value="24576">
            <text:p>24576</text:p>
          </table:table-cell>
          <table:table-cell office:value-type="float" office:value="24579">
            <text:p>24579</text:p>
          </table:table-cell>
          <table:table-cell office:value-type="float" office:value="32765">
            <text:p>32765</text:p>
          </table:table-cell>
          <table:table-cell office:value-type="float" office:value="32768">
            <text:p>32768</text:p>
          </table:table-cell>
          <table:table-cell office:value-type="float" office:value="32771">
            <text:p>32771</text:p>
          </table:table-cell>
          <table:table-cell office:value-type="float" office:value="49149">
            <text:p>49149</text:p>
          </table:table-cell>
          <table:table-cell office:value-type="float" office:value="49152">
            <text:p>49152</text:p>
          </table:table-cell>
          <table:table-cell office:value-type="float" office:value="49155">
            <text:p>49155</text:p>
          </table:table-cell>
          <table:table-cell office:value-type="float" office:value="65533">
            <text:p>65533</text:p>
          </table:table-cell>
          <table:table-cell office:value-type="float" office:value="65536">
            <text:p>65536</text:p>
          </table:table-cell>
          <table:table-cell office:value-type="float" office:value="65539">
            <text:p>65539</text:p>
          </table:table-cell>
          <table:table-cell table:number-columns-repeated="2"/>
        </table:table-row>
        <table:table-row table:style-name="ro1">
          <table:table-cell office:value-type="string">
            <text:p>Bandwidth (MB/s)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16">
            <text:p>0.16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0.48">
            <text:p>0.48</text:p>
          </table:table-cell>
          <table:table-cell office:value-type="float" office:value="0.52">
            <text:p>0.52</text:p>
          </table:table-cell>
          <table:table-cell office:value-type="float" office:value="0.64">
            <text:p>0.64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1.08">
            <text:p>1.08</text:p>
          </table:table-cell>
          <table:table-cell office:value-type="float" office:value="1.16">
            <text:p>1.16</text:p>
          </table:table-cell>
          <table:table-cell office:value-type="float" office:value="1.28">
            <text:p>1.28</text:p>
          </table:table-cell>
          <table:table-cell office:value-type="float" office:value="1.4">
            <text:p>1.4</text:p>
          </table:table-cell>
          <table:table-cell office:value-type="float" office:value="1.8">
            <text:p>1.8</text:p>
          </table:table-cell>
          <table:table-cell office:value-type="float" office:value="1.92">
            <text:p>1.92</text:p>
          </table:table-cell>
          <table:table-cell office:value-type="float" office:value="2.03">
            <text:p>2.03</text:p>
          </table:table-cell>
          <table:table-cell office:value-type="float" office:value="2.43">
            <text:p>2.43</text:p>
          </table:table-cell>
          <table:table-cell office:value-type="float" office:value="2.54">
            <text:p>2.54</text:p>
          </table:table-cell>
          <table:table-cell office:value-type="float" office:value="2.66">
            <text:p>2.66</text:p>
          </table:table-cell>
          <table:table-cell office:value-type="float" office:value="3.68">
            <text:p>3.68</text:p>
          </table:table-cell>
          <table:table-cell office:value-type="float" office:value="3.8">
            <text:p>3.8</text:p>
          </table:table-cell>
          <table:table-cell office:value-type="float" office:value="3.92">
            <text:p>3.92</text:p>
          </table:table-cell>
          <table:table-cell office:value-type="float" office:value="4.83">
            <text:p>4.83</text:p>
          </table:table-cell>
          <table:table-cell office:value-type="float" office:value="4.98">
            <text:p>4.98</text:p>
          </table:table-cell>
          <table:table-cell office:value-type="float" office:value="5.08">
            <text:p>5.08</text:p>
          </table:table-cell>
          <table:table-cell office:value-type="float" office:value="7.05">
            <text:p>7.05</text:p>
          </table:table-cell>
          <table:table-cell office:value-type="float" office:value="7.06">
            <text:p>7.06</text:p>
          </table:table-cell>
          <table:table-cell office:value-type="float" office:value="7.13">
            <text:p>7.13</text:p>
          </table:table-cell>
          <table:table-cell office:value-type="float" office:value="8.85">
            <text:p>8.85</text:p>
          </table:table-cell>
          <table:table-cell office:value-type="float" office:value="8.77">
            <text:p>8.77</text:p>
          </table:table-cell>
          <table:table-cell office:value-type="float" office:value="8.94">
            <text:p>8.94</text:p>
          </table:table-cell>
          <table:table-cell office:value-type="float" office:value="12.55">
            <text:p>12.55</text:p>
          </table:table-cell>
          <table:table-cell table:number-columns-repeated="2" office:value-type="float" office:value="12.71">
            <text:p>12.71</text:p>
          </table:table-cell>
          <table:table-cell office:value-type="float" office:value="16.37">
            <text:p>16.37</text:p>
          </table:table-cell>
          <table:table-cell office:value-type="float" office:value="16.43">
            <text:p>16.43</text:p>
          </table:table-cell>
          <table:table-cell office:value-type="float" office:value="16.61">
            <text:p>16.61</text:p>
          </table:table-cell>
          <table:table-cell office:value-type="float" office:value="23.25">
            <text:p>23.25</text:p>
          </table:table-cell>
          <table:table-cell office:value-type="float" office:value="23.43">
            <text:p>23.43</text:p>
          </table:table-cell>
          <table:table-cell office:value-type="float" office:value="23.5">
            <text:p>23.5</text:p>
          </table:table-cell>
          <table:table-cell office:value-type="float" office:value="29.37">
            <text:p>29.37</text:p>
          </table:table-cell>
          <table:table-cell office:value-type="float" office:value="28.99">
            <text:p>28.99</text:p>
          </table:table-cell>
          <table:table-cell office:value-type="float" office:value="28.7">
            <text:p>28.7</text:p>
          </table:table-cell>
          <table:table-cell office:value-type="float" office:value="42.52">
            <text:p>42.52</text:p>
          </table:table-cell>
          <table:table-cell office:value-type="float" office:value="42.71">
            <text:p>42.71</text:p>
          </table:table-cell>
          <table:table-cell office:value-type="float" office:value="42.76">
            <text:p>42.76</text:p>
          </table:table-cell>
          <table:table-cell office:value-type="float" office:value="49.96">
            <text:p>49.96</text:p>
          </table:table-cell>
          <table:table-cell office:value-type="float" office:value="49.86">
            <text:p>49.86</text:p>
          </table:table-cell>
          <table:table-cell office:value-type="float" office:value="49.89">
            <text:p>49.89</text:p>
          </table:table-cell>
          <table:table-cell office:value-type="float" office:value="63.07">
            <text:p>63.07</text:p>
          </table:table-cell>
          <table:table-cell office:value-type="float" office:value="62.4">
            <text:p>62.4</text:p>
          </table:table-cell>
          <table:table-cell office:value-type="float" office:value="62.48">
            <text:p>62.48</text:p>
          </table:table-cell>
          <table:table-cell office:value-type="float" office:value="78.96">
            <text:p>78.96</text:p>
          </table:table-cell>
          <table:table-cell office:value-type="float" office:value="79.38">
            <text:p>79.38</text:p>
          </table:table-cell>
          <table:table-cell office:value-type="float" office:value="80.03">
            <text:p>80.03</text:p>
          </table:table-cell>
          <table:table-cell office:value-type="float" office:value="99.38">
            <text:p>99.38</text:p>
          </table:table-cell>
          <table:table-cell office:value-type="float" office:value="100.43">
            <text:p>100.43</text:p>
          </table:table-cell>
          <table:table-cell office:value-type="float" office:value="99.02">
            <text:p>99.02</text:p>
          </table:table-cell>
          <table:table-cell office:value-type="float" office:value="112.98">
            <text:p>112.98</text:p>
          </table:table-cell>
          <table:table-cell office:value-type="float" office:value="111.64">
            <text:p>111.64</text:p>
          </table:table-cell>
          <table:table-cell office:value-type="float" office:value="113.14">
            <text:p>113.14</text:p>
          </table:table-cell>
          <table:table-cell office:value-type="float" office:value="88.01">
            <text:p>88.01</text:p>
          </table:table-cell>
          <table:table-cell office:value-type="float" office:value="88.19">
            <text:p>88.19</text:p>
          </table:table-cell>
          <table:table-cell office:value-type="float" office:value="88.04">
            <text:p>88.04</text:p>
          </table:table-cell>
          <table:table-cell office:value-type="float" office:value="98.95">
            <text:p>98.95</text:p>
          </table:table-cell>
          <table:table-cell office:value-type="float" office:value="99.55">
            <text:p>99.55</text:p>
          </table:table-cell>
          <table:table-cell office:value-type="float" office:value="99.19">
            <text:p>99.19</text:p>
          </table:table-cell>
          <table:table-cell office:value-type="float" office:value="120.3">
            <text:p>120.3</text:p>
          </table:table-cell>
          <table:table-cell office:value-type="float" office:value="118.91">
            <text:p>118.91</text:p>
          </table:table-cell>
          <table:table-cell office:value-type="float" office:value="118.37">
            <text:p>118.37</text:p>
          </table:table-cell>
          <table:table-cell office:value-type="float" office:value="133.42">
            <text:p>133.42</text:p>
          </table:table-cell>
          <table:table-cell office:value-type="float" office:value="133.99">
            <text:p>133.99</text:p>
          </table:table-cell>
          <table:table-cell office:value-type="float" office:value="133.9">
            <text:p>133.9</text:p>
          </table:table-cell>
          <table:table-cell office:value-type="float" office:value="150.69">
            <text:p>150.69</text:p>
          </table:table-cell>
          <table:table-cell office:value-type="float" office:value="151.42">
            <text:p>151.42</text:p>
          </table:table-cell>
          <table:table-cell office:value-type="float" office:value="151.31">
            <text:p>151.31</text:p>
          </table:table-cell>
          <table:table-cell office:value-type="float" office:value="162.91">
            <text:p>162.91</text:p>
          </table:table-cell>
          <table:table-cell office:value-type="float" office:value="162.62">
            <text:p>162.62</text:p>
          </table:table-cell>
          <table:table-cell office:value-type="float" office:value="163.07">
            <text:p>163.07</text:p>
          </table:table-cell>
          <table:table-cell table:number-columns-repeated="2"/>
        </table:table-row>
        <table:table-row table:style-name="ro1">
          <table:table-cell office:value-type="string">
            <text:p>Latency (microseconds)</text:p>
          </table:table-cell>
          <table:table-cell office:value-type="float" office:value="191.85">
            <text:p>191.85</text:p>
          </table:table-cell>
          <table:table-cell office:value-type="float" office:value="191.38">
            <text:p>191.38</text:p>
          </table:table-cell>
          <table:table-cell office:value-type="float" office:value="190.57">
            <text:p>190.57</text:p>
          </table:table-cell>
          <table:table-cell office:value-type="float" office:value="190.53">
            <text:p>190.53</text:p>
          </table:table-cell>
          <table:table-cell office:value-type="float" office:value="190.77">
            <text:p>190.77</text:p>
          </table:table-cell>
          <table:table-cell office:value-type="float" office:value="190.55">
            <text:p>190.55</text:p>
          </table:table-cell>
          <table:table-cell office:value-type="float" office:value="190.63">
            <text:p>190.63</text:p>
          </table:table-cell>
          <table:table-cell office:value-type="float" office:value="190.66">
            <text:p>190.66</text:p>
          </table:table-cell>
          <table:table-cell office:value-type="float" office:value="190.59">
            <text:p>190.59</text:p>
          </table:table-cell>
          <table:table-cell office:value-type="float" office:value="190.87">
            <text:p>190.87</text:p>
          </table:table-cell>
          <table:table-cell office:value-type="float" office:value="189.99">
            <text:p>189.99</text:p>
          </table:table-cell>
          <table:table-cell office:value-type="float" office:value="190.71">
            <text:p>190.71</text:p>
          </table:table-cell>
          <table:table-cell office:value-type="float" office:value="191.28">
            <text:p>191.28</text:p>
          </table:table-cell>
          <table:table-cell office:value-type="float" office:value="190.17">
            <text:p>190.17</text:p>
          </table:table-cell>
          <table:table-cell office:value-type="float" office:value="190.49">
            <text:p>190.49</text:p>
          </table:table-cell>
          <table:table-cell office:value-type="float" office:value="190.85">
            <text:p>190.85</text:p>
          </table:table-cell>
          <table:table-cell office:value-type="float" office:value="190.54">
            <text:p>190.54</text:p>
          </table:table-cell>
          <table:table-cell office:value-type="float" office:value="191.04">
            <text:p>191.04</text:p>
          </table:table-cell>
          <table:table-cell office:value-type="float" office:value="191.51">
            <text:p>191.51</text:p>
          </table:table-cell>
          <table:table-cell office:value-type="float" office:value="191.19">
            <text:p>191.19</text:p>
          </table:table-cell>
          <table:table-cell office:value-type="float" office:value="192.12">
            <text:p>192.12</text:p>
          </table:table-cell>
          <table:table-cell office:value-type="float" office:value="192.46">
            <text:p>192.46</text:p>
          </table:table-cell>
          <table:table-cell office:value-type="float" office:value="192.99">
            <text:p>192.99</text:p>
          </table:table-cell>
          <table:table-cell office:value-type="float" office:value="192.94">
            <text:p>192.94</text:p>
          </table:table-cell>
          <table:table-cell office:value-type="float" office:value="192.6">
            <text:p>192.6</text:p>
          </table:table-cell>
          <table:table-cell office:value-type="float" office:value="197.56">
            <text:p>197.56</text:p>
          </table:table-cell>
          <table:table-cell office:value-type="float" office:value="196.17">
            <text:p>196.17</text:p>
          </table:table-cell>
          <table:table-cell office:value-type="float" office:value="196.83">
            <text:p>196.83</text:p>
          </table:table-cell>
          <table:table-cell office:value-type="float" office:value="204.56">
            <text:p>204.56</text:p>
          </table:table-cell>
          <table:table-cell office:value-type="float" office:value="207.52">
            <text:p>207.52</text:p>
          </table:table-cell>
          <table:table-cell office:value-type="float" office:value="208.79">
            <text:p>208.79</text:p>
          </table:table-cell>
          <table:table-cell office:value-type="float" office:value="218.18">
            <text:p>218.18</text:p>
          </table:table-cell>
          <table:table-cell office:value-type="float" office:value="222.58">
            <text:p>222.58</text:p>
          </table:table-cell>
          <table:table-cell office:value-type="float" office:value="220.93">
            <text:p>220.93</text:p>
          </table:table-cell>
          <table:table-cell office:value-type="float" office:value="231.55">
            <text:p>231.55</text:p>
          </table:table-cell>
          <table:table-cell office:value-type="float" office:value="230.51">
            <text:p>230.51</text:p>
          </table:table-cell>
          <table:table-cell office:value-type="float" office:value="232.31">
            <text:p>232.31</text:p>
          </table:table-cell>
          <table:table-cell office:value-type="float" office:value="237.16">
            <text:p>237.16</text:p>
          </table:table-cell>
          <table:table-cell office:value-type="float" office:value="237.75">
            <text:p>237.75</text:p>
          </table:table-cell>
          <table:table-cell office:value-type="float" office:value="236.57">
            <text:p>236.57</text:p>
          </table:table-cell>
          <table:table-cell office:value-type="float" office:value="251.03">
            <text:p>251.03</text:p>
          </table:table-cell>
          <table:table-cell office:value-type="float" office:value="250.12">
            <text:p>250.12</text:p>
          </table:table-cell>
          <table:table-cell office:value-type="float" office:value="250.35">
            <text:p>250.35</text:p>
          </table:table-cell>
          <table:table-cell office:value-type="float" office:value="265.26">
            <text:p>265.26</text:p>
          </table:table-cell>
          <table:table-cell office:value-type="float" office:value="269.44">
            <text:p>269.44</text:p>
          </table:table-cell>
          <table:table-cell office:value-type="float" office:value="272.99">
            <text:p>272.99</text:p>
          </table:table-cell>
          <table:table-cell office:value-type="float" office:value="275.07">
            <text:p>275.07</text:p>
          </table:table-cell>
          <table:table-cell office:value-type="float" office:value="274.39">
            <text:p>274.39</text:p>
          </table:table-cell>
          <table:table-cell office:value-type="float" office:value="274.61">
            <text:p>274.61</text:p>
          </table:table-cell>
          <table:table-cell office:value-type="float" office:value="312.28">
            <text:p>312.28</text:p>
          </table:table-cell>
          <table:table-cell office:value-type="float" office:value="313.37">
            <text:p>313.37</text:p>
          </table:table-cell>
          <table:table-cell office:value-type="float" office:value="313.64">
            <text:p>313.64</text:p>
          </table:table-cell>
          <table:table-cell office:value-type="float" office:value="371.25">
            <text:p>371.25</text:p>
          </table:table-cell>
          <table:table-cell office:value-type="float" office:value="375.61">
            <text:p>375.61</text:p>
          </table:table-cell>
          <table:table-cell office:value-type="float" office:value="375.47">
            <text:p>375.47</text:p>
          </table:table-cell>
          <table:table-cell office:value-type="float" office:value="395.47">
            <text:p>395.47</text:p>
          </table:table-cell>
          <table:table-cell office:value-type="float" office:value="393.68">
            <text:p>393.68</text:p>
          </table:table-cell>
          <table:table-cell office:value-type="float" office:value="390.76">
            <text:p>390.76</text:p>
          </table:table-cell>
          <table:table-cell office:value-type="float" office:value="471.43">
            <text:p>471.43</text:p>
          </table:table-cell>
          <table:table-cell office:value-type="float" office:value="466.72">
            <text:p>466.72</text:p>
          </table:table-cell>
          <table:table-cell office:value-type="float" office:value="473.61">
            <text:p>473.61</text:p>
          </table:table-cell>
          <table:table-cell office:value-type="float" office:value="552.97">
            <text:p>552.97</text:p>
          </table:table-cell>
          <table:table-cell office:value-type="float" office:value="559.85">
            <text:p>559.85</text:p>
          </table:table-cell>
          <table:table-cell office:value-type="float" office:value="552.6">
            <text:p>552.6</text:p>
          </table:table-cell>
          <table:table-cell office:value-type="float" office:value="1064.94">
            <text:p>1064.94</text:p>
          </table:table-cell>
          <table:table-cell office:value-type="float" office:value="1063.05">
            <text:p>1063.05</text:p>
          </table:table-cell>
          <table:table-cell office:value-type="float" office:value="1065.07">
            <text:p>1065.07</text:p>
          </table:table-cell>
          <table:table-cell office:value-type="float" office:value="1263.02">
            <text:p>1263.02</text:p>
          </table:table-cell>
          <table:table-cell office:value-type="float" office:value="1255.68">
            <text:p>1255.68</text:p>
          </table:table-cell>
          <table:table-cell office:value-type="float" office:value="1260.46">
            <text:p>1260.46</text:p>
          </table:table-cell>
          <table:table-cell office:value-type="float" office:value="1558.42">
            <text:p>1558.42</text:p>
          </table:table-cell>
          <table:table-cell office:value-type="float" office:value="1576.83">
            <text:p>1576.83</text:p>
          </table:table-cell>
          <table:table-cell office:value-type="float" office:value="1584.17">
            <text:p>1584.17</text:p>
          </table:table-cell>
          <table:table-cell office:value-type="float" office:value="1873.62">
            <text:p>1873.62</text:p>
          </table:table-cell>
          <table:table-cell office:value-type="float" office:value="1865.77">
            <text:p>1865.77</text:p>
          </table:table-cell>
          <table:table-cell office:value-type="float" office:value="1867.18">
            <text:p>1867.18</text:p>
          </table:table-cell>
          <table:table-cell office:value-type="float" office:value="2488.44">
            <text:p>2488.44</text:p>
          </table:table-cell>
          <table:table-cell office:value-type="float" office:value="2476.52">
            <text:p>2476.52</text:p>
          </table:table-cell>
          <table:table-cell office:value-type="float" office:value="2478.54">
            <text:p>2478.54</text:p>
          </table:table-cell>
          <table:table-cell office:value-type="float" office:value="3069.04">
            <text:p>3069.04</text:p>
          </table:table-cell>
          <table:table-cell office:value-type="float" office:value="3074.65">
            <text:p>3074.65</text:p>
          </table:table-cell>
          <table:table-cell office:value-type="float" office:value="3066.34">
            <text:p>3066.3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imb.A2:imb.T19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03:24:30</meta:creation-date>
    <dc:date>2014-06-27T15:34:03</dc:date>
    <meta:editing-duration>PT3H29M25S</meta:editing-duration>
    <meta:editing-cycles>8</meta:editing-cycles>
    <meta:generator>LibreOffice/3.5$Linux_X86_64 LibreOffice_project/350m1$Build-2</meta:generator>
    <meta:document-statistic meta:table-count="4" meta:cell-count="207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101cm" svg:height="20.321cm" xlink:href=".." xlink:type="simple" chart:class="chart:line" chart:style-name="ch1">
        <chart:legend chart:legend-position="end" svg:x="31.437cm" svg:y="8.608cm" style:legend-expansion="high" chart:style-name="ch2"/>
        <chart:plot-area chart:style-name="ch3" table:cell-range-address="imb.C11:imb.P11 imb.B13:imb.P13 imb.B15:imb.P15 imb.B17:imb.P17 imb.B19:imb.P19" chart:data-source-has-labels="both" svg:x="2.186cm" svg:y="1.759cm" svg:width="27.727cm" svg:height="16.762cm">
          <chartooo:coordinate-region svg:x="3.047cm" svg:y="2.077cm" svg:width="26.255cm" svg:height="15.559cm"/>
          <chart:axis chart:dimension="x" chart:name="primary-x" chart:style-name="ch4" chartooo:axis-type="auto">
            <chartooo:date-scale/>
            <chart:title svg:x="13.254cm" svg:y="18.928cm" chart:style-name="ch5">
              <text:p>Message Size (Bytes)</text:p>
            </chart:title>
            <chart:categories table:cell-range-address="imb.C11:imb.P11"/>
            <chart:grid chart:style-name="ch6" chart:class="major"/>
          </chart:axis>
          <chart:axis chart:dimension="y" chart:name="primary-y" chart:style-name="ch4">
            <chart:title svg:x="0.451cm" svg:y="13.163cm" chart:style-name="ch7">
              <text:p>Latency (microseconds)</text:p>
            </chart:title>
            <chart:grid chart:style-name="ch6" chart:class="major"/>
          </chart:axis>
          <chart:series chart:style-name="ch8" chart:values-cell-range-address="imb.C13:imb.P13" chart:label-cell-address="imb.B13:imb.B13" chart:class="chart:line">
            <chart:data-point chart:repeated="14"/>
          </chart:series>
          <chart:series chart:style-name="ch9" chart:values-cell-range-address="imb.C15:imb.P15" chart:label-cell-address="imb.B15:imb.B15" chart:class="chart:line">
            <chart:data-point chart:repeated="14"/>
          </chart:series>
          <chart:series chart:style-name="ch10" chart:values-cell-range-address="imb.C17:imb.P17" chart:label-cell-address="imb.B17:imb.B17" chart:class="chart:line">
            <chart:data-point chart:repeated="14"/>
          </chart:series>
          <chart:series chart:style-name="ch11" chart:values-cell-range-address="imb.C19:imb.P19" chart:label-cell-address="imb.B19:imb.B19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imb.C11:imb.P1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  <table:table-cell office:value-type="float" office:value="1024">
                <text:p>1020</text:p>
              </table:table-cell>
              <table:table-cell office:value-type="float" office:value="2048">
                <text:p>2050</text:p>
              </table:table-cell>
              <table:table-cell office:value-type="float" office:value="4096">
                <text:p>4100</text:p>
              </table:table-cell>
            </table:table-row>
          </table:table-header-rows>
          <table:table-rows>
            <table:table-row>
              <table:table-cell office:value-type="string">
                <text:p>RoCE, 16 Processes</text:p>
                <draw:g>
                  <svg:desc>imb.B13:imb.B13</svg:desc>
                </draw:g>
              </table:table-cell>
              <table:table-cell office:value-type="float" office:value="5.5125">
                <text:p>5.5125</text:p>
                <draw:g>
                  <svg:desc>imb.C13:imb.P1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.875">
                <text:p>5.875</text:p>
              </table:table-cell>
              <table:table-cell office:value-type="float" office:value="5.97">
                <text:p>5.97</text:p>
              </table:table-cell>
              <table:table-cell office:value-type="float" office:value="5.93">
                <text:p>5.93</text:p>
              </table:table-cell>
              <table:table-cell office:value-type="float" office:value="5.97125">
                <text:p>5.97125</text:p>
              </table:table-cell>
              <table:table-cell office:value-type="float" office:value="5.95875">
                <text:p>5.95875</text:p>
              </table:table-cell>
              <table:table-cell office:value-type="float" office:value="5.95375">
                <text:p>5.95375</text:p>
              </table:table-cell>
              <table:table-cell office:value-type="float" office:value="5.94125">
                <text:p>5.94125</text:p>
              </table:table-cell>
              <table:table-cell office:value-type="float" office:value="6.10125">
                <text:p>6.10125</text:p>
              </table:table-cell>
              <table:table-cell office:value-type="float" office:value="6.10375">
                <text:p>6.10375</text:p>
              </table:table-cell>
              <table:table-cell office:value-type="float" office:value="6.27375">
                <text:p>6.27375</text:p>
              </table:table-cell>
              <table:table-cell office:value-type="float" office:value="7.06625">
                <text:p>7.06625</text:p>
              </table:table-cell>
              <table:table-cell office:value-type="float" office:value="15.14375">
                <text:p>15.14375</text:p>
              </table:table-cell>
            </table:table-row>
            <table:table-row>
              <table:table-cell office:value-type="string">
                <text:p>RoCE, 8 Processes</text:p>
                <draw:g>
                  <svg:desc>imb.B15:imb.B15</svg:desc>
                </draw:g>
              </table:table-cell>
              <table:table-cell office:value-type="float" office:value="4.7775">
                <text:p>4.7775</text:p>
                <draw:g>
                  <svg:desc>imb.C15:imb.P15</svg:desc>
                </draw:g>
              </table:table-cell>
              <table:table-cell office:value-type="float" office:value="5.5525">
                <text:p>5.5525</text:p>
              </table:table-cell>
              <table:table-cell office:value-type="float" office:value="5.175">
                <text:p>5.175</text:p>
              </table:table-cell>
              <table:table-cell office:value-type="float" office:value="5.3375">
                <text:p>5.3375</text:p>
              </table:table-cell>
              <table:table-cell office:value-type="float" office:value="5.1875">
                <text:p>5.1875</text:p>
              </table:table-cell>
              <table:table-cell office:value-type="float" office:value="5.2275">
                <text:p>5.2275</text:p>
              </table:table-cell>
              <table:table-cell office:value-type="float" office:value="5.045">
                <text:p>5.045</text:p>
              </table:table-cell>
              <table:table-cell office:value-type="float" office:value="5.235">
                <text:p>5.235</text:p>
              </table:table-cell>
              <table:table-cell office:value-type="float" office:value="5.1975">
                <text:p>5.1975</text:p>
              </table:table-cell>
              <table:table-cell office:value-type="float" office:value="5.385">
                <text:p>5.385</text:p>
              </table:table-cell>
              <table:table-cell office:value-type="float" office:value="5.8225">
                <text:p>5.8225</text:p>
              </table:table-cell>
              <table:table-cell office:value-type="float" office:value="5.595">
                <text:p>5.595</text:p>
              </table:table-cell>
              <table:table-cell office:value-type="float" office:value="5.9475">
                <text:p>5.9475</text:p>
              </table:table-cell>
              <table:table-cell office:value-type="float" office:value="14.245">
                <text:p>14.245</text:p>
              </table:table-cell>
            </table:table-row>
            <table:table-row>
              <table:table-cell office:value-type="string">
                <text:p>TCP, 16 Processes</text:p>
                <draw:g>
                  <svg:desc>imb.B17:imb.B17</svg:desc>
                </draw:g>
              </table:table-cell>
              <table:table-cell office:value-type="float" office:value="18.37">
                <text:p>18.37</text:p>
                <draw:g>
                  <svg:desc>imb.C17:imb.P17</svg:desc>
                </draw:g>
              </table:table-cell>
              <table:table-cell office:value-type="float" office:value="18.62375">
                <text:p>18.62375</text:p>
              </table:table-cell>
              <table:table-cell office:value-type="float" office:value="18.5625">
                <text:p>18.5625</text:p>
              </table:table-cell>
              <table:table-cell office:value-type="float" office:value="19.96125">
                <text:p>19.96125</text:p>
              </table:table-cell>
              <table:table-cell office:value-type="float" office:value="18.77625">
                <text:p>18.77625</text:p>
              </table:table-cell>
              <table:table-cell office:value-type="float" office:value="18.6625">
                <text:p>18.6625</text:p>
              </table:table-cell>
              <table:table-cell office:value-type="float" office:value="18.75125">
                <text:p>18.75125</text:p>
              </table:table-cell>
              <table:table-cell office:value-type="float" office:value="18.68">
                <text:p>18.68</text:p>
              </table:table-cell>
              <table:table-cell office:value-type="float" office:value="18.75375">
                <text:p>18.75375</text:p>
              </table:table-cell>
              <table:table-cell office:value-type="float" office:value="19.0475">
                <text:p>19.0475</text:p>
              </table:table-cell>
              <table:table-cell office:value-type="float" office:value="19.54875">
                <text:p>19.54875</text:p>
              </table:table-cell>
              <table:table-cell office:value-type="float" office:value="19.82625">
                <text:p>19.82625</text:p>
              </table:table-cell>
              <table:table-cell office:value-type="float" office:value="20.17625">
                <text:p>20.17625</text:p>
              </table:table-cell>
              <table:table-cell office:value-type="float" office:value="59.1625">
                <text:p>59.1625</text:p>
              </table:table-cell>
            </table:table-row>
            <table:table-row>
              <table:table-cell office:value-type="string">
                <text:p>TCP, 8 Processes</text:p>
                <draw:g>
                  <svg:desc>imb.B19:imb.B19</svg:desc>
                </draw:g>
              </table:table-cell>
              <table:table-cell office:value-type="float" office:value="12.27">
                <text:p>12.27</text:p>
                <draw:g>
                  <svg:desc>imb.C19:imb.P19</svg:desc>
                </draw:g>
              </table:table-cell>
              <table:table-cell office:value-type="float" office:value="12.0175">
                <text:p>12.0175</text:p>
              </table:table-cell>
              <table:table-cell office:value-type="float" office:value="12.1425">
                <text:p>12.1425</text:p>
              </table:table-cell>
              <table:table-cell office:value-type="float" office:value="12.04">
                <text:p>12.04</text:p>
              </table:table-cell>
              <table:table-cell office:value-type="float" office:value="12.0775">
                <text:p>12.0775</text:p>
              </table:table-cell>
              <table:table-cell office:value-type="float" office:value="12.2475">
                <text:p>12.2475</text:p>
              </table:table-cell>
              <table:table-cell office:value-type="float" office:value="11.9975">
                <text:p>11.9975</text:p>
              </table:table-cell>
              <table:table-cell office:value-type="float" office:value="12.2925">
                <text:p>12.2925</text:p>
              </table:table-cell>
              <table:table-cell office:value-type="float" office:value="12.4325">
                <text:p>12.4325</text:p>
              </table:table-cell>
              <table:table-cell office:value-type="float" office:value="12.595">
                <text:p>12.595</text:p>
              </table:table-cell>
              <table:table-cell office:value-type="float" office:value="12.9375">
                <text:p>12.9375</text:p>
              </table:table-cell>
              <table:table-cell office:value-type="float" office:value="13.375">
                <text:p>13.375</text:p>
              </table:table-cell>
              <table:table-cell office:value-type="float" office:value="14.4">
                <text:p>14.4</text:p>
              </table:table-cell>
              <table:table-cell office:value-type="float" office:value="47.6175">
                <text:p>47.6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50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101cm" svg:height="20.321cm" xlink:href=".." xlink:type="simple" chart:class="chart:line" chart:style-name="ch1">
        <chart:legend chart:legend-position="end" svg:x="32.808cm" svg:y="8.982cm" style:legend-expansion="high" chart:style-name="ch2"/>
        <chart:plot-area chart:style-name="ch3" table:cell-range-address="NetPIPE.B2:NetPIPE.AN2 NetPIPE.CG1:NetPIPE.CG1 NetPIPE.B4:NetPIPE.AN4 NetPIPE.CG3:NetPIPE.CG3 NetPIPE.B9:NetPIPE.AN9 NetPIPE.CG5:NetPIPE.CG5 NetPIPE.B14:NetPIPE.AN14" chart:data-source-has-labels="both" svg:x="2.186cm" svg:y="1.759cm" svg:width="29.098cm" svg:height="16.762cm">
          <chartooo:coordinate-region svg:x="3.351cm" svg:y="2.077cm" svg:width="27.475cm" svg:height="14.923cm"/>
          <chart:axis chart:dimension="x" chart:name="primary-x" chart:style-name="ch4" chartooo:axis-type="auto">
            <chartooo:date-scale/>
            <chart:title svg:x="13.94cm" svg:y="18.928cm" chart:style-name="ch5">
              <text:p>Message Size (Bytes)</text:p>
            </chart:title>
            <chart:categories table:cell-range-address="NetPIPE.B2:NetPIPE.AN2"/>
            <chart:grid chart:style-name="ch6" chart:class="major"/>
          </chart:axis>
          <chart:axis chart:dimension="y" chart:name="primary-y" chart:style-name="ch7">
            <chart:title svg:x="0.451cm" svg:y="13.163cm" chart:style-name="ch8">
              <text:p>Latency (microseconds)</text:p>
            </chart:title>
            <chart:grid chart:style-name="ch6" chart:class="major"/>
          </chart:axis>
          <chart:series chart:style-name="ch9" chart:values-cell-range-address="NetPIPE.B4:NetPIPE.AN4" chart:label-cell-address="NetPIPE.CG1:NetPIPE.CG1" chart:class="chart:line">
            <chart:data-point chart:repeated="39"/>
          </chart:series>
          <chart:series chart:style-name="ch10" chart:values-cell-range-address="NetPIPE.B9:NetPIPE.AN9" chart:label-cell-address="NetPIPE.CG3:NetPIPE.CG3" chart:class="chart:line">
            <chart:data-point chart:repeated="39"/>
          </chart:series>
          <chart:series chart:style-name="ch11" chart:values-cell-range-address="NetPIPE.B14:NetPIPE.AN14" chart:label-cell-address="NetPIPE.CG5:NetPIPE.CG5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NetPIPE.B2:NetPIPE.AN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7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61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7">
                <text:p>70</text:p>
              </table:table-cell>
              <table:table-cell office:value-type="float" office:value="93">
                <text:p>90</text:p>
              </table:table-cell>
              <table:table-cell office:value-type="float" office:value="96">
                <text:p>100</text:p>
              </table:table-cell>
              <table:table-cell office:value-type="float" office:value="99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28">
                <text:p>130</text:p>
              </table:table-cell>
              <table:table-cell office:value-type="float" office:value="131">
                <text:p>130</text:p>
              </table:table-cell>
              <table:table-cell office:value-type="float" office:value="189">
                <text:p>190</text:p>
              </table:table-cell>
              <table:table-cell office:value-type="float" office:value="192">
                <text:p>190</text:p>
              </table:table-cell>
              <table:table-cell office:value-type="float" office:value="195">
                <text:p>200</text:p>
              </table:table-cell>
              <table:table-cell office:value-type="float" office:value="253">
                <text:p>250</text:p>
              </table:table-cell>
              <table:table-cell office:value-type="float" office:value="256">
                <text:p>260</text:p>
              </table:table-cell>
              <table:table-cell office:value-type="float" office:value="259">
                <text:p>260</text:p>
              </table:table-cell>
              <table:table-cell office:value-type="float" office:value="381">
                <text:p>380</text:p>
              </table:table-cell>
              <table:table-cell office:value-type="float" office:value="384">
                <text:p>380</text:p>
              </table:table-cell>
              <table:table-cell office:value-type="float" office:value="387">
                <text:p>390</text:p>
              </table:table-cell>
              <table:table-cell office:value-type="float" office:value="509">
                <text:p>51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TCP</text:p>
                <draw:g>
                  <svg:desc>NetPIPE.CG1:NetPIPE.CG1</svg:desc>
                </draw:g>
              </table:table-cell>
              <table:table-cell office:value-type="float" office:value="250.16">
                <text:p>250.16</text:p>
                <draw:g>
                  <svg:desc>NetPIPE.B4:NetPIPE.AN4</svg:desc>
                </draw:g>
              </table:table-cell>
              <table:table-cell office:value-type="float" office:value="249.85">
                <text:p>249.85</text:p>
              </table:table-cell>
              <table:table-cell office:value-type="float" office:value="249.94">
                <text:p>249.94</text:p>
              </table:table-cell>
              <table:table-cell office:value-type="float" office:value="250.09">
                <text:p>250.09</text:p>
              </table:table-cell>
              <table:table-cell office:value-type="float" office:value="250.18">
                <text:p>250.18</text:p>
              </table:table-cell>
              <table:table-cell office:value-type="float" office:value="249.89">
                <text:p>249.89</text:p>
              </table:table-cell>
              <table:table-cell office:value-type="float" office:value="250.09">
                <text:p>250.09</text:p>
              </table:table-cell>
              <table:table-cell office:value-type="float" office:value="250.51">
                <text:p>250.51</text:p>
              </table:table-cell>
              <table:table-cell office:value-type="float" office:value="249.88">
                <text:p>249.88</text:p>
              </table:table-cell>
              <table:table-cell office:value-type="float" office:value="250.09">
                <text:p>250.09</text:p>
              </table:table-cell>
              <table:table-cell office:value-type="float" office:value="250.85">
                <text:p>250.85</text:p>
              </table:table-cell>
              <table:table-cell office:value-type="float" office:value="249.68">
                <text:p>249.68</text:p>
              </table:table-cell>
              <table:table-cell office:value-type="float" office:value="250.36">
                <text:p>250.36</text:p>
              </table:table-cell>
              <table:table-cell office:value-type="float" office:value="250.18">
                <text:p>250.18</text:p>
              </table:table-cell>
              <table:table-cell office:value-type="float" office:value="250.44">
                <text:p>250.44</text:p>
              </table:table-cell>
              <table:table-cell office:value-type="float" office:value="250.16">
                <text:p>250.16</text:p>
              </table:table-cell>
              <table:table-cell office:value-type="float" office:value="250.73">
                <text:p>250.73</text:p>
              </table:table-cell>
              <table:table-cell office:value-type="float" office:value="250.41">
                <text:p>250.41</text:p>
              </table:table-cell>
              <table:table-cell office:value-type="float" office:value="250.26">
                <text:p>250.26</text:p>
              </table:table-cell>
              <table:table-cell office:value-type="float" office:value="250.29">
                <text:p>250.29</text:p>
              </table:table-cell>
              <table:table-cell office:value-type="float" office:value="250.89">
                <text:p>250.89</text:p>
              </table:table-cell>
              <table:table-cell office:value-type="float" office:value="251.02">
                <text:p>251.02</text:p>
              </table:table-cell>
              <table:table-cell office:value-type="float" office:value="250.44">
                <text:p>250.44</text:p>
              </table:table-cell>
              <table:table-cell office:value-type="float" office:value="251.51">
                <text:p>251.51</text:p>
              </table:table-cell>
              <table:table-cell office:value-type="float" office:value="251.86">
                <text:p>251.86</text:p>
              </table:table-cell>
              <table:table-cell office:value-type="float" office:value="252.1">
                <text:p>252.1</text:p>
              </table:table-cell>
              <table:table-cell office:value-type="float" office:value="251.49">
                <text:p>251.49</text:p>
              </table:table-cell>
              <table:table-cell office:value-type="float" office:value="251.87">
                <text:p>251.87</text:p>
              </table:table-cell>
              <table:table-cell office:value-type="float" office:value="251.46">
                <text:p>251.46</text:p>
              </table:table-cell>
              <table:table-cell office:value-type="float" office:value="251.52">
                <text:p>251.52</text:p>
              </table:table-cell>
              <table:table-cell office:value-type="float" office:value="251.75">
                <text:p>251.75</text:p>
              </table:table-cell>
              <table:table-cell office:value-type="float" office:value="251.97">
                <text:p>251.97</text:p>
              </table:table-cell>
              <table:table-cell office:value-type="float" office:value="250.89">
                <text:p>250.89</text:p>
              </table:table-cell>
              <table:table-cell office:value-type="float" office:value="252.02">
                <text:p>252.02</text:p>
              </table:table-cell>
              <table:table-cell office:value-type="float" office:value="254.11">
                <text:p>254.11</text:p>
              </table:table-cell>
              <table:table-cell office:value-type="float" office:value="253.47">
                <text:p>253.47</text:p>
              </table:table-cell>
              <table:table-cell office:value-type="float" office:value="254.7">
                <text:p>254.7</text:p>
              </table:table-cell>
              <table:table-cell office:value-type="float" office:value="260.45">
                <text:p>260.45</text:p>
              </table:table-cell>
              <table:table-cell office:value-type="float" office:value="259.44">
                <text:p>259.44</text:p>
              </table:table-cell>
            </table:table-row>
            <table:table-row>
              <table:table-cell office:value-type="string">
                <text:p>RoCE</text:p>
                <draw:g>
                  <svg:desc>NetPIPE.CG3:NetPIPE.CG3</svg:desc>
                </draw:g>
              </table:table-cell>
              <table:table-cell office:value-type="float" office:value="203.36">
                <text:p>203.36</text:p>
                <draw:g>
                  <svg:desc>NetPIPE.B9:NetPIPE.AN9</svg:desc>
                </draw:g>
              </table:table-cell>
              <table:table-cell office:value-type="float" office:value="199.85">
                <text:p>199.85</text:p>
              </table:table-cell>
              <table:table-cell office:value-type="float" office:value="204.15">
                <text:p>204.15</text:p>
              </table:table-cell>
              <table:table-cell office:value-type="float" office:value="204.51">
                <text:p>204.51</text:p>
              </table:table-cell>
              <table:table-cell office:value-type="float" office:value="202.75">
                <text:p>202.75</text:p>
              </table:table-cell>
              <table:table-cell office:value-type="float" office:value="204.38">
                <text:p>204.38</text:p>
              </table:table-cell>
              <table:table-cell office:value-type="float" office:value="207.76">
                <text:p>207.76</text:p>
              </table:table-cell>
              <table:table-cell office:value-type="float" office:value="207.58">
                <text:p>207.58</text:p>
              </table:table-cell>
              <table:table-cell office:value-type="float" office:value="209.62">
                <text:p>209.62</text:p>
              </table:table-cell>
              <table:table-cell office:value-type="float" office:value="210.37">
                <text:p>210.37</text:p>
              </table:table-cell>
              <table:table-cell office:value-type="float" office:value="208.42">
                <text:p>208.42</text:p>
              </table:table-cell>
              <table:table-cell office:value-type="float" office:value="209.11">
                <text:p>209.11</text:p>
              </table:table-cell>
              <table:table-cell office:value-type="float" office:value="210.24">
                <text:p>210.24</text:p>
              </table:table-cell>
              <table:table-cell office:value-type="float" office:value="208.85">
                <text:p>208.85</text:p>
              </table:table-cell>
              <table:table-cell office:value-type="float" office:value="210.32">
                <text:p>210.32</text:p>
              </table:table-cell>
              <table:table-cell office:value-type="float" office:value="208.96">
                <text:p>208.96</text:p>
              </table:table-cell>
              <table:table-cell office:value-type="float" office:value="209.94">
                <text:p>209.94</text:p>
              </table:table-cell>
              <table:table-cell office:value-type="float" office:value="210.49">
                <text:p>210.49</text:p>
              </table:table-cell>
              <table:table-cell office:value-type="float" office:value="211.66">
                <text:p>211.66</text:p>
              </table:table-cell>
              <table:table-cell office:value-type="float" office:value="213.53">
                <text:p>213.53</text:p>
              </table:table-cell>
              <table:table-cell office:value-type="float" office:value="212.56">
                <text:p>212.56</text:p>
              </table:table-cell>
              <table:table-cell office:value-type="float" office:value="214.18">
                <text:p>214.18</text:p>
              </table:table-cell>
              <table:table-cell office:value-type="float" office:value="213.25">
                <text:p>213.25</text:p>
              </table:table-cell>
              <table:table-cell office:value-type="float" office:value="216.15">
                <text:p>216.15</text:p>
              </table:table-cell>
              <table:table-cell office:value-type="float" office:value="217.65">
                <text:p>217.65</text:p>
              </table:table-cell>
              <table:table-cell office:value-type="float" office:value="225.23">
                <text:p>225.23</text:p>
              </table:table-cell>
              <table:table-cell office:value-type="float" office:value="226.81">
                <text:p>226.81</text:p>
              </table:table-cell>
              <table:table-cell office:value-type="float" office:value="226.88">
                <text:p>226.88</text:p>
              </table:table-cell>
              <table:table-cell office:value-type="float" office:value="235.88">
                <text:p>235.88</text:p>
              </table:table-cell>
              <table:table-cell office:value-type="float" office:value="236.5">
                <text:p>236.5</text:p>
              </table:table-cell>
              <table:table-cell office:value-type="float" office:value="236.28">
                <text:p>236.28</text:p>
              </table:table-cell>
              <table:table-cell office:value-type="float" office:value="243.1">
                <text:p>243.1</text:p>
              </table:table-cell>
              <table:table-cell office:value-type="float" office:value="242.77">
                <text:p>242.77</text:p>
              </table:table-cell>
              <table:table-cell office:value-type="float" office:value="243.39">
                <text:p>243.39</text:p>
              </table:table-cell>
              <table:table-cell office:value-type="float" office:value="250.22">
                <text:p>250.22</text:p>
              </table:table-cell>
              <table:table-cell office:value-type="float" office:value="250.35">
                <text:p>250.35</text:p>
              </table:table-cell>
              <table:table-cell office:value-type="float" office:value="250.34">
                <text:p>250.34</text:p>
              </table:table-cell>
              <table:table-cell office:value-type="float" office:value="250.17">
                <text:p>250.17</text:p>
              </table:table-cell>
              <table:table-cell office:value-type="float" office:value="250.77">
                <text:p>250.77</text:p>
              </table:table-cell>
            </table:table-row>
            <table:table-row>
              <table:table-cell office:value-type="string">
                <text:p>RoCE, no CRC</text:p>
                <draw:g>
                  <svg:desc>NetPIPE.CG5:NetPIPE.CG5</svg:desc>
                </draw:g>
              </table:table-cell>
              <table:table-cell office:value-type="float" office:value="191.85">
                <text:p>191.85</text:p>
                <draw:g>
                  <svg:desc>NetPIPE.B14:NetPIPE.AN14</svg:desc>
                </draw:g>
              </table:table-cell>
              <table:table-cell office:value-type="float" office:value="191.38">
                <text:p>191.38</text:p>
              </table:table-cell>
              <table:table-cell office:value-type="float" office:value="190.57">
                <text:p>190.57</text:p>
              </table:table-cell>
              <table:table-cell office:value-type="float" office:value="190.53">
                <text:p>190.53</text:p>
              </table:table-cell>
              <table:table-cell office:value-type="float" office:value="190.77">
                <text:p>190.77</text:p>
              </table:table-cell>
              <table:table-cell office:value-type="float" office:value="190.55">
                <text:p>190.55</text:p>
              </table:table-cell>
              <table:table-cell office:value-type="float" office:value="190.63">
                <text:p>190.63</text:p>
              </table:table-cell>
              <table:table-cell office:value-type="float" office:value="190.66">
                <text:p>190.66</text:p>
              </table:table-cell>
              <table:table-cell office:value-type="float" office:value="190.59">
                <text:p>190.59</text:p>
              </table:table-cell>
              <table:table-cell office:value-type="float" office:value="190.87">
                <text:p>190.87</text:p>
              </table:table-cell>
              <table:table-cell office:value-type="float" office:value="189.99">
                <text:p>189.99</text:p>
              </table:table-cell>
              <table:table-cell office:value-type="float" office:value="190.71">
                <text:p>190.71</text:p>
              </table:table-cell>
              <table:table-cell office:value-type="float" office:value="191.28">
                <text:p>191.28</text:p>
              </table:table-cell>
              <table:table-cell office:value-type="float" office:value="190.17">
                <text:p>190.17</text:p>
              </table:table-cell>
              <table:table-cell office:value-type="float" office:value="190.49">
                <text:p>190.49</text:p>
              </table:table-cell>
              <table:table-cell office:value-type="float" office:value="190.85">
                <text:p>190.85</text:p>
              </table:table-cell>
              <table:table-cell office:value-type="float" office:value="190.54">
                <text:p>190.54</text:p>
              </table:table-cell>
              <table:table-cell office:value-type="float" office:value="191.04">
                <text:p>191.04</text:p>
              </table:table-cell>
              <table:table-cell office:value-type="float" office:value="191.51">
                <text:p>191.51</text:p>
              </table:table-cell>
              <table:table-cell office:value-type="float" office:value="191.19">
                <text:p>191.19</text:p>
              </table:table-cell>
              <table:table-cell office:value-type="float" office:value="192.12">
                <text:p>192.12</text:p>
              </table:table-cell>
              <table:table-cell office:value-type="float" office:value="192.46">
                <text:p>192.46</text:p>
              </table:table-cell>
              <table:table-cell office:value-type="float" office:value="192.99">
                <text:p>192.99</text:p>
              </table:table-cell>
              <table:table-cell office:value-type="float" office:value="192.94">
                <text:p>192.94</text:p>
              </table:table-cell>
              <table:table-cell office:value-type="float" office:value="192.6">
                <text:p>192.6</text:p>
              </table:table-cell>
              <table:table-cell office:value-type="float" office:value="197.56">
                <text:p>197.56</text:p>
              </table:table-cell>
              <table:table-cell office:value-type="float" office:value="196.17">
                <text:p>196.17</text:p>
              </table:table-cell>
              <table:table-cell office:value-type="float" office:value="196.83">
                <text:p>196.83</text:p>
              </table:table-cell>
              <table:table-cell office:value-type="float" office:value="204.56">
                <text:p>204.56</text:p>
              </table:table-cell>
              <table:table-cell office:value-type="float" office:value="207.52">
                <text:p>207.52</text:p>
              </table:table-cell>
              <table:table-cell office:value-type="float" office:value="208.79">
                <text:p>208.79</text:p>
              </table:table-cell>
              <table:table-cell office:value-type="float" office:value="218.18">
                <text:p>218.18</text:p>
              </table:table-cell>
              <table:table-cell office:value-type="float" office:value="222.58">
                <text:p>222.58</text:p>
              </table:table-cell>
              <table:table-cell office:value-type="float" office:value="220.93">
                <text:p>220.93</text:p>
              </table:table-cell>
              <table:table-cell office:value-type="float" office:value="231.55">
                <text:p>231.55</text:p>
              </table:table-cell>
              <table:table-cell office:value-type="float" office:value="230.51">
                <text:p>230.51</text:p>
              </table:table-cell>
              <table:table-cell office:value-type="float" office:value="232.31">
                <text:p>232.31</text:p>
              </table:table-cell>
              <table:table-cell office:value-type="float" office:value="237.16">
                <text:p>237.16</text:p>
              </table:table-cell>
              <table:table-cell office:value-type="float" office:value="237.75">
                <text:p>237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101cm" svg:height="20.321cm" xlink:href=".." xlink:type="simple" chart:class="chart:line" chart:style-name="ch1">
        <chart:legend chart:legend-position="end" svg:x="32.808cm" svg:y="8.982cm" style:legend-expansion="high" chart:style-name="ch2"/>
        <chart:plot-area chart:style-name="ch3" table:cell-range-address="NetPIPE.AO2:NetPIPE.CE2 NetPIPE.CG1:NetPIPE.CG1 NetPIPE.AO4:NetPIPE.CE4 NetPIPE.CG3:NetPIPE.CG3 NetPIPE.AO9:NetPIPE.CE9 NetPIPE.CG5:NetPIPE.CG5 NetPIPE.AO14:NetPIPE.CE14" chart:data-source-has-labels="both" svg:x="2.186cm" svg:y="1.759cm" svg:width="29.098cm" svg:height="16.762cm">
          <chartooo:coordinate-region svg:x="3.656cm" svg:y="2.077cm" svg:width="26.991cm" svg:height="15.177cm"/>
          <chart:axis chart:dimension="x" chart:name="primary-x" chart:style-name="ch4" chartooo:axis-type="auto">
            <chartooo:date-scale/>
            <chart:title svg:x="13.94cm" svg:y="18.928cm" chart:style-name="ch5">
              <text:p>Message Size (Bytes)</text:p>
            </chart:title>
            <chart:categories table:cell-range-address="NetPIPE.AO2:NetPIPE.CE2"/>
            <chart:grid chart:style-name="ch6" chart:class="major"/>
          </chart:axis>
          <chart:axis chart:dimension="y" chart:name="primary-y" chart:style-name="ch7">
            <chart:title svg:x="0.451cm" svg:y="13.163cm" chart:style-name="ch8">
              <text:p>Latency (microseconds)</text:p>
            </chart:title>
            <chart:grid chart:style-name="ch6" chart:class="major"/>
          </chart:axis>
          <chart:series chart:style-name="ch9" chart:values-cell-range-address="NetPIPE.AO4:NetPIPE.CE4" chart:label-cell-address="NetPIPE.CG1:NetPIPE.CG1" chart:class="chart:line">
            <chart:data-point chart:repeated="43"/>
          </chart:series>
          <chart:series chart:style-name="ch10" chart:values-cell-range-address="NetPIPE.AO9:NetPIPE.CE9" chart:label-cell-address="NetPIPE.CG3:NetPIPE.CG3" chart:class="chart:line">
            <chart:data-point chart:repeated="43"/>
          </chart:series>
          <chart:series chart:style-name="ch11" chart:values-cell-range-address="NetPIPE.AO14:NetPIPE.CE14" chart:label-cell-address="NetPIPE.CG5:NetPIPE.CG5" chart:class="chart:line">
            <chart:data-point chart:repeated="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float" office:value="515">
                <text:p>520</text:p>
                <draw:g>
                  <svg:desc>NetPIPE.AO2:NetPIPE.CE2</svg:desc>
                </draw:g>
              </table:table-cell>
              <table:table-cell office:value-type="float" office:value="765">
                <text:p>770</text:p>
              </table:table-cell>
              <table:table-cell office:value-type="float" office:value="768">
                <text:p>770</text:p>
              </table:table-cell>
              <table:table-cell office:value-type="float" office:value="771">
                <text:p>770</text:p>
              </table:table-cell>
              <table:table-cell office:value-type="float" office:value="1021">
                <text:p>1020</text:p>
              </table:table-cell>
              <table:table-cell office:value-type="float" office:value="1024">
                <text:p>1020</text:p>
              </table:table-cell>
              <table:table-cell office:value-type="float" office:value="1027">
                <text:p>1030</text:p>
              </table:table-cell>
              <table:table-cell office:value-type="float" office:value="1533">
                <text:p>1530</text:p>
              </table:table-cell>
              <table:table-cell office:value-type="float" office:value="1536">
                <text:p>1540</text:p>
              </table:table-cell>
              <table:table-cell office:value-type="float" office:value="1539">
                <text:p>1540</text:p>
              </table:table-cell>
              <table:table-cell office:value-type="float" office:value="2045">
                <text:p>2050</text:p>
              </table:table-cell>
              <table:table-cell office:value-type="float" office:value="2048">
                <text:p>2050</text:p>
              </table:table-cell>
              <table:table-cell office:value-type="float" office:value="2051">
                <text:p>2050</text:p>
              </table:table-cell>
              <table:table-cell office:value-type="float" office:value="3069">
                <text:p>3070</text:p>
              </table:table-cell>
              <table:table-cell office:value-type="float" office:value="3072">
                <text:p>3070</text:p>
              </table:table-cell>
              <table:table-cell office:value-type="float" office:value="3075">
                <text:p>3080</text:p>
              </table:table-cell>
              <table:table-cell office:value-type="float" office:value="4093">
                <text:p>4090</text:p>
              </table:table-cell>
              <table:table-cell office:value-type="float" office:value="4096">
                <text:p>4100</text:p>
              </table:table-cell>
              <table:table-cell office:value-type="float" office:value="4099">
                <text:p>4100</text:p>
              </table:table-cell>
              <table:table-cell office:value-type="float" office:value="6141">
                <text:p>6140</text:p>
              </table:table-cell>
              <table:table-cell office:value-type="float" office:value="6144">
                <text:p>6140</text:p>
              </table:table-cell>
              <table:table-cell office:value-type="float" office:value="6147">
                <text:p>6150</text:p>
              </table:table-cell>
              <table:table-cell office:value-type="float" office:value="8189">
                <text:p>8190</text:p>
              </table:table-cell>
              <table:table-cell office:value-type="float" office:value="8192">
                <text:p>8190</text:p>
              </table:table-cell>
              <table:table-cell office:value-type="float" office:value="8195">
                <text:p>8200</text:p>
              </table:table-cell>
              <table:table-cell office:value-type="float" office:value="12285">
                <text:p>12290</text:p>
              </table:table-cell>
              <table:table-cell office:value-type="float" office:value="12288">
                <text:p>12290</text:p>
              </table:table-cell>
              <table:table-cell office:value-type="float" office:value="12291">
                <text:p>12290</text:p>
              </table:table-cell>
              <table:table-cell office:value-type="float" office:value="16381">
                <text:p>16380</text:p>
              </table:table-cell>
              <table:table-cell office:value-type="float" office:value="16384">
                <text:p>16380</text:p>
              </table:table-cell>
              <table:table-cell office:value-type="float" office:value="16387">
                <text:p>16390</text:p>
              </table:table-cell>
              <table:table-cell office:value-type="float" office:value="24573">
                <text:p>24570</text:p>
              </table:table-cell>
              <table:table-cell office:value-type="float" office:value="24576">
                <text:p>24580</text:p>
              </table:table-cell>
              <table:table-cell office:value-type="float" office:value="24579">
                <text:p>24580</text:p>
              </table:table-cell>
              <table:table-cell office:value-type="float" office:value="32765">
                <text:p>32770</text:p>
              </table:table-cell>
              <table:table-cell office:value-type="float" office:value="32768">
                <text:p>32770</text:p>
              </table:table-cell>
              <table:table-cell office:value-type="float" office:value="32771">
                <text:p>32770</text:p>
              </table:table-cell>
              <table:table-cell office:value-type="float" office:value="49149">
                <text:p>49150</text:p>
              </table:table-cell>
              <table:table-cell office:value-type="float" office:value="49152">
                <text:p>49150</text:p>
              </table:table-cell>
              <table:table-cell office:value-type="float" office:value="49155">
                <text:p>49160</text:p>
              </table:table-cell>
              <table:table-cell office:value-type="float" office:value="65533">
                <text:p>65530</text:p>
              </table:table-cell>
              <table:table-cell office:value-type="float" office:value="65536">
                <text:p>65540</text:p>
              </table:table-cell>
              <table:table-cell office:value-type="float" office:value="65539">
                <text:p>65540</text:p>
              </table:table-cell>
            </table:table-row>
          </table:table-header-rows>
          <table:table-rows>
            <table:table-row>
              <table:table-cell office:value-type="string">
                <text:p>TCP</text:p>
                <draw:g>
                  <svg:desc>NetPIPE.CG1:NetPIPE.CG1</svg:desc>
                </draw:g>
              </table:table-cell>
              <table:table-cell office:value-type="float" office:value="260.54">
                <text:p>260.54</text:p>
                <draw:g>
                  <svg:desc>NetPIPE.AO4:NetPIPE.CE4</svg:desc>
                </draw:g>
              </table:table-cell>
              <table:table-cell office:value-type="float" office:value="270.2">
                <text:p>270.2</text:p>
              </table:table-cell>
              <table:table-cell office:value-type="float" office:value="271.31">
                <text:p>271.31</text:p>
              </table:table-cell>
              <table:table-cell office:value-type="float" office:value="271.15">
                <text:p>271.15</text:p>
              </table:table-cell>
              <table:table-cell office:value-type="float" office:value="276.75">
                <text:p>276.75</text:p>
              </table:table-cell>
              <table:table-cell office:value-type="float" office:value="277.09">
                <text:p>277.09</text:p>
              </table:table-cell>
              <table:table-cell office:value-type="float" office:value="277.67">
                <text:p>277.67</text:p>
              </table:table-cell>
              <table:table-cell office:value-type="float" office:value="359.26">
                <text:p>359.26</text:p>
              </table:table-cell>
              <table:table-cell office:value-type="float" office:value="361.35">
                <text:p>361.35</text:p>
              </table:table-cell>
              <table:table-cell office:value-type="float" office:value="361.55">
                <text:p>361.55</text:p>
              </table:table-cell>
              <table:table-cell office:value-type="float" office:value="364.73">
                <text:p>364.73</text:p>
              </table:table-cell>
              <table:table-cell office:value-type="float" office:value="363.16">
                <text:p>363.16</text:p>
              </table:table-cell>
              <table:table-cell office:value-type="float" office:value="363.8">
                <text:p>363.8</text:p>
              </table:table-cell>
              <table:table-cell office:value-type="float" office:value="416.95">
                <text:p>416.95</text:p>
              </table:table-cell>
              <table:table-cell office:value-type="float" office:value="419.39">
                <text:p>419.39</text:p>
              </table:table-cell>
              <table:table-cell office:value-type="float" office:value="420.69">
                <text:p>420.69</text:p>
              </table:table-cell>
              <table:table-cell office:value-type="float" office:value="436.03">
                <text:p>436.03</text:p>
              </table:table-cell>
              <table:table-cell office:value-type="float" office:value="436.94">
                <text:p>436.94</text:p>
              </table:table-cell>
              <table:table-cell office:value-type="float" office:value="436.88">
                <text:p>436.88</text:p>
              </table:table-cell>
              <table:table-cell office:value-type="float" office:value="554.68">
                <text:p>554.68</text:p>
              </table:table-cell>
              <table:table-cell office:value-type="float" office:value="555.56">
                <text:p>555.56</text:p>
              </table:table-cell>
              <table:table-cell office:value-type="float" office:value="552.15">
                <text:p>552.15</text:p>
              </table:table-cell>
              <table:table-cell office:value-type="float" office:value="605.83">
                <text:p>605.83</text:p>
              </table:table-cell>
              <table:table-cell office:value-type="float" office:value="604.46">
                <text:p>604.46</text:p>
              </table:table-cell>
              <table:table-cell office:value-type="float" office:value="606.12">
                <text:p>606.12</text:p>
              </table:table-cell>
              <table:table-cell office:value-type="float" office:value="744.36">
                <text:p>744.36</text:p>
              </table:table-cell>
              <table:table-cell office:value-type="float" office:value="746.81">
                <text:p>746.81</text:p>
              </table:table-cell>
              <table:table-cell office:value-type="float" office:value="745.76">
                <text:p>745.76</text:p>
              </table:table-cell>
              <table:table-cell office:value-type="float" office:value="895.76">
                <text:p>895.76</text:p>
              </table:table-cell>
              <table:table-cell office:value-type="float" office:value="895.85">
                <text:p>895.85</text:p>
              </table:table-cell>
              <table:table-cell office:value-type="float" office:value="893.21">
                <text:p>893.21</text:p>
              </table:table-cell>
              <table:table-cell office:value-type="float" office:value="1203.35">
                <text:p>1203.35</text:p>
              </table:table-cell>
              <table:table-cell office:value-type="float" office:value="1207.16">
                <text:p>1207.16</text:p>
              </table:table-cell>
              <table:table-cell office:value-type="float" office:value="1213.88">
                <text:p>1213.88</text:p>
              </table:table-cell>
              <table:table-cell office:value-type="float" office:value="1552.28">
                <text:p>1552.28</text:p>
              </table:table-cell>
              <table:table-cell office:value-type="float" office:value="1566.72">
                <text:p>1566.72</text:p>
              </table:table-cell>
              <table:table-cell office:value-type="float" office:value="1560.13">
                <text:p>1560.13</text:p>
              </table:table-cell>
              <table:table-cell office:value-type="float" office:value="2230.13">
                <text:p>2230.13</text:p>
              </table:table-cell>
              <table:table-cell office:value-type="float" office:value="2236.74">
                <text:p>2236.74</text:p>
              </table:table-cell>
              <table:table-cell office:value-type="float" office:value="2227.98">
                <text:p>2227.98</text:p>
              </table:table-cell>
              <table:table-cell office:value-type="float" office:value="3502.75">
                <text:p>3502.75</text:p>
              </table:table-cell>
              <table:table-cell office:value-type="float" office:value="3489.36">
                <text:p>3489.36</text:p>
              </table:table-cell>
              <table:table-cell office:value-type="float" office:value="3516.71">
                <text:p>3516.71</text:p>
              </table:table-cell>
            </table:table-row>
            <table:table-row>
              <table:table-cell office:value-type="string">
                <text:p>RoCE</text:p>
                <draw:g>
                  <svg:desc>NetPIPE.CG3:NetPIPE.CG3</svg:desc>
                </draw:g>
              </table:table-cell>
              <table:table-cell office:value-type="float" office:value="250.42">
                <text:p>250.42</text:p>
                <draw:g>
                  <svg:desc>NetPIPE.AO9:NetPIPE.CE9</svg:desc>
                </draw:g>
              </table:table-cell>
              <table:table-cell office:value-type="float" office:value="251.56">
                <text:p>251.56</text:p>
              </table:table-cell>
              <table:table-cell office:value-type="float" office:value="251.25">
                <text:p>251.25</text:p>
              </table:table-cell>
              <table:table-cell office:value-type="float" office:value="251.43">
                <text:p>251.43</text:p>
              </table:table-cell>
              <table:table-cell office:value-type="float" office:value="284.56">
                <text:p>284.56</text:p>
              </table:table-cell>
              <table:table-cell office:value-type="float" office:value="285.93">
                <text:p>285.93</text:p>
              </table:table-cell>
              <table:table-cell office:value-type="float" office:value="285.21">
                <text:p>285.21</text:p>
              </table:table-cell>
              <table:table-cell office:value-type="float" office:value="292.69">
                <text:p>292.69</text:p>
              </table:table-cell>
              <table:table-cell office:value-type="float" office:value="292.12">
                <text:p>292.12</text:p>
              </table:table-cell>
              <table:table-cell office:value-type="float" office:value="291.3">
                <text:p>291.3</text:p>
              </table:table-cell>
              <table:table-cell office:value-type="float" office:value="319.56">
                <text:p>319.56</text:p>
              </table:table-cell>
              <table:table-cell office:value-type="float" office:value="317.55">
                <text:p>317.55</text:p>
              </table:table-cell>
              <table:table-cell office:value-type="float" office:value="317.24">
                <text:p>317.24</text:p>
              </table:table-cell>
              <table:table-cell office:value-type="float" office:value="380.25">
                <text:p>380.25</text:p>
              </table:table-cell>
              <table:table-cell office:value-type="float" office:value="380.08">
                <text:p>380.08</text:p>
              </table:table-cell>
              <table:table-cell office:value-type="float" office:value="380.24">
                <text:p>380.24</text:p>
              </table:table-cell>
              <table:table-cell office:value-type="float" office:value="438.94">
                <text:p>438.94</text:p>
              </table:table-cell>
              <table:table-cell office:value-type="float" office:value="438.33">
                <text:p>438.33</text:p>
              </table:table-cell>
              <table:table-cell office:value-type="float" office:value="439.3">
                <text:p>439.3</text:p>
              </table:table-cell>
              <table:table-cell office:value-type="float" office:value="509.73">
                <text:p>509.73</text:p>
              </table:table-cell>
              <table:table-cell office:value-type="float" office:value="509.93">
                <text:p>509.93</text:p>
              </table:table-cell>
              <table:table-cell office:value-type="float" office:value="510.07">
                <text:p>510.07</text:p>
              </table:table-cell>
              <table:table-cell office:value-type="float" office:value="622.16">
                <text:p>622.16</text:p>
              </table:table-cell>
              <table:table-cell office:value-type="float" office:value="623.55">
                <text:p>623.55</text:p>
              </table:table-cell>
              <table:table-cell office:value-type="float" office:value="623.16">
                <text:p>623.16</text:p>
              </table:table-cell>
              <table:table-cell office:value-type="float" office:value="1136.62">
                <text:p>1136.62</text:p>
              </table:table-cell>
              <table:table-cell office:value-type="float" office:value="1133.53">
                <text:p>1133.53</text:p>
              </table:table-cell>
              <table:table-cell office:value-type="float" office:value="1150.62">
                <text:p>1150.62</text:p>
              </table:table-cell>
              <table:table-cell office:value-type="float" office:value="1301.21">
                <text:p>1301.21</text:p>
              </table:table-cell>
              <table:table-cell office:value-type="float" office:value="1292.75">
                <text:p>1292.75</text:p>
              </table:table-cell>
              <table:table-cell office:value-type="float" office:value="1316.53">
                <text:p>1316.53</text:p>
              </table:table-cell>
              <table:table-cell office:value-type="float" office:value="1612.32">
                <text:p>1612.32</text:p>
              </table:table-cell>
              <table:table-cell office:value-type="float" office:value="1610.61">
                <text:p>1610.61</text:p>
              </table:table-cell>
              <table:table-cell office:value-type="float" office:value="1640.09">
                <text:p>1640.09</text:p>
              </table:table-cell>
              <table:table-cell office:value-type="float" office:value="1938.15">
                <text:p>1938.15</text:p>
              </table:table-cell>
              <table:table-cell office:value-type="float" office:value="1932.34">
                <text:p>1932.34</text:p>
              </table:table-cell>
              <table:table-cell office:value-type="float" office:value="1948.98">
                <text:p>1948.98</text:p>
              </table:table-cell>
              <table:table-cell office:value-type="float" office:value="2532.14">
                <text:p>2532.14</text:p>
              </table:table-cell>
              <table:table-cell office:value-type="float" office:value="2548.38">
                <text:p>2548.38</text:p>
              </table:table-cell>
              <table:table-cell office:value-type="float" office:value="2577.92">
                <text:p>2577.92</text:p>
              </table:table-cell>
              <table:table-cell office:value-type="float" office:value="3201.25">
                <text:p>3201.25</text:p>
              </table:table-cell>
              <table:table-cell office:value-type="float" office:value="3209.2">
                <text:p>3209.2</text:p>
              </table:table-cell>
              <table:table-cell office:value-type="float" office:value="3237.6">
                <text:p>3237.6</text:p>
              </table:table-cell>
            </table:table-row>
            <table:table-row>
              <table:table-cell office:value-type="string">
                <text:p>RoCE, no CRC</text:p>
                <draw:g>
                  <svg:desc>NetPIPE.CG5:NetPIPE.CG5</svg:desc>
                </draw:g>
              </table:table-cell>
              <table:table-cell office:value-type="float" office:value="236.57">
                <text:p>236.57</text:p>
                <draw:g>
                  <svg:desc>NetPIPE.AO14:NetPIPE.CE14</svg:desc>
                </draw:g>
              </table:table-cell>
              <table:table-cell office:value-type="float" office:value="251.03">
                <text:p>251.03</text:p>
              </table:table-cell>
              <table:table-cell office:value-type="float" office:value="250.12">
                <text:p>250.12</text:p>
              </table:table-cell>
              <table:table-cell office:value-type="float" office:value="250.35">
                <text:p>250.35</text:p>
              </table:table-cell>
              <table:table-cell office:value-type="float" office:value="265.26">
                <text:p>265.26</text:p>
              </table:table-cell>
              <table:table-cell office:value-type="float" office:value="269.44">
                <text:p>269.44</text:p>
              </table:table-cell>
              <table:table-cell office:value-type="float" office:value="272.99">
                <text:p>272.99</text:p>
              </table:table-cell>
              <table:table-cell office:value-type="float" office:value="275.07">
                <text:p>275.07</text:p>
              </table:table-cell>
              <table:table-cell office:value-type="float" office:value="274.39">
                <text:p>274.39</text:p>
              </table:table-cell>
              <table:table-cell office:value-type="float" office:value="274.61">
                <text:p>274.61</text:p>
              </table:table-cell>
              <table:table-cell office:value-type="float" office:value="312.28">
                <text:p>312.28</text:p>
              </table:table-cell>
              <table:table-cell office:value-type="float" office:value="313.37">
                <text:p>313.37</text:p>
              </table:table-cell>
              <table:table-cell office:value-type="float" office:value="313.64">
                <text:p>313.64</text:p>
              </table:table-cell>
              <table:table-cell office:value-type="float" office:value="371.25">
                <text:p>371.25</text:p>
              </table:table-cell>
              <table:table-cell office:value-type="float" office:value="375.61">
                <text:p>375.61</text:p>
              </table:table-cell>
              <table:table-cell office:value-type="float" office:value="375.47">
                <text:p>375.47</text:p>
              </table:table-cell>
              <table:table-cell office:value-type="float" office:value="395.47">
                <text:p>395.47</text:p>
              </table:table-cell>
              <table:table-cell office:value-type="float" office:value="393.68">
                <text:p>393.68</text:p>
              </table:table-cell>
              <table:table-cell office:value-type="float" office:value="390.76">
                <text:p>390.76</text:p>
              </table:table-cell>
              <table:table-cell office:value-type="float" office:value="471.43">
                <text:p>471.43</text:p>
              </table:table-cell>
              <table:table-cell office:value-type="float" office:value="466.72">
                <text:p>466.72</text:p>
              </table:table-cell>
              <table:table-cell office:value-type="float" office:value="473.61">
                <text:p>473.61</text:p>
              </table:table-cell>
              <table:table-cell office:value-type="float" office:value="552.97">
                <text:p>552.97</text:p>
              </table:table-cell>
              <table:table-cell office:value-type="float" office:value="559.85">
                <text:p>559.85</text:p>
              </table:table-cell>
              <table:table-cell office:value-type="float" office:value="552.6">
                <text:p>552.6</text:p>
              </table:table-cell>
              <table:table-cell office:value-type="float" office:value="1064.94">
                <text:p>1064.94</text:p>
              </table:table-cell>
              <table:table-cell office:value-type="float" office:value="1063.05">
                <text:p>1063.05</text:p>
              </table:table-cell>
              <table:table-cell office:value-type="float" office:value="1065.07">
                <text:p>1065.07</text:p>
              </table:table-cell>
              <table:table-cell office:value-type="float" office:value="1263.02">
                <text:p>1263.02</text:p>
              </table:table-cell>
              <table:table-cell office:value-type="float" office:value="1255.68">
                <text:p>1255.68</text:p>
              </table:table-cell>
              <table:table-cell office:value-type="float" office:value="1260.46">
                <text:p>1260.46</text:p>
              </table:table-cell>
              <table:table-cell office:value-type="float" office:value="1558.42">
                <text:p>1558.42</text:p>
              </table:table-cell>
              <table:table-cell office:value-type="float" office:value="1576.83">
                <text:p>1576.83</text:p>
              </table:table-cell>
              <table:table-cell office:value-type="float" office:value="1584.17">
                <text:p>1584.17</text:p>
              </table:table-cell>
              <table:table-cell office:value-type="float" office:value="1873.62">
                <text:p>1873.62</text:p>
              </table:table-cell>
              <table:table-cell office:value-type="float" office:value="1865.77">
                <text:p>1865.77</text:p>
              </table:table-cell>
              <table:table-cell office:value-type="float" office:value="1867.18">
                <text:p>1867.18</text:p>
              </table:table-cell>
              <table:table-cell office:value-type="float" office:value="2488.44">
                <text:p>2488.44</text:p>
              </table:table-cell>
              <table:table-cell office:value-type="float" office:value="2476.52">
                <text:p>2476.52</text:p>
              </table:table-cell>
              <table:table-cell office:value-type="float" office:value="2478.54">
                <text:p>2478.54</text:p>
              </table:table-cell>
              <table:table-cell office:value-type="float" office:value="3069.04">
                <text:p>3069.04</text:p>
              </table:table-cell>
              <table:table-cell office:value-type="float" office:value="3074.65">
                <text:p>3074.65</text:p>
              </table:table-cell>
              <table:table-cell office:value-type="float" office:value="3066.34">
                <text:p>3066.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01cm" svg:height="20.321cm" xlink:href=".." xlink:type="simple" chart:class="chart:line" chart:style-name="ch1">
        <chart:legend chart:legend-position="end" svg:x="32.808cm" svg:y="8.982cm" style:legend-expansion="high" chart:style-name="ch2"/>
        <chart:plot-area chart:style-name="ch3" table:cell-range-address="NetPIPE.B2:NetPIPE.AN3 NetPIPE.CG1:NetPIPE.CG1 NetPIPE.CG3:NetPIPE.CG3 NetPIPE.B8:NetPIPE.AN8 NetPIPE.CG5:NetPIPE.CG5 NetPIPE.B13:NetPIPE.AN13" chart:data-source-has-labels="both" svg:x="2.186cm" svg:y="1.759cm" svg:width="29.098cm" svg:height="16.762cm">
          <chartooo:coordinate-region svg:x="3.047cm" svg:y="2.077cm" svg:width="27.778cm" svg:height="14.923cm"/>
          <chart:axis chart:dimension="x" chart:name="primary-x" chart:style-name="ch4" chartooo:axis-type="auto">
            <chartooo:date-scale/>
            <chart:title svg:x="13.94cm" svg:y="18.928cm" chart:style-name="ch5">
              <text:p>Message Size (Bytes)</text:p>
            </chart:title>
            <chart:categories table:cell-range-address="NetPIPE.B2:NetPIPE.AN2"/>
            <chart:grid chart:style-name="ch6" chart:class="major"/>
          </chart:axis>
          <chart:axis chart:dimension="y" chart:name="primary-y" chart:style-name="ch4">
            <chart:title svg:x="0.451cm" svg:y="12.465cm" chart:style-name="ch7">
              <text:p>Bandwidth (Mbps)</text:p>
            </chart:title>
            <chart:grid chart:style-name="ch6" chart:class="major"/>
          </chart:axis>
          <chart:series chart:style-name="ch8" chart:values-cell-range-address="NetPIPE.B3:NetPIPE.AN3" chart:label-cell-address="NetPIPE.CG1:NetPIPE.CG1" chart:class="chart:line">
            <chart:data-point chart:repeated="39"/>
          </chart:series>
          <chart:series chart:style-name="ch9" chart:values-cell-range-address="NetPIPE.B8:NetPIPE.AN8" chart:label-cell-address="NetPIPE.CG3:NetPIPE.CG3" chart:class="chart:line">
            <chart:data-point chart:repeated="39"/>
          </chart:series>
          <chart:series chart:style-name="ch10" chart:values-cell-range-address="NetPIPE.B13:NetPIPE.AN13" chart:label-cell-address="NetPIPE.CG5:NetPIPE.CG5" chart:class="chart:line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NetPIPE.B2:NetPIPE.AN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7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61">
                <text:p>60</text:p>
              </table:table-cell>
              <table:table-cell office:value-type="float" office:value="64">
                <text:p>60</text:p>
              </table:table-cell>
              <table:table-cell office:value-type="float" office:value="67">
                <text:p>70</text:p>
              </table:table-cell>
              <table:table-cell office:value-type="float" office:value="93">
                <text:p>90</text:p>
              </table:table-cell>
              <table:table-cell office:value-type="float" office:value="96">
                <text:p>100</text:p>
              </table:table-cell>
              <table:table-cell office:value-type="float" office:value="99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28">
                <text:p>130</text:p>
              </table:table-cell>
              <table:table-cell office:value-type="float" office:value="131">
                <text:p>130</text:p>
              </table:table-cell>
              <table:table-cell office:value-type="float" office:value="189">
                <text:p>190</text:p>
              </table:table-cell>
              <table:table-cell office:value-type="float" office:value="192">
                <text:p>190</text:p>
              </table:table-cell>
              <table:table-cell office:value-type="float" office:value="195">
                <text:p>200</text:p>
              </table:table-cell>
              <table:table-cell office:value-type="float" office:value="253">
                <text:p>250</text:p>
              </table:table-cell>
              <table:table-cell office:value-type="float" office:value="256">
                <text:p>260</text:p>
              </table:table-cell>
              <table:table-cell office:value-type="float" office:value="259">
                <text:p>260</text:p>
              </table:table-cell>
              <table:table-cell office:value-type="float" office:value="381">
                <text:p>380</text:p>
              </table:table-cell>
              <table:table-cell office:value-type="float" office:value="384">
                <text:p>380</text:p>
              </table:table-cell>
              <table:table-cell office:value-type="float" office:value="387">
                <text:p>390</text:p>
              </table:table-cell>
              <table:table-cell office:value-type="float" office:value="509">
                <text:p>51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TCP</text:p>
                <draw:g>
                  <svg:desc>NetPIPE.CG1:NetPIPE.CG1</svg:desc>
                </draw:g>
              </table:table-cell>
              <table:table-cell office:value-type="float" office:value="0.03">
                <text:p>0.03</text:p>
                <draw:g>
                  <svg:desc>NetPIPE.B3:NetPIPE.AN3</svg:desc>
                </draw:g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  <table:table-cell office:value-type="float" office:value="0.24">
                <text:p>0.2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0.49">
                <text:p>0.49</text:p>
              </table:table-cell>
              <table:table-cell office:value-type="float" office:value="0.58">
                <text:p>0.58</text:p>
              </table:table-cell>
              <table:table-cell office:value-type="float" office:value="0.64">
                <text:p>0.64</text:p>
              </table:table-cell>
              <table:table-cell office:value-type="float" office:value="0.73">
                <text:p>0.73</text:p>
              </table:table-cell>
              <table:table-cell office:value-type="float" office:value="0.82">
                <text:p>0.82</text:p>
              </table:table-cell>
              <table:table-cell office:value-type="float" office:value="0.88">
                <text:p>0.88</text:p>
              </table:table-cell>
              <table:table-cell office:value-type="float" office:value="0.97">
                <text:p>0.97</text:p>
              </table:table-cell>
              <table:table-cell office:value-type="float" office:value="1.07">
                <text:p>1.07</text:p>
              </table:table-cell>
              <table:table-cell office:value-type="float" office:value="1.37">
                <text:p>1.37</text:p>
              </table:table-cell>
              <table:table-cell office:value-type="float" office:value="1.46">
                <text:p>1.46</text:p>
              </table:table-cell>
              <table:table-cell office:value-type="float" office:value="1.55">
                <text:p>1.55</text:p>
              </table:table-cell>
              <table:table-cell office:value-type="float" office:value="1.86">
                <text:p>1.86</text:p>
              </table:table-cell>
              <table:table-cell office:value-type="float" office:value="1.95">
                <text:p>1.95</text:p>
              </table:table-cell>
              <table:table-cell office:value-type="float" office:value="2.04">
                <text:p>2.04</text:p>
              </table:table-cell>
              <table:table-cell office:value-type="float" office:value="2.83">
                <text:p>2.83</text:p>
              </table:table-cell>
              <table:table-cell office:value-type="float" office:value="2.91">
                <text:p>2.91</text:p>
              </table:table-cell>
              <table:table-cell office:value-type="float" office:value="3">
                <text:p>3</text:p>
              </table:table-cell>
              <table:table-cell office:value-type="float" office:value="3.78">
                <text:p>3.78</text:p>
              </table:table-cell>
              <table:table-cell office:value-type="float" office:value="3.88">
                <text:p>3.88</text:p>
              </table:table-cell>
              <table:table-cell office:value-type="float" office:value="3.97">
                <text:p>3.97</text:p>
              </table:table-cell>
              <table:table-cell office:value-type="float" office:value="5.73">
                <text:p>5.73</text:p>
              </table:table-cell>
              <table:table-cell office:value-type="float" office:value="5.82">
                <text:p>5.82</text:p>
              </table:table-cell>
              <table:table-cell office:value-type="float" office:value="5.91">
                <text:p>5.91</text:p>
              </table:table-cell>
              <table:table-cell office:value-type="float" office:value="7.66">
                <text:p>7.66</text:p>
              </table:table-cell>
              <table:table-cell office:value-type="float" office:value="7.78">
                <text:p>7.78</text:p>
              </table:table-cell>
              <table:table-cell office:value-type="float" office:value="7.84">
                <text:p>7.84</text:p>
              </table:table-cell>
              <table:table-cell office:value-type="float" office:value="11.44">
                <text:p>11.44</text:p>
              </table:table-cell>
              <table:table-cell office:value-type="float" office:value="11.56">
                <text:p>11.56</text:p>
              </table:table-cell>
              <table:table-cell office:value-type="float" office:value="11.59">
                <text:p>11.59</text:p>
              </table:table-cell>
              <table:table-cell office:value-type="float" office:value="14.91">
                <text:p>14.91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RoCE</text:p>
                <draw:g>
                  <svg:desc>NetPIPE.CG3:NetPIPE.CG3</svg:desc>
                </draw:g>
              </table:table-cell>
              <table:table-cell office:value-type="float" office:value="0.04">
                <text:p>0.04</text:p>
                <draw:g>
                  <svg:desc>NetPIPE.B8:NetPIPE.AN8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11">
                <text:p>0.11</text:p>
              </table:table-cell>
              <table:table-cell office:value-type="float" office:value="0.15">
                <text:p>0.15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  <table:table-cell office:value-type="float" office:value="0.58">
                <text:p>0.58</text:p>
              </table:table-cell>
              <table:table-cell office:value-type="float" office:value="0.69">
                <text:p>0.69</text:p>
              </table:table-cell>
              <table:table-cell office:value-type="float" office:value="0.77">
                <text:p>0.77</text:p>
              </table:table-cell>
              <table:table-cell office:value-type="float" office:value="0.88">
                <text:p>0.88</text:p>
              </table:table-cell>
              <table:table-cell office:value-type="float" office:value="0.98">
                <text:p>0.98</text:p>
              </table:table-cell>
              <table:table-cell office:value-type="float" office:value="1.06">
                <text:p>1.06</text:p>
              </table:table-cell>
              <table:table-cell office:value-type="float" office:value="1.16">
                <text:p>1.16</text:p>
              </table:table-cell>
              <table:table-cell office:value-type="float" office:value="1.28">
                <text:p>1.28</text:p>
              </table:table-cell>
              <table:table-cell office:value-type="float" office:value="1.64">
                <text:p>1.64</text:p>
              </table:table-cell>
              <table:table-cell office:value-type="float" office:value="1.74">
                <text:p>1.74</text:p>
              </table:table-cell>
              <table:table-cell office:value-type="float" office:value="1.84">
                <text:p>1.84</text:p>
              </table:table-cell>
              <table:table-cell office:value-type="float" office:value="2.18">
                <text:p>2.18</text:p>
              </table:table-cell>
              <table:table-cell office:value-type="float" office:value="2.3">
                <text:p>2.3</text:p>
              </table:table-cell>
              <table:table-cell office:value-type="float" office:value="2.39">
                <text:p>2.39</text:p>
              </table:table-cell>
              <table:table-cell office:value-type="float" office:value="3.33">
                <text:p>3.33</text:p>
              </table:table-cell>
              <table:table-cell office:value-type="float" office:value="3.39">
                <text:p>3.39</text:p>
              </table:table-cell>
              <table:table-cell office:value-type="float" office:value="3.47">
                <text:p>3.47</text:p>
              </table:table-cell>
              <table:table-cell office:value-type="float" office:value="4.23">
                <text:p>4.23</text:p>
              </table:table-cell>
              <table:table-cell office:value-type="float" office:value="4.31">
                <text:p>4.31</text:p>
              </table:table-cell>
              <table:table-cell office:value-type="float" office:value="4.41">
                <text:p>4.41</text:p>
              </table:table-cell>
              <table:table-cell office:value-type="float" office:value="6.11">
                <text:p>6.11</text:p>
              </table:table-cell>
              <table:table-cell office:value-type="float" office:value="6.19">
                <text:p>6.19</text:p>
              </table:table-cell>
              <table:table-cell office:value-type="float" office:value="6.3">
                <text:p>6.3</text:p>
              </table:table-cell>
              <table:table-cell office:value-type="float" office:value="7.94">
                <text:p>7.94</text:p>
              </table:table-cell>
              <table:table-cell office:value-type="float" office:value="8.05">
                <text:p>8.05</text:p>
              </table:table-cell>
              <table:table-cell office:value-type="float" office:value="8.12">
                <text:p>8.12</text:p>
              </table:table-cell>
              <table:table-cell office:value-type="float" office:value="11.62">
                <text:p>11.62</text:p>
              </table:table-cell>
              <table:table-cell office:value-type="float" office:value="11.7">
                <text:p>11.7</text:p>
              </table:table-cell>
              <table:table-cell office:value-type="float" office:value="11.79">
                <text:p>11.79</text:p>
              </table:table-cell>
              <table:table-cell office:value-type="float" office:value="15.52">
                <text:p>15.52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RoCE, no CRC</text:p>
                <draw:g>
                  <svg:desc>NetPIPE.CG5:NetPIPE.CG5</svg:desc>
                </draw:g>
              </table:table-cell>
              <table:table-cell office:value-type="float" office:value="0.04">
                <text:p>0.04</text:p>
                <draw:g>
                  <svg:desc>NetPIPE.B13:NetPIPE.AN13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  <table:table-cell office:value-type="float" office:value="0.16">
                <text:p>0.16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  <table:table-cell office:value-type="float" office:value="0.48">
                <text:p>0.48</text:p>
              </table:table-cell>
              <table:table-cell office:value-type="float" office:value="0.52">
                <text:p>0.52</text:p>
              </table:table-cell>
              <table:table-cell office:value-type="float" office:value="0.64">
                <text:p>0.64</text:p>
              </table:table-cell>
              <table:table-cell office:value-type="float" office:value="0.76">
                <text:p>0.76</text:p>
              </table:table-cell>
              <table:table-cell office:value-type="float" office:value="0.84">
                <text:p>0.84</text:p>
              </table:table-cell>
              <table:table-cell office:value-type="float" office:value="0.96">
                <text:p>0.96</text:p>
              </table:table-cell>
              <table:table-cell office:value-type="float" office:value="1.08">
                <text:p>1.08</text:p>
              </table:table-cell>
              <table:table-cell office:value-type="float" office:value="1.16">
                <text:p>1.16</text:p>
              </table:table-cell>
              <table:table-cell office:value-type="float" office:value="1.28">
                <text:p>1.28</text:p>
              </table:table-cell>
              <table:table-cell office:value-type="float" office:value="1.4">
                <text:p>1.4</text:p>
              </table:table-cell>
              <table:table-cell office:value-type="float" office:value="1.8">
                <text:p>1.8</text:p>
              </table:table-cell>
              <table:table-cell office:value-type="float" office:value="1.92">
                <text:p>1.92</text:p>
              </table:table-cell>
              <table:table-cell office:value-type="float" office:value="2.03">
                <text:p>2.03</text:p>
              </table:table-cell>
              <table:table-cell office:value-type="float" office:value="2.43">
                <text:p>2.43</text:p>
              </table:table-cell>
              <table:table-cell office:value-type="float" office:value="2.54">
                <text:p>2.54</text:p>
              </table:table-cell>
              <table:table-cell office:value-type="float" office:value="2.66">
                <text:p>2.66</text:p>
              </table:table-cell>
              <table:table-cell office:value-type="float" office:value="3.68">
                <text:p>3.68</text:p>
              </table:table-cell>
              <table:table-cell office:value-type="float" office:value="3.8">
                <text:p>3.8</text:p>
              </table:table-cell>
              <table:table-cell office:value-type="float" office:value="3.92">
                <text:p>3.92</text:p>
              </table:table-cell>
              <table:table-cell office:value-type="float" office:value="4.83">
                <text:p>4.83</text:p>
              </table:table-cell>
              <table:table-cell office:value-type="float" office:value="4.98">
                <text:p>4.98</text:p>
              </table:table-cell>
              <table:table-cell office:value-type="float" office:value="5.08">
                <text:p>5.08</text:p>
              </table:table-cell>
              <table:table-cell office:value-type="float" office:value="7.05">
                <text:p>7.05</text:p>
              </table:table-cell>
              <table:table-cell office:value-type="float" office:value="7.06">
                <text:p>7.06</text:p>
              </table:table-cell>
              <table:table-cell office:value-type="float" office:value="7.13">
                <text:p>7.13</text:p>
              </table:table-cell>
              <table:table-cell office:value-type="float" office:value="8.85">
                <text:p>8.85</text:p>
              </table:table-cell>
              <table:table-cell office:value-type="float" office:value="8.77">
                <text:p>8.77</text:p>
              </table:table-cell>
              <table:table-cell office:value-type="float" office:value="8.94">
                <text:p>8.94</text:p>
              </table:table-cell>
              <table:table-cell office:value-type="float" office:value="12.55">
                <text:p>12.55</text:p>
              </table:table-cell>
              <table:table-cell office:value-type="float" office:value="12.71">
                <text:p>12.71</text:p>
              </table:table-cell>
              <table:table-cell office:value-type="float" office:value="12.71">
                <text:p>12.71</text:p>
              </table:table-cell>
              <table:table-cell office:value-type="float" office:value="16.37">
                <text:p>16.37</text:p>
              </table:table-cell>
              <table:table-cell office:value-type="float" office:value="16.43">
                <text:p>16.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101cm" svg:height="20.321cm" xlink:href=".." xlink:type="simple" chart:class="chart:line" chart:style-name="ch1">
        <chart:legend chart:legend-position="end" svg:x="32.808cm" svg:y="8.982cm" style:legend-expansion="high" chart:style-name="ch2"/>
        <chart:plot-area chart:style-name="ch3" table:cell-range-address="NetPIPE.AO2:NetPIPE.CE3 NetPIPE.CG1:NetPIPE.CG1 NetPIPE.CG3:NetPIPE.CG3 NetPIPE.AO8:NetPIPE.CE8 NetPIPE.CG5:NetPIPE.CG5 NetPIPE.AO13:NetPIPE.CE13" chart:data-source-has-labels="both" svg:x="2.186cm" svg:y="1.759cm" svg:width="29.098cm" svg:height="16.762cm">
          <chartooo:coordinate-region svg:x="3.351cm" svg:y="2.078cm" svg:width="27.296cm" svg:height="15.176cm"/>
          <chart:axis chart:dimension="x" chart:name="primary-x" chart:style-name="ch4" chartooo:axis-type="auto">
            <chartooo:date-scale/>
            <chart:title svg:x="13.94cm" svg:y="18.928cm" chart:style-name="ch5">
              <text:p>Message Size (Bytes)</text:p>
            </chart:title>
            <chart:categories table:cell-range-address="NetPIPE.AO2:NetPIPE.CE2"/>
            <chart:grid chart:style-name="ch6" chart:class="major"/>
          </chart:axis>
          <chart:axis chart:dimension="y" chart:name="primary-y" chart:style-name="ch7">
            <chart:title svg:x="0.451cm" svg:y="12.465cm" chart:style-name="ch8">
              <text:p>Bandwidth (Mbps)</text:p>
            </chart:title>
            <chart:grid chart:style-name="ch6" chart:class="major"/>
          </chart:axis>
          <chart:series chart:style-name="ch9" chart:values-cell-range-address="NetPIPE.AO3:NetPIPE.CE3" chart:label-cell-address="NetPIPE.CG1:NetPIPE.CG1" chart:class="chart:line">
            <chart:data-point chart:repeated="43"/>
          </chart:series>
          <chart:series chart:style-name="ch10" chart:values-cell-range-address="NetPIPE.AO8:NetPIPE.CE8" chart:label-cell-address="NetPIPE.CG3:NetPIPE.CG3" chart:class="chart:line">
            <chart:data-point chart:repeated="43"/>
          </chart:series>
          <chart:series chart:style-name="ch11" chart:values-cell-range-address="NetPIPE.AO13:NetPIPE.CE13" chart:label-cell-address="NetPIPE.CG5:NetPIPE.CG5" chart:class="chart:line">
            <chart:data-point chart:repeated="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float" office:value="515">
                <text:p>520</text:p>
                <draw:g>
                  <svg:desc>NetPIPE.AO2:NetPIPE.CE2</svg:desc>
                </draw:g>
              </table:table-cell>
              <table:table-cell office:value-type="float" office:value="765">
                <text:p>770</text:p>
              </table:table-cell>
              <table:table-cell office:value-type="float" office:value="768">
                <text:p>770</text:p>
              </table:table-cell>
              <table:table-cell office:value-type="float" office:value="771">
                <text:p>770</text:p>
              </table:table-cell>
              <table:table-cell office:value-type="float" office:value="1021">
                <text:p>1020</text:p>
              </table:table-cell>
              <table:table-cell office:value-type="float" office:value="1024">
                <text:p>1020</text:p>
              </table:table-cell>
              <table:table-cell office:value-type="float" office:value="1027">
                <text:p>1030</text:p>
              </table:table-cell>
              <table:table-cell office:value-type="float" office:value="1533">
                <text:p>1530</text:p>
              </table:table-cell>
              <table:table-cell office:value-type="float" office:value="1536">
                <text:p>1540</text:p>
              </table:table-cell>
              <table:table-cell office:value-type="float" office:value="1539">
                <text:p>1540</text:p>
              </table:table-cell>
              <table:table-cell office:value-type="float" office:value="2045">
                <text:p>2050</text:p>
              </table:table-cell>
              <table:table-cell office:value-type="float" office:value="2048">
                <text:p>2050</text:p>
              </table:table-cell>
              <table:table-cell office:value-type="float" office:value="2051">
                <text:p>2050</text:p>
              </table:table-cell>
              <table:table-cell office:value-type="float" office:value="3069">
                <text:p>3070</text:p>
              </table:table-cell>
              <table:table-cell office:value-type="float" office:value="3072">
                <text:p>3070</text:p>
              </table:table-cell>
              <table:table-cell office:value-type="float" office:value="3075">
                <text:p>3080</text:p>
              </table:table-cell>
              <table:table-cell office:value-type="float" office:value="4093">
                <text:p>4090</text:p>
              </table:table-cell>
              <table:table-cell office:value-type="float" office:value="4096">
                <text:p>4100</text:p>
              </table:table-cell>
              <table:table-cell office:value-type="float" office:value="4099">
                <text:p>4100</text:p>
              </table:table-cell>
              <table:table-cell office:value-type="float" office:value="6141">
                <text:p>6140</text:p>
              </table:table-cell>
              <table:table-cell office:value-type="float" office:value="6144">
                <text:p>6140</text:p>
              </table:table-cell>
              <table:table-cell office:value-type="float" office:value="6147">
                <text:p>6150</text:p>
              </table:table-cell>
              <table:table-cell office:value-type="float" office:value="8189">
                <text:p>8190</text:p>
              </table:table-cell>
              <table:table-cell office:value-type="float" office:value="8192">
                <text:p>8190</text:p>
              </table:table-cell>
              <table:table-cell office:value-type="float" office:value="8195">
                <text:p>8200</text:p>
              </table:table-cell>
              <table:table-cell office:value-type="float" office:value="12285">
                <text:p>12290</text:p>
              </table:table-cell>
              <table:table-cell office:value-type="float" office:value="12288">
                <text:p>12290</text:p>
              </table:table-cell>
              <table:table-cell office:value-type="float" office:value="12291">
                <text:p>12290</text:p>
              </table:table-cell>
              <table:table-cell office:value-type="float" office:value="16381">
                <text:p>16380</text:p>
              </table:table-cell>
              <table:table-cell office:value-type="float" office:value="16384">
                <text:p>16380</text:p>
              </table:table-cell>
              <table:table-cell office:value-type="float" office:value="16387">
                <text:p>16390</text:p>
              </table:table-cell>
              <table:table-cell office:value-type="float" office:value="24573">
                <text:p>24570</text:p>
              </table:table-cell>
              <table:table-cell office:value-type="float" office:value="24576">
                <text:p>24580</text:p>
              </table:table-cell>
              <table:table-cell office:value-type="float" office:value="24579">
                <text:p>24580</text:p>
              </table:table-cell>
              <table:table-cell office:value-type="float" office:value="32765">
                <text:p>32770</text:p>
              </table:table-cell>
              <table:table-cell office:value-type="float" office:value="32768">
                <text:p>32770</text:p>
              </table:table-cell>
              <table:table-cell office:value-type="float" office:value="32771">
                <text:p>32770</text:p>
              </table:table-cell>
              <table:table-cell office:value-type="float" office:value="49149">
                <text:p>49150</text:p>
              </table:table-cell>
              <table:table-cell office:value-type="float" office:value="49152">
                <text:p>49150</text:p>
              </table:table-cell>
              <table:table-cell office:value-type="float" office:value="49155">
                <text:p>49160</text:p>
              </table:table-cell>
              <table:table-cell office:value-type="float" office:value="65533">
                <text:p>65530</text:p>
              </table:table-cell>
              <table:table-cell office:value-type="float" office:value="65536">
                <text:p>65540</text:p>
              </table:table-cell>
              <table:table-cell office:value-type="float" office:value="65539">
                <text:p>65540</text:p>
              </table:table-cell>
            </table:table-row>
          </table:table-header-rows>
          <table:table-rows>
            <table:table-row>
              <table:table-cell office:value-type="string">
                <text:p>TCP</text:p>
                <draw:g>
                  <svg:desc>NetPIPE.CG1:NetPIPE.CG1</svg:desc>
                </draw:g>
              </table:table-cell>
              <table:table-cell office:value-type="float" office:value="15.08">
                <text:p>15.08</text:p>
                <draw:g>
                  <svg:desc>NetPIPE.AO3:NetPIPE.CE3</svg:desc>
                </draw:g>
              </table:table-cell>
              <table:table-cell office:value-type="float" office:value="21.6">
                <text:p>21.6</text:p>
              </table:table-cell>
              <table:table-cell office:value-type="float" office:value="21.6">
                <text:p>21.6</text:p>
              </table:table-cell>
              <table:table-cell office:value-type="float" office:value="21.69">
                <text:p>21.69</text:p>
              </table:table-cell>
              <table:table-cell office:value-type="float" office:value="28.15">
                <text:p>28.15</text:p>
              </table:table-cell>
              <table:table-cell office:value-type="float" office:value="28.19">
                <text:p>28.19</text:p>
              </table:table-cell>
              <table:table-cell office:value-type="float" office:value="28.22">
                <text:p>28.22</text:p>
              </table:table-cell>
              <table:table-cell office:value-type="float" office:value="32.56">
                <text:p>32.56</text:p>
              </table:table-cell>
              <table:table-cell office:value-type="float" office:value="32.43">
                <text:p>32.43</text:p>
              </table:table-cell>
              <table:table-cell office:value-type="float" office:value="32.48">
                <text:p>32.48</text:p>
              </table:table-cell>
              <table:table-cell office:value-type="float" office:value="42.78">
                <text:p>42.78</text:p>
              </table:table-cell>
              <table:table-cell office:value-type="float" office:value="43.03">
                <text:p>43.03</text:p>
              </table:table-cell>
              <table:table-cell office:value-type="float" office:value="43.01">
                <text:p>43.01</text:p>
              </table:table-cell>
              <table:table-cell office:value-type="float" office:value="56.16">
                <text:p>56.16</text:p>
              </table:table-cell>
              <table:table-cell office:value-type="float" office:value="55.88">
                <text:p>55.88</text:p>
              </table:table-cell>
              <table:table-cell office:value-type="float" office:value="55.77">
                <text:p>55.77</text:p>
              </table:table-cell>
              <table:table-cell office:value-type="float" office:value="71.62">
                <text:p>71.62</text:p>
              </table:table-cell>
              <table:table-cell office:value-type="float" office:value="71.52">
                <text:p>71.52</text:p>
              </table:table-cell>
              <table:table-cell office:value-type="float" office:value="71.58">
                <text:p>71.58</text:p>
              </table:table-cell>
              <table:table-cell office:value-type="float" office:value="84.47">
                <text:p>84.47</text:p>
              </table:table-cell>
              <table:table-cell office:value-type="float" office:value="84.37">
                <text:p>84.37</text:p>
              </table:table-cell>
              <table:table-cell office:value-type="float" office:value="84.94">
                <text:p>84.94</text:p>
              </table:table-cell>
              <table:table-cell office:value-type="float" office:value="103.13">
                <text:p>103.13</text:p>
              </table:table-cell>
              <table:table-cell office:value-type="float" office:value="103.4">
                <text:p>103.4</text:p>
              </table:table-cell>
              <table:table-cell office:value-type="float" office:value="103.15">
                <text:p>103.15</text:p>
              </table:table-cell>
              <table:table-cell office:value-type="float" office:value="125.92">
                <text:p>125.92</text:p>
              </table:table-cell>
              <table:table-cell office:value-type="float" office:value="125.53">
                <text:p>125.53</text:p>
              </table:table-cell>
              <table:table-cell office:value-type="float" office:value="125.74">
                <text:p>125.74</text:p>
              </table:table-cell>
              <table:table-cell office:value-type="float" office:value="139.52">
                <text:p>139.52</text:p>
              </table:table-cell>
              <table:table-cell office:value-type="float" office:value="139.53">
                <text:p>139.53</text:p>
              </table:table-cell>
              <table:table-cell office:value-type="float" office:value="139.97">
                <text:p>139.97</text:p>
              </table:table-cell>
              <table:table-cell office:value-type="float" office:value="155.8">
                <text:p>155.8</text:p>
              </table:table-cell>
              <table:table-cell office:value-type="float" office:value="155.32">
                <text:p>155.32</text:p>
              </table:table-cell>
              <table:table-cell office:value-type="float" office:value="154.48">
                <text:p>154.48</text:p>
              </table:table-cell>
              <table:table-cell office:value-type="float" office:value="161.04">
                <text:p>161.04</text:p>
              </table:table-cell>
              <table:table-cell office:value-type="float" office:value="159.57">
                <text:p>159.57</text:p>
              </table:table-cell>
              <table:table-cell office:value-type="float" office:value="160.26">
                <text:p>160.26</text:p>
              </table:table-cell>
              <table:table-cell office:value-type="float" office:value="168.14">
                <text:p>168.14</text:p>
              </table:table-cell>
              <table:table-cell office:value-type="float" office:value="167.65">
                <text:p>167.65</text:p>
              </table:table-cell>
              <table:table-cell office:value-type="float" office:value="168.32">
                <text:p>168.32</text:p>
              </table:table-cell>
              <table:table-cell office:value-type="float" office:value="142.74">
                <text:p>142.74</text:p>
              </table:table-cell>
              <table:table-cell office:value-type="float" office:value="143.29">
                <text:p>143.29</text:p>
              </table:table-cell>
              <table:table-cell office:value-type="float" office:value="142.18">
                <text:p>142.18</text:p>
              </table:table-cell>
            </table:table-row>
            <table:table-row>
              <table:table-cell office:value-type="string">
                <text:p>RoCE</text:p>
                <draw:g>
                  <svg:desc>NetPIPE.CG3:NetPIPE.CG3</svg:desc>
                </draw:g>
              </table:table-cell>
              <table:table-cell office:value-type="float" office:value="15.69">
                <text:p>15.69</text:p>
                <draw:g>
                  <svg:desc>NetPIPE.AO8:NetPIPE.CE8</svg:desc>
                </draw:g>
              </table:table-cell>
              <table:table-cell office:value-type="float" office:value="23.2">
                <text:p>23.2</text:p>
              </table:table-cell>
              <table:table-cell office:value-type="float" office:value="23.32">
                <text:p>23.32</text:p>
              </table:table-cell>
              <table:table-cell office:value-type="float" office:value="23.4">
                <text:p>23.4</text:p>
              </table:table-cell>
              <table:table-cell office:value-type="float" office:value="27.37">
                <text:p>27.37</text:p>
              </table:table-cell>
              <table:table-cell office:value-type="float" office:value="27.32">
                <text:p>27.32</text:p>
              </table:table-cell>
              <table:table-cell office:value-type="float" office:value="27.47">
                <text:p>27.47</text:p>
              </table:table-cell>
              <table:table-cell office:value-type="float" office:value="39.96">
                <text:p>39.96</text:p>
              </table:table-cell>
              <table:table-cell office:value-type="float" office:value="40.12">
                <text:p>40.12</text:p>
              </table:table-cell>
              <table:table-cell office:value-type="float" office:value="40.31">
                <text:p>40.31</text:p>
              </table:table-cell>
              <table:table-cell office:value-type="float" office:value="48.82">
                <text:p>48.82</text:p>
              </table:table-cell>
              <table:table-cell office:value-type="float" office:value="49.2">
                <text:p>49.2</text:p>
              </table:table-cell>
              <table:table-cell office:value-type="float" office:value="49.33">
                <text:p>49.33</text:p>
              </table:table-cell>
              <table:table-cell office:value-type="float" office:value="61.58">
                <text:p>61.58</text:p>
              </table:table-cell>
              <table:table-cell office:value-type="float" office:value="61.66">
                <text:p>61.66</text:p>
              </table:table-cell>
              <table:table-cell office:value-type="float" office:value="61.7">
                <text:p>61.7</text:p>
              </table:table-cell>
              <table:table-cell office:value-type="float" office:value="71.14">
                <text:p>71.14</text:p>
              </table:table-cell>
              <table:table-cell office:value-type="float" office:value="71.29">
                <text:p>71.29</text:p>
              </table:table-cell>
              <table:table-cell office:value-type="float" office:value="71.19">
                <text:p>71.19</text:p>
              </table:table-cell>
              <table:table-cell office:value-type="float" office:value="91.92">
                <text:p>91.92</text:p>
              </table:table-cell>
              <table:table-cell office:value-type="float" office:value="91.92">
                <text:p>91.92</text:p>
              </table:table-cell>
              <table:table-cell office:value-type="float" office:value="91.94">
                <text:p>91.94</text:p>
              </table:table-cell>
              <table:table-cell office:value-type="float" office:value="100.42">
                <text:p>100.42</text:p>
              </table:table-cell>
              <table:table-cell office:value-type="float" office:value="100.23">
                <text:p>100.23</text:p>
              </table:table-cell>
              <table:table-cell office:value-type="float" office:value="100.33">
                <text:p>100.33</text:p>
              </table:table-cell>
              <table:table-cell office:value-type="float" office:value="82.46">
                <text:p>82.46</text:p>
              </table:table-cell>
              <table:table-cell office:value-type="float" office:value="82.71">
                <text:p>82.71</text:p>
              </table:table-cell>
              <table:table-cell office:value-type="float" office:value="81.5">
                <text:p>81.5</text:p>
              </table:table-cell>
              <table:table-cell office:value-type="float" office:value="96.05">
                <text:p>96.05</text:p>
              </table:table-cell>
              <table:table-cell office:value-type="float" office:value="96.69">
                <text:p>96.69</text:p>
              </table:table-cell>
              <table:table-cell office:value-type="float" office:value="94.96">
                <text:p>94.96</text:p>
              </table:table-cell>
              <table:table-cell office:value-type="float" office:value="116.28">
                <text:p>116.28</text:p>
              </table:table-cell>
              <table:table-cell office:value-type="float" office:value="116.42">
                <text:p>116.42</text:p>
              </table:table-cell>
              <table:table-cell office:value-type="float" office:value="114.34">
                <text:p>114.34</text:p>
              </table:table-cell>
              <table:table-cell office:value-type="float" office:value="128.98">
                <text:p>128.98</text:p>
              </table:table-cell>
              <table:table-cell office:value-type="float" office:value="129.38">
                <text:p>129.38</text:p>
              </table:table-cell>
              <table:table-cell office:value-type="float" office:value="128.28">
                <text:p>128.28</text:p>
              </table:table-cell>
              <table:table-cell office:value-type="float" office:value="148.09">
                <text:p>148.09</text:p>
              </table:table-cell>
              <table:table-cell office:value-type="float" office:value="147.15">
                <text:p>147.15</text:p>
              </table:table-cell>
              <table:table-cell office:value-type="float" office:value="145.48">
                <text:p>145.48</text:p>
              </table:table-cell>
              <table:table-cell office:value-type="float" office:value="156.18">
                <text:p>156.18</text:p>
              </table:table-cell>
              <table:table-cell office:value-type="float" office:value="155.8">
                <text:p>155.8</text:p>
              </table:table-cell>
              <table:table-cell office:value-type="float" office:value="154.44">
                <text:p>154.44</text:p>
              </table:table-cell>
            </table:table-row>
            <table:table-row>
              <table:table-cell office:value-type="string">
                <text:p>RoCE, no CRC</text:p>
                <draw:g>
                  <svg:desc>NetPIPE.CG5:NetPIPE.CG5</svg:desc>
                </draw:g>
              </table:table-cell>
              <table:table-cell office:value-type="float" office:value="16.61">
                <text:p>16.61</text:p>
                <draw:g>
                  <svg:desc>NetPIPE.AO13:NetPIPE.CE13</svg:desc>
                </draw:g>
              </table:table-cell>
              <table:table-cell office:value-type="float" office:value="23.25">
                <text:p>23.25</text:p>
              </table:table-cell>
              <table:table-cell office:value-type="float" office:value="23.43">
                <text:p>23.43</text:p>
              </table:table-cell>
              <table:table-cell office:value-type="float" office:value="23.5">
                <text:p>23.5</text:p>
              </table:table-cell>
              <table:table-cell office:value-type="float" office:value="29.37">
                <text:p>29.37</text:p>
              </table:table-cell>
              <table:table-cell office:value-type="float" office:value="28.99">
                <text:p>28.99</text:p>
              </table:table-cell>
              <table:table-cell office:value-type="float" office:value="28.7">
                <text:p>28.7</text:p>
              </table:table-cell>
              <table:table-cell office:value-type="float" office:value="42.52">
                <text:p>42.52</text:p>
              </table:table-cell>
              <table:table-cell office:value-type="float" office:value="42.71">
                <text:p>42.71</text:p>
              </table:table-cell>
              <table:table-cell office:value-type="float" office:value="42.76">
                <text:p>42.76</text:p>
              </table:table-cell>
              <table:table-cell office:value-type="float" office:value="49.96">
                <text:p>49.96</text:p>
              </table:table-cell>
              <table:table-cell office:value-type="float" office:value="49.86">
                <text:p>49.86</text:p>
              </table:table-cell>
              <table:table-cell office:value-type="float" office:value="49.89">
                <text:p>49.89</text:p>
              </table:table-cell>
              <table:table-cell office:value-type="float" office:value="63.07">
                <text:p>63.07</text:p>
              </table:table-cell>
              <table:table-cell office:value-type="float" office:value="62.4">
                <text:p>62.4</text:p>
              </table:table-cell>
              <table:table-cell office:value-type="float" office:value="62.48">
                <text:p>62.48</text:p>
              </table:table-cell>
              <table:table-cell office:value-type="float" office:value="78.96">
                <text:p>78.96</text:p>
              </table:table-cell>
              <table:table-cell office:value-type="float" office:value="79.38">
                <text:p>79.38</text:p>
              </table:table-cell>
              <table:table-cell office:value-type="float" office:value="80.03">
                <text:p>80.03</text:p>
              </table:table-cell>
              <table:table-cell office:value-type="float" office:value="99.38">
                <text:p>99.38</text:p>
              </table:table-cell>
              <table:table-cell office:value-type="float" office:value="100.43">
                <text:p>100.43</text:p>
              </table:table-cell>
              <table:table-cell office:value-type="float" office:value="99.02">
                <text:p>99.02</text:p>
              </table:table-cell>
              <table:table-cell office:value-type="float" office:value="112.98">
                <text:p>112.98</text:p>
              </table:table-cell>
              <table:table-cell office:value-type="float" office:value="111.64">
                <text:p>111.64</text:p>
              </table:table-cell>
              <table:table-cell office:value-type="float" office:value="113.14">
                <text:p>113.14</text:p>
              </table:table-cell>
              <table:table-cell office:value-type="float" office:value="88.01">
                <text:p>88.01</text:p>
              </table:table-cell>
              <table:table-cell office:value-type="float" office:value="88.19">
                <text:p>88.19</text:p>
              </table:table-cell>
              <table:table-cell office:value-type="float" office:value="88.04">
                <text:p>88.04</text:p>
              </table:table-cell>
              <table:table-cell office:value-type="float" office:value="98.95">
                <text:p>98.95</text:p>
              </table:table-cell>
              <table:table-cell office:value-type="float" office:value="99.55">
                <text:p>99.55</text:p>
              </table:table-cell>
              <table:table-cell office:value-type="float" office:value="99.19">
                <text:p>99.19</text:p>
              </table:table-cell>
              <table:table-cell office:value-type="float" office:value="120.3">
                <text:p>120.3</text:p>
              </table:table-cell>
              <table:table-cell office:value-type="float" office:value="118.91">
                <text:p>118.91</text:p>
              </table:table-cell>
              <table:table-cell office:value-type="float" office:value="118.37">
                <text:p>118.37</text:p>
              </table:table-cell>
              <table:table-cell office:value-type="float" office:value="133.42">
                <text:p>133.42</text:p>
              </table:table-cell>
              <table:table-cell office:value-type="float" office:value="133.99">
                <text:p>133.99</text:p>
              </table:table-cell>
              <table:table-cell office:value-type="float" office:value="133.9">
                <text:p>133.9</text:p>
              </table:table-cell>
              <table:table-cell office:value-type="float" office:value="150.69">
                <text:p>150.69</text:p>
              </table:table-cell>
              <table:table-cell office:value-type="float" office:value="151.42">
                <text:p>151.42</text:p>
              </table:table-cell>
              <table:table-cell office:value-type="float" office:value="151.31">
                <text:p>151.31</text:p>
              </table:table-cell>
              <table:table-cell office:value-type="float" office:value="162.91">
                <text:p>162.91</text:p>
              </table:table-cell>
              <table:table-cell office:value-type="float" office:value="162.62">
                <text:p>162.62</text:p>
              </table:table-cell>
              <table:table-cell office:value-type="float" office:value="163.07">
                <text:p>163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101cm" svg:height="20.321cm" xlink:href=".." xlink:type="simple" chart:class="chart:line" chart:style-name="ch1">
        <chart:legend chart:legend-position="end" svg:x="31.437cm" svg:y="8.608cm" style:legend-expansion="high" chart:style-name="ch2"/>
        <chart:plot-area chart:style-name="ch3" table:cell-range-address="imb.C11:imb.P11 imb.B13:imb.P13 imb.B15:imb.P15 imb.B17:imb.P17 imb.B19:imb.P19" chart:data-source-has-labels="both" svg:x="2.186cm" svg:y="1.759cm" svg:width="27.727cm" svg:height="16.762cm">
          <chartooo:coordinate-region svg:x="3.047cm" svg:y="2.077cm" svg:width="26.255cm" svg:height="15.559cm"/>
          <chart:axis chart:dimension="x" chart:name="primary-x" chart:style-name="ch4" chartooo:axis-type="auto">
            <chartooo:date-scale/>
            <chart:title svg:x="13.254cm" svg:y="18.928cm" chart:style-name="ch5">
              <text:p>Message Size (Bytes)</text:p>
            </chart:title>
            <chart:categories table:cell-range-address="imb.C11:imb.P11"/>
            <chart:grid chart:style-name="ch6" chart:class="major"/>
          </chart:axis>
          <chart:axis chart:dimension="y" chart:name="primary-y" chart:style-name="ch4">
            <chart:title svg:x="0.451cm" svg:y="13.163cm" chart:style-name="ch7">
              <text:p>Latency (microseconds)</text:p>
            </chart:title>
            <chart:grid chart:style-name="ch6" chart:class="major"/>
          </chart:axis>
          <chart:series chart:style-name="ch8" chart:values-cell-range-address="imb.C13:imb.P13" chart:label-cell-address="imb.B13:imb.B13" chart:class="chart:line">
            <chart:data-point chart:repeated="14"/>
          </chart:series>
          <chart:series chart:style-name="ch9" chart:values-cell-range-address="imb.C15:imb.P15" chart:label-cell-address="imb.B15:imb.B15" chart:class="chart:line">
            <chart:data-point chart:repeated="14"/>
          </chart:series>
          <chart:series chart:style-name="ch10" chart:values-cell-range-address="imb.C17:imb.P17" chart:label-cell-address="imb.B17:imb.B17" chart:class="chart:line">
            <chart:data-point chart:repeated="14"/>
          </chart:series>
          <chart:series chart:style-name="ch11" chart:values-cell-range-address="imb.C19:imb.P19" chart:label-cell-address="imb.B19:imb.B19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imb.C11:imb.P1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  <table:table-cell office:value-type="float" office:value="1024">
                <text:p>1020</text:p>
              </table:table-cell>
              <table:table-cell office:value-type="float" office:value="2048">
                <text:p>2050</text:p>
              </table:table-cell>
              <table:table-cell office:value-type="float" office:value="4096">
                <text:p>4100</text:p>
              </table:table-cell>
            </table:table-row>
          </table:table-header-rows>
          <table:table-rows>
            <table:table-row>
              <table:table-cell office:value-type="string">
                <text:p>RoCE, 16 Processes</text:p>
                <draw:g>
                  <svg:desc>imb.B13:imb.B13</svg:desc>
                </draw:g>
              </table:table-cell>
              <table:table-cell office:value-type="float" office:value="5.5125">
                <text:p>5.5125</text:p>
                <draw:g>
                  <svg:desc>imb.C13:imb.P1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.875">
                <text:p>5.875</text:p>
              </table:table-cell>
              <table:table-cell office:value-type="float" office:value="5.97">
                <text:p>5.97</text:p>
              </table:table-cell>
              <table:table-cell office:value-type="float" office:value="5.93">
                <text:p>5.93</text:p>
              </table:table-cell>
              <table:table-cell office:value-type="float" office:value="5.97125">
                <text:p>5.97125</text:p>
              </table:table-cell>
              <table:table-cell office:value-type="float" office:value="5.95875">
                <text:p>5.95875</text:p>
              </table:table-cell>
              <table:table-cell office:value-type="float" office:value="5.95375">
                <text:p>5.95375</text:p>
              </table:table-cell>
              <table:table-cell office:value-type="float" office:value="5.94125">
                <text:p>5.94125</text:p>
              </table:table-cell>
              <table:table-cell office:value-type="float" office:value="6.10125">
                <text:p>6.10125</text:p>
              </table:table-cell>
              <table:table-cell office:value-type="float" office:value="6.10375">
                <text:p>6.10375</text:p>
              </table:table-cell>
              <table:table-cell office:value-type="float" office:value="6.27375">
                <text:p>6.27375</text:p>
              </table:table-cell>
              <table:table-cell office:value-type="float" office:value="7.06625">
                <text:p>7.06625</text:p>
              </table:table-cell>
              <table:table-cell office:value-type="float" office:value="15.14375">
                <text:p>15.14375</text:p>
              </table:table-cell>
            </table:table-row>
            <table:table-row>
              <table:table-cell office:value-type="string">
                <text:p>RoCE, 8 Processes</text:p>
                <draw:g>
                  <svg:desc>imb.B15:imb.B15</svg:desc>
                </draw:g>
              </table:table-cell>
              <table:table-cell office:value-type="float" office:value="4.7775">
                <text:p>4.7775</text:p>
                <draw:g>
                  <svg:desc>imb.C15:imb.P15</svg:desc>
                </draw:g>
              </table:table-cell>
              <table:table-cell office:value-type="float" office:value="5.5525">
                <text:p>5.5525</text:p>
              </table:table-cell>
              <table:table-cell office:value-type="float" office:value="5.175">
                <text:p>5.175</text:p>
              </table:table-cell>
              <table:table-cell office:value-type="float" office:value="5.3375">
                <text:p>5.3375</text:p>
              </table:table-cell>
              <table:table-cell office:value-type="float" office:value="5.1875">
                <text:p>5.1875</text:p>
              </table:table-cell>
              <table:table-cell office:value-type="float" office:value="5.2275">
                <text:p>5.2275</text:p>
              </table:table-cell>
              <table:table-cell office:value-type="float" office:value="5.045">
                <text:p>5.045</text:p>
              </table:table-cell>
              <table:table-cell office:value-type="float" office:value="5.235">
                <text:p>5.235</text:p>
              </table:table-cell>
              <table:table-cell office:value-type="float" office:value="5.1975">
                <text:p>5.1975</text:p>
              </table:table-cell>
              <table:table-cell office:value-type="float" office:value="5.385">
                <text:p>5.385</text:p>
              </table:table-cell>
              <table:table-cell office:value-type="float" office:value="5.8225">
                <text:p>5.8225</text:p>
              </table:table-cell>
              <table:table-cell office:value-type="float" office:value="5.595">
                <text:p>5.595</text:p>
              </table:table-cell>
              <table:table-cell office:value-type="float" office:value="5.9475">
                <text:p>5.9475</text:p>
              </table:table-cell>
              <table:table-cell office:value-type="float" office:value="14.245">
                <text:p>14.245</text:p>
              </table:table-cell>
            </table:table-row>
            <table:table-row>
              <table:table-cell office:value-type="string">
                <text:p>TCP, 16 Processes</text:p>
                <draw:g>
                  <svg:desc>imb.B17:imb.B17</svg:desc>
                </draw:g>
              </table:table-cell>
              <table:table-cell office:value-type="float" office:value="18.37">
                <text:p>18.37</text:p>
                <draw:g>
                  <svg:desc>imb.C17:imb.P17</svg:desc>
                </draw:g>
              </table:table-cell>
              <table:table-cell office:value-type="float" office:value="18.62375">
                <text:p>18.62375</text:p>
              </table:table-cell>
              <table:table-cell office:value-type="float" office:value="18.5625">
                <text:p>18.5625</text:p>
              </table:table-cell>
              <table:table-cell office:value-type="float" office:value="19.96125">
                <text:p>19.96125</text:p>
              </table:table-cell>
              <table:table-cell office:value-type="float" office:value="18.77625">
                <text:p>18.77625</text:p>
              </table:table-cell>
              <table:table-cell office:value-type="float" office:value="18.6625">
                <text:p>18.6625</text:p>
              </table:table-cell>
              <table:table-cell office:value-type="float" office:value="18.75125">
                <text:p>18.75125</text:p>
              </table:table-cell>
              <table:table-cell office:value-type="float" office:value="18.68">
                <text:p>18.68</text:p>
              </table:table-cell>
              <table:table-cell office:value-type="float" office:value="18.75375">
                <text:p>18.75375</text:p>
              </table:table-cell>
              <table:table-cell office:value-type="float" office:value="19.0475">
                <text:p>19.0475</text:p>
              </table:table-cell>
              <table:table-cell office:value-type="float" office:value="19.54875">
                <text:p>19.54875</text:p>
              </table:table-cell>
              <table:table-cell office:value-type="float" office:value="19.82625">
                <text:p>19.82625</text:p>
              </table:table-cell>
              <table:table-cell office:value-type="float" office:value="20.17625">
                <text:p>20.17625</text:p>
              </table:table-cell>
              <table:table-cell office:value-type="float" office:value="59.1625">
                <text:p>59.1625</text:p>
              </table:table-cell>
            </table:table-row>
            <table:table-row>
              <table:table-cell office:value-type="string">
                <text:p>TCP, 8 Processes</text:p>
                <draw:g>
                  <svg:desc>imb.B19:imb.B19</svg:desc>
                </draw:g>
              </table:table-cell>
              <table:table-cell office:value-type="float" office:value="12.27">
                <text:p>12.27</text:p>
                <draw:g>
                  <svg:desc>imb.C19:imb.P19</svg:desc>
                </draw:g>
              </table:table-cell>
              <table:table-cell office:value-type="float" office:value="12.0175">
                <text:p>12.0175</text:p>
              </table:table-cell>
              <table:table-cell office:value-type="float" office:value="12.1425">
                <text:p>12.1425</text:p>
              </table:table-cell>
              <table:table-cell office:value-type="float" office:value="12.04">
                <text:p>12.04</text:p>
              </table:table-cell>
              <table:table-cell office:value-type="float" office:value="12.0775">
                <text:p>12.0775</text:p>
              </table:table-cell>
              <table:table-cell office:value-type="float" office:value="12.2475">
                <text:p>12.2475</text:p>
              </table:table-cell>
              <table:table-cell office:value-type="float" office:value="11.9975">
                <text:p>11.9975</text:p>
              </table:table-cell>
              <table:table-cell office:value-type="float" office:value="12.2925">
                <text:p>12.2925</text:p>
              </table:table-cell>
              <table:table-cell office:value-type="float" office:value="12.4325">
                <text:p>12.4325</text:p>
              </table:table-cell>
              <table:table-cell office:value-type="float" office:value="12.595">
                <text:p>12.595</text:p>
              </table:table-cell>
              <table:table-cell office:value-type="float" office:value="12.9375">
                <text:p>12.9375</text:p>
              </table:table-cell>
              <table:table-cell office:value-type="float" office:value="13.375">
                <text:p>13.375</text:p>
              </table:table-cell>
              <table:table-cell office:value-type="float" office:value="14.4">
                <text:p>14.4</text:p>
              </table:table-cell>
              <table:table-cell office:value-type="float" office:value="47.6175">
                <text:p>47.61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